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1">
  <office:scripts/>
  <office:font-face-decls>
    <style:font-face style:name="OpenSymbol" svg:font-family="OpenSymbol" style:font-charset="x-symbol"/>
    <style:font-face style:name="Gentium Plus" svg:font-family="'Gentium Plus'"/>
    <style:font-face style:name="Linux Biolinum" svg:font-family="'Linux Biolinum'"/>
    <style:font-face style:name="Linux Biolinum1" svg:font-family="'Linux Biolinum'" style:font-adornments="Regular" style:font-pitch="variable"/>
    <style:font-face style:name="DejaVu Sans1" svg:font-family="'DejaVu Sans'" style:font-adornments="Negrito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a10" style:family="table">
      <style:table-properties style:width="117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0.A" style:family="table-column">
      <style:table-column-properties style:column-width="117.99mm" style:rel-column-width="65535*"/>
    </style:style>
    <style:style style:name="Tabela10.A1" style:family="table-cell">
      <style:table-cell-properties fo:padding="0mm" fo:border="none"/>
    </style:style>
    <style:style style:name="Tabela10.2" style:family="table-row">
      <style:table-row-properties fo:background-color="transparent" fo:keep-together="auto">
        <style:background-image/>
      </style:table-row-properties>
    </style:style>
    <style:style style:name="Tabela10.A2" style:family="table-cell">
      <style:table-cell-properties style:vertical-align="middle" fo:background-color="transparent" fo:padding="3mm" fo:border="4pt solid #f04e4d" style:writing-mode="page">
        <style:background-image/>
      </style:table-cell-properties>
    </style:style>
    <style:style style:name="Tabela10.A3" style:family="table-cell">
      <style:table-cell-properties fo:background-color="transparent" fo:padding="0mm" fo:border="none">
        <style:background-image/>
      </style:table-cell-properties>
    </style:style>
    <style:style style:name="Tabela10.6" style:family="table-row">
      <style:table-row-properties style:min-row-height="0.11mm"/>
    </style:style>
    <style:style style:name="Tabela10.11" style:family="table-row">
      <style:table-row-properties style:row-height="1.99mm"/>
    </style:style>
    <style:style style:name="Tabela10.A12" style:family="table-cell">
      <style:table-cell-properties style:vertical-align="middle" fo:background-color="transparent" fo:padding="3mm" fo:border="4pt solid #fdb94d" style:writing-mode="page">
        <style:background-image/>
      </style:table-cell-properties>
    </style:style>
    <style:style style:name="Tabela8" style:family="table">
      <style:table-properties style:width="117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8.A" style:family="table-column">
      <style:table-column-properties style:column-width="117.99mm" style:rel-column-width="65535*"/>
    </style:style>
    <style:style style:name="Tabela8.A1" style:family="table-cell">
      <style:table-cell-properties fo:padding="0mm" fo:border="none"/>
    </style:style>
    <style:style style:name="Tabela8.2" style:family="table-row">
      <style:table-row-properties fo:background-color="transparent" fo:keep-together="auto">
        <style:background-image/>
      </style:table-row-properties>
    </style:style>
    <style:style style:name="Tabela8.A2" style:family="table-cell">
      <style:table-cell-properties style:vertical-align="middle" fo:background-color="transparent" fo:padding="3mm" fo:border="4pt solid #f04e4d" style:writing-mode="page">
        <style:background-image/>
      </style:table-cell-properties>
    </style:style>
    <style:style style:name="Tabela8.A3" style:family="table-cell">
      <style:table-cell-properties fo:background-color="transparent" fo:padding="0mm" fo:border="none">
        <style:background-image/>
      </style:table-cell-properties>
    </style:style>
    <style:style style:name="Tabela8.6" style:family="table-row">
      <style:table-row-properties style:min-row-height="0.11mm"/>
    </style:style>
    <style:style style:name="Tabela8.11" style:family="table-row">
      <style:table-row-properties style:row-height="1.99mm"/>
    </style:style>
    <style:style style:name="Tabela8.A12" style:family="table-cell">
      <style:table-cell-properties style:vertical-align="middle" fo:background-color="transparent" fo:padding="3mm" fo:border="4pt solid #fdb94d" style:writing-mode="page">
        <style:background-image/>
      </style:table-cell-properties>
    </style:style>
    <style:style style:name="Tabela11" style:family="table">
      <style:table-properties style:width="193.97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11.A" style:family="table-column">
      <style:table-column-properties style:column-width="17.99mm"/>
    </style:style>
    <style:style style:name="Tabela11.B" style:family="table-column">
      <style:table-column-properties style:column-width="53.99mm"/>
    </style:style>
    <style:style style:name="Tabela11.C" style:family="table-column">
      <style:table-column-properties style:column-width="10.04mm"/>
    </style:style>
    <style:style style:name="Tabela11.D" style:family="table-column">
      <style:table-column-properties style:column-width="5.89mm"/>
    </style:style>
    <style:style style:name="Tabela11.E" style:family="table-column">
      <style:table-column-properties style:column-width="6.14mm"/>
    </style:style>
    <style:style style:name="Tabela11.F" style:family="table-column">
      <style:table-column-properties style:column-width="15.91mm"/>
    </style:style>
    <style:style style:name="Tabela11.G" style:family="table-column">
      <style:table-column-properties style:column-width="15.96mm"/>
    </style:style>
    <style:style style:name="Tabela11.H" style:family="table-column">
      <style:table-column-properties style:column-width="15.03mm"/>
    </style:style>
    <style:style style:name="Tabela11.J" style:family="table-column">
      <style:table-column-properties style:column-width="11.99mm"/>
    </style:style>
    <style:style style:name="Tabela11.K" style:family="table-column">
      <style:table-column-properties style:column-width="11.98mm"/>
    </style:style>
    <style:style style:name="Tabela11.L" style:family="table-column">
      <style:table-column-properties style:column-width="7.07mm"/>
    </style:style>
    <style:style style:name="Tabela11.M" style:family="table-column">
      <style:table-column-properties style:column-width="6.95mm"/>
    </style:style>
    <style:style style:name="Tabela11.A1" style:family="table-cell">
      <style:table-cell-properties style:vertical-align="middle" fo:padding="0.97mm" fo:border="none"/>
    </style:style>
    <style:style style:name="Tabela11.3" style:family="table-row">
      <style:table-row-properties style:min-row-height="0.11mm"/>
    </style:style>
    <style:style style:name="Tabela11.A3" style:family="table-cell">
      <style:table-cell-properties style:vertical-align="" fo:padding-left="0.19mm" fo:padding-right="0.19mm" fo:padding-top="0.49mm" fo:padding-bottom="0.19mm" fo:border="none"/>
    </style:style>
    <style:style style:name="Tabela11.B3" style:family="table-cell">
      <style:table-cell-properties style:vertical-align="" fo:padding-left="0.49mm" fo:padding-right="0.49mm" fo:padding-top="0.49mm" fo:padding-bottom="0.19mm" fo:border-left="0.05pt solid #000000" fo:border-right="none" fo:border-top="none" fo:border-bottom="none"/>
    </style:style>
    <style:style style:name="Tabela11.C3" style:family="table-cell">
      <style:table-cell-properties style:vertical-align="" fo:padding-left="0.19mm" fo:padding-right="0.19mm" fo:padding-top="0.49mm" fo:padding-bottom="0.19mm" fo:border-left="0.05pt solid #000000" fo:border-right="none" fo:border-top="none" fo:border-bottom="none"/>
    </style:style>
    <style:style style:name="Tabela11.F3" style:family="table-cell">
      <style:table-cell-properties style:vertical-align="" fo:padding-left="0.19mm" fo:padding-right="0.49mm" fo:padding-top="0.49mm" fo:padding-bottom="0.19mm" fo:border-left="0.05pt solid #000000" fo:border-right="none" fo:border-top="none" fo:border-bottom="none"/>
    </style:style>
    <style:style style:name="Tabela11.K3" style:family="table-cell">
      <style:table-cell-properties style:vertical-align="" fo:padding-left="0.19mm" fo:padding-right="0.49mm" fo:padding-top="0.49mm" fo:padding-bottom="0.19mm" fo:border-left="0.05pt solid #000000" fo:border-right="0.05pt solid #000000" fo:border-top="none" fo:border-bottom="none"/>
    </style:style>
    <style:style style:name="Tabela11.M3" style:family="table-cell">
      <style:table-cell-properties style:vertical-align="" fo:padding-left="0.19mm" fo:padding-right="0.49mm" fo:padding-top="0.49mm" fo:padding-bottom="0.19mm" fo:border="none"/>
    </style:style>
    <style:style style:name="Tabela11.5" style:family="table-row">
      <style:table-row-properties fo:background-color="transparent" fo:keep-together="auto">
        <style:background-image/>
      </style:table-row-properties>
    </style:style>
    <style:style style:name="Tabela11.A5" style:family="table-cell">
      <style:table-cell-properties style:vertical-align="" fo:padding="0mm" fo:border="none"/>
    </style:style>
    <style:style style:name="Tabela11.B5" style:family="table-cell">
      <style:table-cell-properties style:vertical-align="" fo:background-color="transparent" fo:padding-left="0.49mm" fo:padding-right="0.49mm" fo:padding-top="0.49mm" fo:padding-bottom="0.19mm" fo:border-left="0.05pt solid #000000" fo:border-right="0.05pt solid #000000" fo:border-top="none" fo:border-bottom="none" style:writing-mode="page">
        <style:background-image/>
      </style:table-cell-properties>
    </style:style>
    <style:style style:name="Tabela11.C5" style:family="table-cell">
      <style:table-cell-properties style:vertical-align="" fo:padding="0mm" fo:border-left="0.05pt solid #000000" fo:border-right="none" fo:border-top="none" fo:border-bottom="none"/>
    </style:style>
    <style:style style:name="Tabela11.D5" style:family="table-cell">
      <style:table-cell-properties style:vertical-align="" fo:padding="0mm" fo:border-left="0.05pt solid #000000" fo:border-right="none" fo:border-top="none" fo:border-bottom="none"/>
    </style:style>
    <style:style style:name="Tabela11.E5" style:family="table-cell">
      <style:table-cell-properties style:vertical-align="" fo:padding="0mm" fo:border-left="0.05pt solid #000000" fo:border-right="none" fo:border-top="none" fo:border-bottom="none"/>
    </style:style>
    <style:style style:name="Tabela11.F5" style:family="table-cell">
      <style:table-cell-properties style:vertical-align="" fo:padding="0mm" fo:border-left="0.05pt solid #000000" fo:border-right="none" fo:border-top="none" fo:border-bottom="none"/>
    </style:style>
    <style:style style:name="Tabela11.G5" style:family="table-cell">
      <style:table-cell-properties style:vertical-align="" fo:padding="0mm" fo:border-left="0.05pt solid #000000" fo:border-right="none" fo:border-top="none" fo:border-bottom="none"/>
    </style:style>
    <style:style style:name="Tabela11.H5" style:family="table-cell">
      <style:table-cell-properties style:vertical-align="" fo:padding="0mm" fo:border-left="0.05pt solid #000000" fo:border-right="none" fo:border-top="none" fo:border-bottom="none"/>
    </style:style>
    <style:style style:name="Tabela11.I5" style:family="table-cell">
      <style:table-cell-properties style:vertical-align="" fo:padding="0mm" fo:border-left="0.05pt solid #000000" fo:border-right="none" fo:border-top="none" fo:border-bottom="none"/>
    </style:style>
    <style:style style:name="Tabela11.J5" style:family="table-cell">
      <style:table-cell-properties style:vertical-align="" fo:padding="0mm" fo:border-left="0.05pt solid #000000" fo:border-right="none" fo:border-top="none" fo:border-bottom="none"/>
    </style:style>
    <style:style style:name="Tabela11.K5" style:family="table-cell">
      <style:table-cell-properties style:vertical-align="" fo:padding="0mm" fo:border-left="0.05pt solid #000000" fo:border-right="none" fo:border-top="none" fo:border-bottom="none"/>
    </style:style>
    <style:style style:name="Tabela11.L5" style:family="table-cell">
      <style:table-cell-properties style:vertical-align="" fo:padding="0mm" fo:border-left="0.05pt solid #000000" fo:border-right="none" fo:border-top="none" fo:border-bottom="none"/>
    </style:style>
    <style:style style:name="Tabela11.M5" style:family="table-cell">
      <style:table-cell-properties style:vertical-align="" fo:padding="0mm" fo:border-left="0.05pt solid #000000" fo:border-right="none" fo:border-top="none" fo:border-bottom="none"/>
    </style:style>
    <style:style style:name="Tabela11.A7" style:family="table-cell">
      <style:table-cell-properties style:vertical-align="middle" fo:padding="0.49mm" fo:border-left="none" fo:border-right="0.05pt solid #000000" fo:border-top="none" fo:border-bottom="0.05pt solid #000000"/>
    </style:style>
    <style:style style:name="Tabela11.A8" style:family="table-cell">
      <style:table-cell-properties style:vertical-align="middle" fo:padding="0.49mm" fo:border-left="none" fo:border-right="0.05pt solid #000000" fo:border-top="none" fo:border-bottom="0.05pt solid #000000"/>
    </style:style>
    <style:style style:name="Tabela11.9" style:family="table-row">
      <style:table-row-properties style:min-row-height="0.11mm" fo:background-color="transparent" fo:keep-together="auto">
        <style:background-image/>
      </style:table-row-properties>
    </style:style>
    <style:style style:name="Tabela11.A9" style:family="table-cell">
      <style:table-cell-properties style:vertical-align="" fo:background-color="#eeeeee" fo:padding-left="0.19mm" fo:padding-right="0.19mm" fo:padding-top="0.49mm" fo:padding-bottom="0.19mm" fo:border="none" style:writing-mode="page">
        <style:background-image/>
      </style:table-cell-properties>
    </style:style>
    <style:style style:name="Tabela11.B9" style:family="table-cell">
      <style:table-cell-properties style:vertical-align="" fo:background-color="#eeeeee" fo:padding-left="0.49mm" fo:padding-right="0.49mm" fo:padding-top="0.49mm" fo:padding-bottom="0.19mm" fo:border-left="0.05pt solid #000000" fo:border-right="none" fo:border-top="none" fo:border-bottom="none" style:writing-mode="page">
        <style:background-image/>
      </style:table-cell-properties>
    </style:style>
    <style:style style:name="Tabela11.C9" style:family="table-cell">
      <style:table-cell-properties style:vertical-align="" fo:background-color="#eeeeee" fo:padding-left="0.19mm" fo:padding-right="0.19mm" fo:padding-top="0.49mm" fo:padding-bottom="0.19mm" fo:border-left="0.05pt solid #000000" fo:border-right="none" fo:border-top="none" fo:border-bottom="none" style:writing-mode="page">
        <style:background-image/>
      </style:table-cell-properties>
    </style:style>
    <style:style style:name="Tabela11.F9" style:family="table-cell">
      <style:table-cell-properties style:vertical-align="" fo:background-color="#eeeeee" fo:padding-left="0.19mm" fo:padding-right="0.49mm" fo:padding-top="0.49mm" fo:padding-bottom="0.19mm" fo:border-left="0.05pt solid #000000" fo:border-right="none" fo:border-top="none" fo:border-bottom="none" style:writing-mode="page">
        <style:background-image/>
      </style:table-cell-properties>
    </style:style>
    <style:style style:name="Tabela11.K9" style:family="table-cell">
      <style:table-cell-properties style:vertical-align="" fo:background-color="#eeeeee" fo:padding-left="0.19mm" fo:padding-right="0.49mm" fo:padding-top="0.49mm" fo:padding-bottom="0.19mm" fo:border-left="0.05pt solid #000000" fo:border-right="0.05pt solid #000000" fo:border-top="none" fo:border-bottom="none" style:writing-mode="page">
        <style:background-image/>
      </style:table-cell-properties>
    </style:style>
    <style:style style:name="Tabela11.M9" style:family="table-cell">
      <style:table-cell-properties style:vertical-align="" fo:background-color="#eeeeee" fo:padding-left="0.19mm" fo:padding-right="0.49mm" fo:padding-top="0.49mm" fo:padding-bottom="0.19mm" fo:border="none" style:writing-mode="page">
        <style:background-image/>
      </style:table-cell-properties>
    </style:style>
    <style:style style:name="Tabela11.10" style:family="table-row">
      <style:table-row-properties fo:background-color="transparent" fo:keep-together="auto">
        <style:background-image/>
      </style:table-row-properties>
    </style:style>
    <style:style style:name="Tabela11.A10" style:family="table-cell">
      <style:table-cell-properties style:vertical-align="middle" fo:background-color="transparent" fo:padding="0mm" fo:border="none" style:writing-mode="page">
        <style:background-image/>
      </style:table-cell-properties>
    </style:style>
    <style:style style:name="Tabela11.11" style:family="table-row">
      <style:table-row-properties fo:background-color="transparent" fo:keep-together="auto">
        <style:background-image/>
      </style:table-row-properties>
    </style:style>
    <style:style style:name="Tabela11.A11" style:family="table-cell">
      <style:table-cell-properties style:vertical-align="" fo:background-color="#eeeeee" fo:padding="0mm" fo:border="none" style:writing-mode="page">
        <style:background-image/>
      </style:table-cell-properties>
    </style:style>
    <style:style style:name="Tabela11.C11" style:family="table-cell">
      <style:table-cell-properties style:vertical-align="" fo:background-color="#eeeeee" fo:padding="0mm" fo:border-left="0.05pt solid #000000" fo:border-right="none" fo:border-top="none" fo:border-bottom="none" style:writing-mode="page">
        <style:background-image/>
      </style:table-cell-properties>
    </style:style>
    <style:style style:name="Tabela11.12" style:family="table-row">
      <style:table-row-properties fo:background-color="transparent" fo:keep-together="auto">
        <style:background-image/>
      </style:table-row-properties>
    </style:style>
    <style:style style:name="Tabela11.A13" style:family="table-cell">
      <style:table-cell-properties style:vertical-align="middle" fo:padding="0.49mm" fo:border-left="none" fo:border-right="0.05pt solid #000000" fo:border-top="none" fo:border-bottom="0.05pt solid #000000"/>
    </style:style>
    <style:style style:name="P1" style:family="paragraph" style:parent-style-name="Emitente_20_dados">
      <style:text-properties fo:font-weight="normal" style:font-weight-asian="normal" style:font-weight-complex="normal"/>
    </style:style>
    <style:style style:name="P2" style:family="paragraph" style:parent-style-name="Emitente_20_dados">
      <style:text-properties fo:font-size="7pt" fo:font-weight="normal" style:font-size-asian="7pt" style:font-weight-asian="normal" style:font-size-complex="7pt" style:font-weight-complex="normal"/>
    </style:style>
    <style:style style:name="P3" style:family="paragraph" style:parent-style-name="Descritivo_20_DANFE_20_geral">
      <style:text-properties fo:font-size="4pt" style:font-size-asian="3.5pt" style:font-size-complex="4pt"/>
    </style:style>
    <style:style style:name="P4" style:family="paragraph" style:parent-style-name="Table_20_Contents">
      <style:text-properties fo:font-size="10pt"/>
    </style:style>
    <style:style style:name="P5" style:family="paragraph" style:parent-style-name="Table_20_Contents">
      <style:paragraph-properties fo:text-align="center" style:justify-single-word="false"/>
      <style:text-properties fo:font-size="10pt"/>
    </style:style>
    <style:style style:name="P6" style:family="paragraph" style:parent-style-name="Table_20_Contents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P7" style:family="paragraph" style:parent-style-name="Table_20_Contents">
      <style:text-properties fo:font-variant="normal" fo:text-transform="none" style:font-name="DejaVu Sans1" fo:font-size="7pt" fo:text-shadow="none" fo:font-weight="bold" style:font-size-asian="10.5pt" style:font-relief="none"/>
    </style:style>
    <style:style style:name="P8" style:family="paragraph" style:parent-style-name="Table_20_Contents">
      <style:paragraph-properties fo:text-align="center" style:justify-single-word="false" fo:background-color="#f04e4d"/>
      <style:text-properties fo:color="#ffffff" fo:font-size="23pt" fo:font-weight="bold" fo:background-color="transparent" style:font-size-asian="23pt" style:font-weight-asian="bold" style:font-size-complex="23pt" style:font-weight-complex="bold"/>
    </style:style>
    <style:style style:name="P9" style:family="paragraph" style:parent-style-name="Table_20_Contents">
      <style:paragraph-properties fo:text-align="center" style:justify-single-word="false" fo:background-color="#f04e4d"/>
      <style:text-properties fo:color="#ffffff" fo:font-size="36pt" fo:font-weight="bold" style:font-size-asian="36pt" style:font-weight-asian="bold" style:font-size-complex="36pt" style:font-weight-complex="bold"/>
    </style:style>
    <style:style style:name="P10" style:family="paragraph" style:parent-style-name="Table_20_Contents">
      <style:paragraph-properties fo:text-align="center" style:justify-single-word="false" fo:background-color="#fdb94d"/>
      <style:text-properties fo:color="#ffffff" fo:font-size="28pt" fo:font-weight="bold" style:font-size-asian="28pt" style:font-weight-asian="bold" style:font-size-complex="28pt" style:font-weight-complex="bold"/>
    </style:style>
    <style:style style:name="P11" style:family="paragraph" style:parent-style-name="Table_20_Contents">
      <style:paragraph-properties fo:text-align="center" style:justify-single-word="false" fo:background-color="#f04e4d"/>
      <style:text-properties fo:color="#f04e4d" fo:font-size="36pt" fo:font-weight="bold" style:font-size-asian="36pt" style:font-weight-asian="bold" style:font-size-complex="36pt" style:font-weight-complex="bold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Frame_20_contents">
      <style:paragraph-properties fo:text-align="start" style:justify-single-word="false"/>
    </style:style>
    <style:style style:name="P14" style:family="paragraph" style:parent-style-name="Dado_20_variável">
      <style:text-properties fo:color="#ce181e" fo:font-size="7pt" fo:font-weight="bold" style:font-size-asian="7pt" style:font-weight-asian="bold" style:font-size-complex="7pt" style:font-weight-complex="bold"/>
    </style:style>
    <style:style style:name="P15" style:family="paragraph" style:parent-style-name="Dado_20_variável">
      <style:text-properties fo:color="#ce181e" fo:font-size="12pt" fo:font-weight="bold" style:font-size-asian="12pt" style:font-weight-asian="bold" style:font-size-complex="12pt" style:font-weight-complex="bold"/>
    </style:style>
    <style:style style:name="P16" style:family="paragraph" style:parent-style-name="Dado_20_variável">
      <style:text-properties fo:font-size="8pt" style:font-size-asian="8pt" style:font-size-complex="8pt"/>
    </style:style>
    <style:style style:name="P17" style:family="paragraph" style:parent-style-name="Descritivo_20_campo">
      <style:text-properties fo:font-size="2pt" style:font-size-asian="1.75pt" style:font-size-complex="2pt"/>
    </style:style>
    <style:style style:name="P18" style:family="paragraph" style:parent-style-name="Descritivo_20_campo">
      <style:paragraph-properties fo:text-align="center" style:justify-single-word="false"/>
    </style:style>
    <style:style style:name="P19" style:family="paragraph" style:parent-style-name="Descritivo_20_campo">
      <style:text-properties fo:font-weight="normal" style:font-weight-asian="normal" style:font-weight-complex="normal"/>
    </style:style>
    <style:style style:name="P20" style:family="paragraph" style:parent-style-name="Descritivo_20_campo">
      <style:paragraph-properties fo:text-align="center" style:justify-single-word="false"/>
      <style:text-properties style:font-name="DejaVu Sans" fo:text-shadow="none" style:font-size-asian="10.5pt" style:font-relief="none"/>
    </style:style>
    <style:style style:name="P21" style:family="paragraph" style:parent-style-name="Dado_20_campo">
      <style:text-properties fo:font-weight="normal" style:font-weight-asian="normal" style:font-weight-complex="normal"/>
    </style:style>
    <style:style style:name="P22" style:family="paragraph" style:parent-style-name="Dado_20_campo">
      <style:text-properties fo:font-weight="bold" style:font-weight-asian="bold" style:font-weight-complex="bold"/>
    </style:style>
    <style:style style:name="P23" style:family="paragraph" style:parent-style-name="Dado_20_campo">
      <style:paragraph-properties fo:text-align="center" style:justify-single-word="false"/>
      <style:text-properties fo:font-weight="bold" style:font-weight-asian="bold" style:font-weight-complex="bold"/>
    </style:style>
    <style:style style:name="P24" style:family="paragraph" style:parent-style-name="Dado_20_campo">
      <style:paragraph-properties fo:text-align="end" style:justify-single-word="false"/>
      <style:text-properties fo:font-weight="bold" style:font-weight-asian="bold" style:font-weight-complex="bold"/>
    </style:style>
    <style:style style:name="P25" style:family="paragraph" style:parent-style-name="Dado_20_campo">
      <style:paragraph-properties fo:text-align="end" style:justify-single-word="false"/>
    </style:style>
    <style:style style:name="P26" style:family="paragraph" style:parent-style-name="Dado_20_campo">
      <style:paragraph-properties fo:text-align="center" style:justify-single-word="false"/>
    </style:style>
    <style:style style:name="P27" style:family="paragraph" style:parent-style-name="Emitente_20_nome">
      <style:text-properties fo:font-size="10pt" style:font-size-asian="10pt" style:font-size-complex="10pt"/>
    </style:style>
    <style:style style:name="P28" style:family="paragraph" style:parent-style-name="Emitente_20_nome">
      <style:text-properties fo:font-weight="normal" style:font-weight-asian="normal" style:font-weight-complex="normal"/>
    </style:style>
    <style:style style:name="P29" style:family="paragraph" style:parent-style-name="Standard">
      <style:text-properties style:font-name="DejaVu Sans" fo:text-shadow="none" style:font-size-asian="10.5pt" style:font-relief="none"/>
    </style:style>
    <style:style style:name="P30" style:family="paragraph" style:parent-style-name="Table_20_Contents">
      <style:paragraph-properties fo:break-before="auto" fo:break-after="auto"/>
    </style:style>
    <style:style style:name="P31" style:family="paragraph" style:parent-style-name="Standard">
      <style:paragraph-properties fo:break-before="auto" fo:break-after="auto"/>
      <style:text-properties fo:font-size="6pt" style:font-size-asian="5.25pt" style:font-size-complex="6pt"/>
    </style:style>
    <style:style style:name="P32" style:family="paragraph" style:parent-style-name="Dado_20_produto_20_numérico">
      <style:text-properties fo:font-variant="normal" fo:text-transform="none" style:font-name="DejaVu Sans" fo:font-size="5pt" fo:text-shadow="none" fo:background-color="transparent" style:font-size-asian="10.5pt" style:font-relief="none"/>
    </style:style>
    <style:style style:name="P33" style:family="paragraph" style:parent-style-name="Dado_20_produto">
      <style:text-properties fo:font-variant="normal" fo:text-transform="none" style:font-name="DejaVu Sans" fo:font-size="5pt" fo:text-shadow="none" fo:background-color="transparent" style:font-size-asian="10.5pt" style:font-relief="none"/>
    </style:style>
    <style:style style:name="P34" style:family="paragraph" style:parent-style-name="Dado_20_produto">
      <style:text-properties style:font-name="DejaVu Sans" fo:text-shadow="none" style:font-size-asian="10.5pt" style:font-relief="none"/>
    </style:style>
    <style:style style:name="P35" style:family="paragraph" style:parent-style-name="Dado_20_produto_20_centralizado">
      <style:text-properties fo:font-variant="normal" fo:text-transform="none" style:font-name="DejaVu Sans" fo:font-size="5pt" fo:text-shadow="none" fo:background-color="transparent" style:font-size-asian="10.5pt" style:font-relief="none"/>
    </style:style>
    <style:style style:name="P36" style:family="paragraph">
      <style:paragraph-properties fo:text-align="center"/>
    </style:style>
    <style:style style:name="T1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T2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fo:font-weight="normal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T3" style:family="text">
      <style:text-properties fo:font-variant="normal" fo:text-transform="none" style:font-name="DejaVu Sans" fo:font-size="23.2000007629395pt" fo:text-shadow="none" style:font-size-asian="23.2000007629395pt" style:font-size-complex="23.2000007629395pt" style:font-relief="none"/>
    </style:style>
    <style:style style:name="T4" style:family="text">
      <style:text-properties fo:font-variant="normal" fo:text-transform="none" style:font-name="DejaVu Sans" fo:font-size="6pt" fo:text-shadow="none" style:font-size-asian="6pt" style:font-size-complex="6pt" style:font-relief="none"/>
    </style:style>
    <style:style style:name="T5" style:family="text">
      <style:text-properties fo:color="#ce181e" fo:font-weight="bold" style:font-weight-asian="bold" style:font-weight-complex="bold"/>
    </style:style>
    <style:style style:name="T6" style:family="text">
      <style:text-properties fo:font-size="6pt" fo:font-weight="normal" style:font-size-asian="6pt" style:font-weight-asian="normal" style:font-size-complex="6pt" style:font-weight-complex="normal"/>
    </style:style>
    <style:style style:name="T7" style:family="text">
      <style:text-properties fo:font-size="6pt" fo:font-style="normal" style:font-size-asian="6pt" style:font-style-asian="normal" style:font-size-complex="6pt" style:font-style-complex="normal"/>
    </style:style>
    <style:style style:name="T8" style:family="text">
      <style:text-properties fo:font-size="6pt" fo:font-style="italic" style:font-size-asian="6pt" style:font-style-asian="italic" style:font-size-complex="6pt" style:font-style-complex="italic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12" style:family="text">
      <style:text-properties fo:font-variant="small-caps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3" style:family="text">
      <style:text-properties fo:font-variant="small-caps" fo:font-size="9pt" fo:font-style="normal" style:font-size-asian="9pt" style:font-style-asian="normal" style:font-size-complex="9pt" style:font-style-complex="normal"/>
    </style:style>
    <style:style style:name="T14" style:family="text">
      <style:text-properties fo:font-variant="small-caps" fo:color="#f04e4d" fo:font-size="9pt" fo:font-style="normal" style:font-size-asian="9pt" style:font-style-asian="normal" style:font-size-complex="9pt" style:font-style-complex="normal"/>
    </style:style>
    <style:style style:name="T15" style:family="text">
      <style:text-properties fo:font-variant="small-caps" fo:color="#f04e4d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16" style:family="text">
      <style:text-properties fo:color="#ffffff"/>
    </style:style>
    <style:style style:name="T17" style:family="text">
      <style:text-properties fo:color="#ffffff" fo:font-size="6pt" fo:font-weight="normal" style:font-size-asian="6pt" style:font-weight-asian="normal" style:font-size-complex="6pt" style:font-weight-complex="normal"/>
    </style:style>
    <style:style style:name="T18" style:family="text">
      <style:text-properties fo:color="#ffffff" fo:font-size="10pt" style:font-size-asian="10pt" style:font-size-complex="10pt"/>
    </style:style>
    <style:style style:name="T19" style:family="text">
      <style:text-properties fo:font-size="23.2000007629395pt" style:font-size-asian="23.2000007629395pt" style:font-size-complex="23.2000007629395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use-window-font-color="true" style:text-underline-style="none"/>
    </style:style>
    <style:style style:name="T22" style:family="text">
      <style:text-properties style:font-name="DejaVu Sans" fo:text-shadow="none" style:font-size-asian="10.5pt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-left="1.5mm" fo:padding-right="1.5mm" fo:padding-top="1.99mm" fo:padding-bottom="1.5mm" fo:border="0.06pt solid #000000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mm" fo:border="none" style:shadow="none" draw:shadow-opacity="100%"/>
    </style:style>
    <style:style style:name="fr3" style:family="graphic" style:parent-style-name="Frame">
      <style:graphic-properties fo:margin-left="0mm" fo:margin-right="0mm" fo:margin-top="0mm" fo:margin-bottom="0mm" style:vertical-pos="top" style:vertical-rel="paragraph" style:horizontal-pos="center" style:horizontal-rel="paragraph-content" fo:padding="0mm" fo:border="none" style:shadow="none" draw:shadow-opacity="100%"/>
    </style:style>
    <style:style style:name="fr4" style:family="graphic" style:parent-style-name="Frame">
      <style:graphic-properties style:run-through="background" style:wrap="run-through" style:number-wrapped-paragraphs="no-limit" style:vertical-pos="from-top" style:vertical-rel="page" style:horizontal-pos="center" style:horizontal-rel="page" draw:opacity="0%" fo:padding="1.01mm" fo:border="none" style:shadow="none" draw:shadow-opacity="100%" draw:textarea-vertical-align="top">
        <style:columns fo:column-count="1" fo:column-gap="0mm"/>
      </style:graphic-properties>
    </style:style>
    <style:style style:name="Sect1" style:family="section">
      <style:section-properties text:dont-balance-text-columns="false" style:editable="false">
        <style:columns fo:column-count="3" fo:column-gap="0mm">
          <style:column-sep style:width="0.09mm" style:color="#999999" style:height="100%" style:style="solid"/>
          <style:column style:rel-width="21845*" fo:start-indent="0mm" fo:end-indent="0mm"/>
          <style:column style:rel-width="21845*" fo:start-indent="0mm" fo:end-indent="0mm"/>
          <style:column style:rel-width="21845*" fo:start-indent="0mm" fo:end-indent="0mm"/>
        </style:columns>
      </style:section-properties>
    </style:style>
    <style:style style:name="gr1" style:family="graphic">
      <style:graphic-properties draw:stroke="dash" draw:stroke-dash="Fine_20_Dashed" svg:stroke-color="#000000" draw:fill-color="#000000" draw:textarea-horizontal-align="center" draw:textarea-vertical-align="middle" style:run-through="foreground" style:wrap="run-through" style:number-wrapped-paragraphs="no-limit" style:vertical-pos="middle" style:vertical-rel="paragraph" style:horizontal-pos="center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nfe.NFe.infNFe.emit.xNome.valor" text:name="py3o.danfe.NFe.infNFe.emit.xNome.valor"/>
        <text:user-field-decl office:value-type="string" office:string-value="danfe.NFe.endereco_emitente_formatado_linha_1" text:name="py3o.danfe.NFe.endereco_emitente_formatado_linha_1"/>
        <text:user-field-decl office:value-type="string" office:string-value="danfe.NFe.endereco_emitente_formatado_linha_2" text:name="py3o.danfe.NFe.endereco_emitente_formatado_linha_2"/>
        <text:user-field-decl office:value-type="string" office:string-value="danfe.NFe.endereco_emitente_formatado_linha_3" text:name="py3o.danfe.NFe.endereco_emitente_formatado_linha_3"/>
        <text:user-field-decl office:value-type="string" office:string-value="danfe.NFe.endereco_emitente_formatado_linha_4" text:name="py3o.danfe.NFe.endereco_emitente_formatado_linha_4"/>
        <text:user-field-decl office:value-type="string" office:string-value="danfe.NFe.infNFe.ide.tpNF.valor" text:name="py3o.danfe.NFe.infNFe.ide.tpNF.valor"/>
        <text:user-field-decl office:value-type="string" office:string-value="danfe.NFe.infNFe.versao.valor" text:name="py3o.danfe.NFe.infNFe.versao.valor"/>
        <text:user-field-decl office:value-type="string" office:string-value="danfe.NFe.numero_formatado" text:name="py3o.danfe.NFe.numero_formatado"/>
        <text:user-field-decl office:value-type="string" office:string-value="danfe.NFe.serie_formatada" text:name="py3o.danfe.NFe.serie_formatada"/>
        <text:user-field-decl office:value-type="string" office:string-value="danfe.NFe.chave_formatada" text:name="py3o.danfe.NFe.chave_formatada"/>
        <text:user-field-decl office:value-type="string" office:string-value="danfe.NFe.crt_descricao" text:name="py3o.danfe.NFe.crt_descricao"/>
        <text:user-field-decl office:value-type="string" office:string-value="danfe.NFe.infNFe.ide.natOp.valor" text:name="py3o.danfe.NFe.infNFe.ide.natOp.valor"/>
        <text:user-field-decl office:value-type="string" office:string-value="danfe.protNFe.protocolo_formatado" text:name="py3o.danfe.protNFe.protocolo_formatado"/>
        <text:user-field-decl office:value-type="string" office:string-value="danfe.NFe.ie_emitente_formatada" text:name="py3o.danfe.NFe.ie_emitente_formatada"/>
        <text:user-field-decl office:value-type="string" office:string-value="danfe.NFe.ie_st_formatada" text:name="py3o.danfe.NFe.ie_st_formatada"/>
        <text:user-field-decl office:value-type="string" office:string-value="danfe.NFe.cnpj_emitente_formatado" text:name="py3o.danfe.NFe.cnpj_emitente_formatado"/>
        <text:user-field-decl office:value-type="string" office:string-value="danfe.procEventoCancNFe.evento.infEvento.detEvento.xJust.valor" text:name="py3o.danfe.procEventoCancNFe.evento.infEvento.detEvento.xJust.valor"/>
        <text:user-field-decl office:value-type="string" office:string-value="danfe.procEventoCancNFe.retEvento.protocolo_formatado" text:name="py3o.danfe.procEventoCancNFe.retEvento.protocolo_formatado"/>
        <text:user-field-decl office:value-type="string" office:string-value="danfe.protNFe.infProt.xMotivo.valor" text:name="py3o.danfe.protNFe.infProt.xMotivo.valor"/>
        <text:user-field-decl office:value-type="string" office:string-value="danfe.NFe.chave_imagem" text:name="py3o.danfe.NFe.chave_imagem"/>
        <text:user-field-decl office:value-type="string" office:string-value="danfe.NFe.infNFe.dest.xNome.valor" text:name="py3o.danfe.NFe.infNFe.dest.xNome.valor"/>
        <text:user-field-decl office:value-type="string" office:string-value="danfe.NFe.cnpj_destinatario_formatado" text:name="py3o.danfe.NFe.cnpj_destinatario_formatado"/>
        <text:user-field-decl office:value-type="string" office:string-value="danfe.NFe.infNFe.ide.dEmi.formato_danfe" text:name="py3o.danfe.NFe.infNFe.ide.dEmi.formato_danfe"/>
        <text:user-field-decl office:value-type="string" office:string-value="danfe.NFe.endereco_destinatario_formatado" text:name="py3o.danfe.NFe.endereco_destinatario_formatado"/>
        <text:user-field-decl office:value-type="string" office:string-value="danfe.NFe.infNFe.dest.enderDest.xBairro.valor" text:name="py3o.danfe.NFe.infNFe.dest.enderDest.xBairro.valor"/>
        <text:user-field-decl office:value-type="string" office:string-value="danfe.NFe.cep_destinatario_formatado" text:name="py3o.danfe.NFe.cep_destinatario_formatado"/>
        <text:user-field-decl office:value-type="string" office:string-value="danfe.NFe.infNFe.ide.dSaiEnt.formato_danfe" text:name="py3o.danfe.NFe.infNFe.ide.dSaiEnt.formato_danfe"/>
        <text:user-field-decl office:value-type="string" office:string-value="danfe.NFe.infNFe.dest.enderDest.xMun.valor" text:name="py3o.danfe.NFe.infNFe.dest.enderDest.xMun.valor"/>
        <text:user-field-decl office:value-type="string" office:string-value="danfe.NFe.fone_destinatario_formatado" text:name="py3o.danfe.NFe.fone_destinatario_formatado"/>
        <text:user-field-decl office:value-type="string" office:string-value="danfe.NFe.infNFe.dest.enderDest.UF.valor" text:name="py3o.danfe.NFe.infNFe.dest.enderDest.UF.valor"/>
        <text:user-field-decl office:value-type="string" office:string-value="danfe.NFe.ie_destinatario_formatada" text:name="py3o.danfe.NFe.ie_destinatario_formatada"/>
        <text:user-field-decl office:value-type="string" office:string-value="danfe.NFe.infNFe.ide.hSaiEnt.formato_danfe" text:name="py3o.danfe.NFe.infNFe.ide.hSaiEnt.formato_danfe"/>
        <text:user-field-decl office:value-type="string" office:string-value="danfe.NFe.cnpj_retirada_formatado" text:name="py3o.danfe.NFe.cnpj_retirada_formatado"/>
        <text:user-field-decl office:value-type="string" office:string-value="danfe.NFe.endereco_retirada_formatado" text:name="py3o.danfe.NFe.endereco_retirada_formatado"/>
        <text:user-field-decl office:value-type="string" office:string-value="danfe.NFe.cnpj_entrega_formatado" text:name="py3o.danfe.NFe.cnpj_entrega_formatado"/>
        <text:user-field-decl office:value-type="string" office:string-value="danfe.NFe.endereco_entrega_formatado" text:name="py3o.danfe.NFe.endereco_entrega_formatado"/>
        <text:user-field-decl office:value-type="string" office:string-value="danfe.NFe.infNFe.cobr.fat.nFat.valor" text:name="py3o.danfe.NFe.infNFe.cobr.fat.nFat.valor"/>
        <text:user-field-decl office:value-type="string" office:string-value="danfe.NFe.infNFe.cobr.fat.vOrig.formato_danfe" text:name="py3o.danfe.NFe.infNFe.cobr.fat.vOrig.formato_danfe"/>
        <text:user-field-decl office:value-type="string" office:string-value="danfe.NFe.infNFe.cobr.fat.vDesc.formato_danfe" text:name="py3o.danfe.NFe.infNFe.cobr.fat.vDesc.formato_danfe"/>
        <text:user-field-decl office:value-type="string" office:string-value="danfe.NFe.infNFe.cobr.fat.vLiq.formato_danfe" text:name="py3o.danfe.NFe.infNFe.cobr.fat.vLiq.formato_danfe"/>
        <text:user-field-decl office:value-type="string" office:string-value="dup.nDup.valor" text:name="py3o.dup.nDup.valor"/>
        <text:user-field-decl office:value-type="string" office:string-value="dup.dVenc.formato_danfe" text:name="py3o.dup.dVenc.formato_danfe"/>
        <text:user-field-decl office:value-type="string" office:string-value="dup.vDup.formato_danfe" text:name="py3o.dup.vDup.formato_danfe"/>
        <text:user-field-decl office:value-type="string" office:string-value="danfe.NFe.infNFe.total.ICMSTot.vBC.formato_danfe" text:name="py3o.danfe.NFe.infNFe.total.ICMSTot.vBC.formato_danfe"/>
        <text:user-field-decl office:value-type="string" office:string-value="danfe.NFe.infNFe.total.ICMSTot.vICMS.formato_danfe" text:name="py3o.danfe.NFe.infNFe.total.ICMSTot.vICMS.formato_danfe"/>
        <text:user-field-decl office:value-type="string" office:string-value="danfe.NFe.infNFe.total.ICMSTot.vBCST.formato_danfe" text:name="py3o.danfe.NFe.infNFe.total.ICMSTot.vBCST.formato_danfe"/>
        <text:user-field-decl office:value-type="string" office:string-value="danfe.NFe.infNFe.total.ICMSTot.vST.formato_danfe" text:name="py3o.danfe.NFe.infNFe.total.ICMSTot.vST.formato_danfe"/>
        <text:user-field-decl office:value-type="string" office:string-value="danfe.NFe.infNFe.total.ICMSTot.vTotTrib.formato_danfe" text:name="py3o.danfe.NFe.infNFe.total.ICMSTot.vTotTrib.formato_danfe"/>
        <text:user-field-decl office:value-type="string" office:string-value="danfe.NFe.infNFe.total.ICMSTot.vProd.formato_danfe" text:name="py3o.danfe.NFe.infNFe.total.ICMSTot.vProd.formato_danfe"/>
        <text:user-field-decl office:value-type="string" office:string-value="danfe.NFe.infNFe.total.ICMSTot.vFrete.formato_danfe" text:name="py3o.danfe.NFe.infNFe.total.ICMSTot.vFrete.formato_danfe"/>
        <text:user-field-decl office:value-type="string" office:string-value="danfe.NFe.infNFe.total.ICMSTot.vSeg.formato_danfe" text:name="py3o.danfe.NFe.infNFe.total.ICMSTot.vSeg.formato_danfe"/>
        <text:user-field-decl office:value-type="string" office:string-value="danfe.NFe.infNFe.total.ICMSTot.vDesc.formato_danfe" text:name="py3o.danfe.NFe.infNFe.total.ICMSTot.vDesc.formato_danfe"/>
        <text:user-field-decl office:value-type="string" office:string-value="danfe.NFe.infNFe.total.ICMSTot.vOutro.formato_danfe" text:name="py3o.danfe.NFe.infNFe.total.ICMSTot.vOutro.formato_danfe"/>
        <text:user-field-decl office:value-type="string" office:string-value="danfe.NFe.infNFe.total.ICMSTot.vIPI.formato_danfe" text:name="py3o.danfe.NFe.infNFe.total.ICMSTot.vIPI.formato_danfe"/>
        <text:user-field-decl office:value-type="string" office:string-value="danfe.NFe.infNFe.total.ICMSTot.vNF.formato_danfe" text:name="py3o.danfe.NFe.infNFe.total.ICMSTot.vNF.formato_danfe"/>
        <text:user-field-decl office:value-type="string" office:string-value="vol.qVol.formato_danfe" text:name="py3o.vol.qVol.formato_danfe"/>
        <text:user-field-decl office:value-type="string" office:string-value="vol.esp.valor" text:name="py3o.vol.esp.valor"/>
        <text:user-field-decl office:value-type="string" office:string-value="vol.marca.valor" text:name="py3o.vol.marca.valor"/>
        <text:user-field-decl office:value-type="string" office:string-value="vol.nVol.valor" text:name="py3o.vol.nVol.valor"/>
        <text:user-field-decl office:value-type="string" office:string-value="vol.pesoB.formato_danfe" text:name="py3o.vol.pesoB.formato_danfe"/>
        <text:user-field-decl office:value-type="string" office:string-value="vol.pesoL.formato_danfe" text:name="py3o.vol.pesoL.formato_danfe"/>
        <text:user-field-decl office:value-type="string" office:string-value="danfe.nome_sistema" text:name="py3o.danfe.nome_sistema"/>
        <text:user-field-decl office:value-type="string" office:string-value="danfe.NFe.infNFe.emit.IM.valor" text:name="py3o.danfe.NFe.infNFe.emit.IM.valor"/>
        <text:user-field-decl office:value-type="string" office:string-value="danfe.NFe.infNFe.total.ISSQNTot.vServ.formato_danfe" text:name="py3o.danfe.NFe.infNFe.total.ISSQNTot.vServ.formato_danfe"/>
        <text:user-field-decl office:value-type="string" office:string-value="danfe.NFe.infNFe.total.ISSQNTot.vBC.formato_danfe" text:name="py3o.danfe.NFe.infNFe.total.ISSQNTot.vBC.formato_danfe"/>
        <text:user-field-decl office:value-type="string" office:string-value="danfe.NFe.infNFe.total.ISSQNTot.vISS.formato_danfe" text:name="py3o.danfe.NFe.infNFe.total.ISSQNTot.vISS.formato_danfe"/>
        <text:user-field-decl office:value-type="string" office:string-value="danfe.NFe.dados_adicionais_libreoffice" text:name="py3o.danfe.NFe.dados_adicionais_libreoffice"/>
        <text:user-field-decl office:value-type="string" office:string-value="danfe.NFe.infNFe.transp.transporta.xNome.valor" text:name="py3o.danfe.NFe.infNFe.transp.transporta.xNome.valor"/>
        <text:user-field-decl office:value-type="string" office:string-value="danfe.NFe.frete_formatado" text:name="py3o.danfe.NFe.frete_formatado"/>
        <text:user-field-decl office:value-type="string" office:string-value="danfe.NFe.infNFe.transp.veicTransp.RNTC.valor" text:name="py3o.danfe.NFe.infNFe.transp.veicTransp.RNTC.valor"/>
        <text:user-field-decl office:value-type="string" office:string-value="danfe.NFe.placa_veiculo_formatada" text:name="py3o.danfe.NFe.placa_veiculo_formatada"/>
        <text:user-field-decl office:value-type="string" office:string-value="danfe.NFe.infNFe.transp.veicTransp.UF.valor" text:name="py3o.danfe.NFe.infNFe.transp.veicTransp.UF.valor"/>
        <text:user-field-decl office:value-type="string" office:string-value="danfe.NFe.cnpj_transportadora_formatado" text:name="py3o.danfe.NFe.cnpj_transportadora_formatado"/>
        <text:user-field-decl office:value-type="string" office:string-value="danfe.NFe.infNFe.transp.transporta.xEnder.valor" text:name="py3o.danfe.NFe.infNFe.transp.transporta.xEnder.valor"/>
        <text:user-field-decl office:value-type="string" office:string-value="danfe.NFe.infNFe.transp.transporta.xMun.valor" text:name="py3o.danfe.NFe.infNFe.transp.transporta.xMun.valor"/>
        <text:user-field-decl office:value-type="string" office:string-value="danfe.NFe.infNFe.transp.transporta.UF.valor" text:name="py3o.danfe.NFe.infNFe.transp.transporta.UF.valor"/>
        <text:user-field-decl office:value-type="string" office:string-value="danfe.NFe.ie_transportadora_formatada" text:name="py3o.danfe.NFe.ie_transportadora_formatada"/>
        <text:user-field-decl office:value-type="string" office:string-value="danfe.NFe.infNFe.emit.IE.valor" text:name="py3o.danfe.NFe.infNFe.emit.IE.valor"/>
        <text:user-field-decl office:value-type="string" office:string-value="danfe.NFe.infNFe.emit.IEST.valor" text:name="py3o.danfe.NFe.infNFe.emit.IEST.valor"/>
        <text:user-field-decl office:value-type="string" office:string-value="danfe.NFe.infNFe.dest.IE.valor" text:name="py3o.danfe.NFe.infNFe.dest.IE.valor"/>
        <text:user-field-decl office:value-type="string" office:string-value="danfe.NFe.infNFe.transp.transporta.IE.valor" text:name="py3o.danfe.NFe.infNFe.transp.transporta.IE.valor"/>
        <text:user-field-decl office:value-type="string" office:string-value="danfe.NFe.infNFe.ide.natOp.valor" text:name="py3o.danfce.NFe.infNFe.ide.natOp.valor"/>
        <text:user-field-decl office:value-type="string" office:string-value="danfe.NFe.infNFe.emit.IE.valor" text:name="py3o.danfce.NFe.infNFe.emit.IE.valor"/>
        <text:user-field-decl office:value-type="string" office:string-value="det.prod.cProd.valor" text:name="py3o.det.prod.cProd.valor"/>
        <text:user-field-decl office:value-type="string" office:string-value="det.prod.xProd.valor" text:name="py3o.det.prod.xProd.valor"/>
        <text:user-field-decl office:value-type="string" office:string-value="det.prod.NCM.valor" text:name="py3o.det.prod.NCM.valor"/>
        <text:user-field-decl office:value-type="string" office:string-value="det.cst_formatado" text:name="py3o.det.cst_formatado"/>
        <text:user-field-decl office:value-type="string" office:string-value="det.prod.CFOP.valor" text:name="py3o.det.prod.CFOP.valor"/>
        <text:user-field-decl office:value-type="string" office:string-value="det.prod.qCom.formato_danfe" text:name="py3o.det.prod.qCom.formato_danfe"/>
        <text:user-field-decl office:value-type="string" office:string-value="det.prod.uCom.valor" text:name="py3o.det.prod.uCom.valor"/>
        <text:user-field-decl office:value-type="string" office:string-value="det.prod.vUnCom.formato_danfe" text:name="py3o.det.prod.vUnCom.formato_danfe"/>
        <text:user-field-decl office:value-type="string" office:string-value="det.prod.vProd.formato_danfe" text:name="py3o.det.prod.vProd.formato_danfe"/>
        <text:user-field-decl office:value-type="string" office:string-value="det.imposto.ICMS.vBC.formato_danfe" text:name="py3o.det.imposto.ICMS.vBC.formato_danfe"/>
        <text:user-field-decl office:value-type="string" office:string-value="det.imposto.ICMS.vICMS.formato_danfe" text:name="py3o.det.imposto.ICMS.vICMS.formato_danfe"/>
        <text:user-field-decl office:value-type="string" office:string-value="det.imposto.IPI.vIPI.formato_danfe" text:name="py3o.det.imposto.IPI.vIPI.formato_danfe"/>
        <text:user-field-decl office:value-type="string" office:string-value="det.imposto.ICMS.pICMS.formato_danfe" text:name="py3o.det.imposto.ICMS.pICMS.formato_danfe"/>
        <text:user-field-decl office:value-type="string" office:string-value="det.imposto.IPI.pIPI.formato_danfe" text:name="py3o.det.imposto.IPI.pIPI.formato_danfe"/>
        <text:user-field-decl office:value-type="string" office:string-value="det.informacoes_adicionais_formatadas" text:name="py3o.det.informacoes_adicionais_formatadas"/>
        <text:user-field-decl office:value-type="string" office:string-value="danfe.NFe.cst_descricao" text:name="py3o.danfe.NFe.cst_descricao"/>
      </text:user-field-decls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F"/>
        <table:table-column table:style-name="Tabela11.G"/>
        <table:table-column table:style-name="Tabela11.H" table:number-columns-repeated="2"/>
        <table:table-column table:style-name="Tabela11.J"/>
        <table:table-column table:style-name="Tabela11.K"/>
        <table:table-column table:style-name="Tabela11.L"/>
        <table:table-column table:style-name="Tabela11.M"/>
        <table:table-row>
          <table:table-cell table:style-name="Tabela11.A1" table:number-columns-spanned="13" office:value-type="string">
            <text:p text:style-name="Standard"><text:a xlink:type="simple" xlink:href="py3o://for=%22det%20in%20danfe.NFe.infNFe.det%22" text:style-name="Internet_20_link" text:visited-style-name="Visited_20_Internet_20_Link">for="det in danfe.NFe.infNFe.det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1.A1" table:number-columns-spanned="13" office:value-type="string">
            <text:p text:style-name="Standard"><text:a xlink:type="simple" xlink:href="py3o://if=%22det.nItem.valor%20%25%202%20!=%200%22" text:style-name="Internet_20_link" text:visited-style-name="Visited_20_Internet_20_Link">if="det.nItem.valor % 2 != 0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1.3">
          <table:table-cell table:style-name="Tabela11.A3" office:value-type="string">
            <text:p text:style-name="Dado_20_produto"><text:user-field-get text:name="py3o.det.prod.cProd.valor">det.prod.cProd.valor</text:user-field-get></text:p>
          </table:table-cell>
          <table:table-cell table:style-name="Tabela11.B3" office:value-type="string">
            <text:p text:style-name="Dado_20_produto"><text:user-field-get text:name="py3o.det.prod.xProd.valor">det.prod.xProd.valor</text:user-field-get></text:p>
          </table:table-cell>
          <table:table-cell table:style-name="Tabela11.C3" office:value-type="string">
            <text:p text:style-name="Dado_20_produto_20_centralizado"><text:user-field-get text:name="py3o.det.prod.NCM.valor">det.prod.NCM.valor</text:user-field-get></text:p>
          </table:table-cell>
          <table:table-cell table:style-name="Tabela11.C3" office:value-type="string">
            <text:p text:style-name="Dado_20_produto_20_centralizado"><text:user-field-get text:name="py3o.det.cst_formatado">det.cst_formatado</text:user-field-get></text:p>
          </table:table-cell>
          <table:table-cell table:style-name="Tabela11.C3" office:value-type="string">
            <text:p text:style-name="Dado_20_produto_20_centralizado"><text:user-field-get text:name="py3o.det.prod.CFOP.valor">det.prod.CFOP.valor</text:user-field-get></text:p>
          </table:table-cell>
          <table:table-cell table:style-name="Tabela11.F3" office:value-type="string">
            <text:p text:style-name="Dado_20_produto_20_numérico"><text:user-field-get text:name="py3o.det.prod.qCom.formato_danfe">det.prod.qCom.formato_danfe</text:user-field-get><text:s/><text:user-field-get text:name="py3o.det.prod.uCom.valor">det.prod.uCom.valor</text:user-field-get></text:p>
          </table:table-cell>
          <table:table-cell table:style-name="Tabela11.F3" office:value-type="string">
            <text:p text:style-name="Dado_20_produto_20_numérico"><text:user-field-get text:name="py3o.det.prod.vUnCom.formato_danfe">det.prod.vUnCom.formato_danfe</text:user-field-get></text:p>
          </table:table-cell>
          <table:table-cell table:style-name="Tabela11.F3" office:value-type="string">
            <text:p text:style-name="Dado_20_produto_20_numérico"><text:user-field-get text:name="py3o.det.prod.vProd.formato_danfe">det.prod.vProd.formato_danfe</text:user-field-get></text:p>
          </table:table-cell>
          <table:table-cell table:style-name="Tabela11.F3" office:value-type="string">
            <text:p text:style-name="Dado_20_produto_20_numérico"><text:user-field-get text:name="py3o.det.imposto.ICMS.vBC.formato_danfe">det.imposto.ICMS.vBC.formato_danfe</text:user-field-get></text:p>
          </table:table-cell>
          <table:table-cell table:style-name="Tabela11.F3" office:value-type="string">
            <text:p text:style-name="Dado_20_produto_20_numérico"><text:user-field-get text:name="py3o.det.imposto.ICMS.vICMS.formato_danfe">det.imposto.ICMS.vICMS.formato_danfe</text:user-field-get></text:p>
          </table:table-cell>
          <table:table-cell table:style-name="Tabela11.K3" office:value-type="string">
            <text:p text:style-name="Dado_20_produto_20_numérico"><text:user-field-get text:name="py3o.det.imposto.IPI.vIPI.formato_danfe">det.imposto.IPI.vIPI.formato_danfe</text:user-field-get></text:p>
          </table:table-cell>
          <table:table-cell table:style-name="Tabela11.K3" office:value-type="string">
            <text:p text:style-name="Dado_20_produto_20_numérico"><text:user-field-get text:name="py3o.det.imposto.ICMS.pICMS.formato_danfe">det.imposto.ICMS.pICMS.formato_danfe</text:user-field-get></text:p>
          </table:table-cell>
          <table:table-cell table:style-name="Tabela11.M3" office:value-type="string">
            <text:p text:style-name="Dado_20_produto_20_numérico"><text:user-field-get text:name="py3o.det.imposto.IPI.pIPI.formato_danfe">det.imposto.IPI.pIPI.formato_danfe</text:user-field-get></text:p>
          </table:table-cell>
        </table:table-row>
        <text:soft-page-break/>
        <table:table-row>
          <table:table-cell table:style-name="Tabela11.A1" table:number-columns-spanned="13" office:value-type="string">
            <text:p text:style-name="Standard"><text:a xlink:type="simple" xlink:href="py3o://if=%22det.infAdProd.valor%22" text:style-name="Internet_20_link" text:visited-style-name="Visited_20_Internet_20_Link">if="det.infAdProd.valor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1.5">
          <table:table-cell table:style-name="Tabela11.A5" office:value-type="string">
            <text:p text:style-name="Standard"/>
          </table:table-cell>
          <table:table-cell table:style-name="Tabela11.B5" office:value-type="string">
            <text:p text:style-name="Dado_20_produto"><text:user-field-get text:name="py3o.det.informacoes_adicionais_formatadas">det.informacoes_adicionais_formatadas</text:user-field-get></text:p>
          </table:table-cell>
          <table:table-cell table:style-name="Tabela11.C5" office:value-type="string">
            <text:p text:style-name="Standard"/>
          </table:table-cell>
          <table:table-cell table:style-name="Tabela11.D5" office:value-type="string">
            <text:p text:style-name="Standard"/>
          </table:table-cell>
          <table:table-cell table:style-name="Tabela11.E5" office:value-type="string">
            <text:p text:style-name="Standard"/>
          </table:table-cell>
          <table:table-cell table:style-name="Tabela11.F5" office:value-type="string">
            <text:p text:style-name="Standard"/>
          </table:table-cell>
          <table:table-cell table:style-name="Tabela11.G5" office:value-type="string">
            <text:p text:style-name="Standard"/>
          </table:table-cell>
          <table:table-cell table:style-name="Tabela11.H5" office:value-type="string">
            <text:p text:style-name="Standard"/>
          </table:table-cell>
          <table:table-cell table:style-name="Tabela11.I5" office:value-type="string">
            <text:p text:style-name="Standard"/>
          </table:table-cell>
          <table:table-cell table:style-name="Tabela11.J5" office:value-type="string">
            <text:p text:style-name="Standard"/>
          </table:table-cell>
          <table:table-cell table:style-name="Tabela11.K5" office:value-type="string">
            <text:p text:style-name="Standard"/>
          </table:table-cell>
          <table:table-cell table:style-name="Tabela11.L5" office:value-type="string">
            <text:p text:style-name="P18"/>
          </table:table-cell>
          <table:table-cell table:style-name="Tabela11.M5" office:value-type="string">
            <text:p text:style-name="P18"/>
          </table:table-cell>
        </table:table-row>
        <table:table-row>
          <table:table-cell table:style-name="Tabela11.A1" table:number-columns-spanned="13" office:value-type="string">
            <text:p text:style-name="Table_20_Contents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1.A7" table:number-columns-spanned="13" office:value-type="string">
            <text:p text:style-name="Table_20_Contents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1.A8" table:number-columns-spanned="13" office:value-type="string">
            <text:p text:style-name="Standard"><text:a xlink:type="simple" xlink:href="py3o://if=%22det.nItem.valor%20%25%202%20==%200%22" text:style-name="Internet_20_link" text:visited-style-name="Visited_20_Internet_20_Link">if="det.nItem.valor % 2 == 0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1.9">
          <table:table-cell table:style-name="Tabela11.A9" office:value-type="string">
            <text:p text:style-name="P33"><text:user-field-get text:name="py3o.det.prod.cProd.valor">det.prod.cProd.valor</text:user-field-get><text:soft-page-break/></text:p>
          </table:table-cell>
          <table:table-cell table:style-name="Tabela11.B9" office:value-type="string">
            <text:p text:style-name="P33"><text:user-field-get text:name="py3o.det.prod.xProd.valor">det.prod.xProd.valor</text:user-field-get></text:p>
          </table:table-cell>
          <table:table-cell table:style-name="Tabela11.C9" office:value-type="string">
            <text:p text:style-name="P35"><text:user-field-get text:name="py3o.det.prod.NCM.valor">det.prod.NCM.valor</text:user-field-get></text:p>
          </table:table-cell>
          <table:table-cell table:style-name="Tabela11.C9" office:value-type="string">
            <text:p text:style-name="P35"><text:user-field-get text:name="py3o.det.cst_formatado">det.cst_formatado</text:user-field-get><text:soft-page-break/></text:p>
          </table:table-cell>
          <table:table-cell table:style-name="Tabela11.C9" office:value-type="string">
            <text:p text:style-name="P35"><text:user-field-get text:name="py3o.det.prod.CFOP.valor">det.prod.CFOP.valor</text:user-field-get><text:soft-page-break/></text:p>
          </table:table-cell>
          <table:table-cell table:style-name="Tabela11.F9" office:value-type="string">
            <text:p text:style-name="P32"><text:user-field-get text:name="py3o.det.prod.qCom.formato_danfe">det.prod.qCom.formato_danfe</text:user-field-get><text:soft-page-break/><text:s/><text:user-field-get text:name="py3o.det.prod.uCom.valor">det.prod.uCom.valor</text:user-field-get></text:p>
          </table:table-cell>
          <table:table-cell table:style-name="Tabela11.F9" office:value-type="string">
            <text:p text:style-name="P32"><text:user-field-get text:name="py3o.det.prod.vUnCom.formato_danfe">det.prod.vUnCom.formato_danfe</text:user-field-get><text:soft-page-break/></text:p>
          </table:table-cell>
          <table:table-cell table:style-name="Tabela11.F9" office:value-type="string">
            <text:p text:style-name="P32"><text:user-field-get text:name="py3o.det.prod.vProd.formato_danfe">det.prod.vProd.formato_danfe</text:user-field-get></text:p>
          </table:table-cell>
          <table:table-cell table:style-name="Tabela11.F9" office:value-type="string">
            <text:p text:style-name="P32"><text:user-field-get text:name="py3o.det.imposto.ICMS.vBC.formato_danfe">det.imposto.ICMS.vBC.formato_danfe</text:user-field-get></text:p>
          </table:table-cell>
          <table:table-cell table:style-name="Tabela11.F9" office:value-type="string">
            <text:p text:style-name="P32"><text:user-field-get text:name="py3o.det.imposto.ICMS.vICMS.formato_danfe">det.imposto.ICMS.vICMS.formato_danfe</text:user-field-get></text:p>
          </table:table-cell>
          <table:table-cell table:style-name="Tabela11.K9" office:value-type="string">
            <text:p text:style-name="P32"><text:user-field-get text:name="py3o.det.imposto.IPI.vIPI.formato_danfe">det.imposto.IPI.vIPI.formato_danfe</text:user-field-get></text:p>
          </table:table-cell>
          <table:table-cell table:style-name="Tabela11.K9" office:value-type="string">
            <text:p text:style-name="P32"><text:user-field-get text:name="py3o.det.imposto.ICMS.pICMS.formato_danfe">det.imposto.ICMS.pICMS.formato_danfe</text:user-field-get><text:soft-page-break/></text:p>
          </table:table-cell>
          <table:table-cell table:style-name="Tabela11.M9" office:value-type="string">
            <text:p text:style-name="P32"><text:user-field-get text:name="py3o.det.imposto.IPI.pIPI.formato_danfe">det.imposto.IPI.pIPI.formato_danfe</text:user-field-get><text:soft-page-break/></text:p>
          </table:table-cell>
        </table:table-row>
        <table:table-row table:style-name="Tabela11.10">
          <table:table-cell table:style-name="Tabela11.A10" table:number-columns-spanned="13" office:value-type="string">
            <text:p text:style-name="Standard"><text:a xlink:type="simple" xlink:href="py3o://if=%22det.infAdProd.valor%22" text:style-name="Internet_20_link" text:visited-style-name="Visited_20_Internet_20_Link"><text:span text:style-name="T22">if="det.infAdProd.valor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1.11">
          <table:table-cell table:style-name="Tabela11.A11" office:value-type="string">
            <text:p text:style-name="P29"/>
          </table:table-cell>
          <table:table-cell table:style-name="Tabela11.B9" office:value-type="string">
            <text:p text:style-name="P34"><text:user-field-get text:name="py3o.det.informacoes_adicionais_formatadas">det.informacoes_adicionais_formatadas</text:user-field-get></text:p>
          </table:table-cell>
          <table:table-cell table:style-name="Tabela11.C11" office:value-type="string">
            <text:p text:style-name="P29"/>
          </table:table-cell>
          <table:table-cell table:style-name="Tabela11.C11" office:value-type="string">
            <text:p text:style-name="P29"/>
          </table:table-cell>
          <table:table-cell table:style-name="Tabela11.C11" office:value-type="string">
            <text:p text:style-name="P29"/>
          </table:table-cell>
          <table:table-cell table:style-name="Tabela11.C11" office:value-type="string">
            <text:p text:style-name="P29"/>
          </table:table-cell>
          <table:table-cell table:style-name="Tabela11.C11" office:value-type="string">
            <text:p text:style-name="P29"/>
          </table:table-cell>
          <table:table-cell table:style-name="Tabela11.C11" office:value-type="string">
            <text:p text:style-name="P29"/>
          </table:table-cell>
          <table:table-cell table:style-name="Tabela11.C11" office:value-type="string">
            <text:p text:style-name="P29"/>
          </table:table-cell>
          <table:table-cell table:style-name="Tabela11.C11" office:value-type="string">
            <text:p text:style-name="P29"/>
          </table:table-cell>
          <table:table-cell table:style-name="Tabela11.C11" office:value-type="string">
            <text:p text:style-name="P29"/>
          </table:table-cell>
          <table:table-cell table:style-name="Tabela11.C11" office:value-type="string">
            <text:p text:style-name="P20"/>
          </table:table-cell>
          <table:table-cell table:style-name="Tabela11.C11" office:value-type="string">
            <text:p text:style-name="P20"/>
          </table:table-cell>
        </table:table-row>
        <table:table-row table:style-name="Tabela11.12">
          <table:table-cell table:style-name="Tabela11.A10" table:number-columns-spanned="13" office:value-type="string">
            <text:p text:style-name="Table_20_Contents"><text:a xlink:type="simple" xlink:href="py3o:///if" text:style-name="Internet_20_link" text:visited-style-name="Visited_20_Internet_20_Link"><text:span text:style-name="T22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1.A13" table:number-columns-spanned="13" office:value-type="string">
            <text:p text:style-name="Table_20_Contents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1.A1" table:number-columns-spanned="13" office:value-type="string">
            <text:p text:style-name="Table_20_Contents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>
  <office:font-face-decls>
    <style:font-face style:name="OpenSymbol" svg:font-family="OpenSymbol" style:font-charset="x-symbol"/>
    <style:font-face style:name="Gentium Plus" svg:font-family="'Gentium Plus'"/>
    <style:font-face style:name="Linux Biolinum" svg:font-family="'Linux Biolinum'"/>
    <style:font-face style:name="Linux Biolinum1" svg:font-family="'Linux Biolinum'" style:font-adornments="Regular" style:font-pitch="variable"/>
    <style:font-face style:name="DejaVu Sans1" svg:font-family="'DejaVu Sans'" style:font-adornments="Negrito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Gentium Plus" fo:font-size="12pt" fo:language="pt" fo:country="BR" style:letter-kerning="true" style:font-name-asian="Liberation Sans" style:font-size-asian="10.5pt" style:language-asian="zh" style:country-asian="CN" style:font-name-complex="Liberation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Gentium Plus" fo:font-size="12pt" fo:language="pt" fo:country="BR" style:letter-kerning="true" style:font-name-asian="Liberation Sans" style:font-size-asian="10.5pt" style:language-asian="zh" style:country-asian="CN" style:font-name-complex="Liberation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page"/>
      <style:text-properties fo:font-variant="normal" fo:text-transform="none" style:font-name="DejaVu Sans" fo:font-family="'DejaVu Sans'" style:font-style-name="Regular" style:font-family-generic="swiss" style:font-pitch="variable" fo:font-size="11pt" fo:text-shadow="none" style:font-size-asian="10.5pt" style:font-relief="non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nux Biolinum" fo:font-family="'Linux Biolinum'" fo:font-size="14pt" style:font-name-asian="Microsoft YaHei" style:font-family-asian="'Microsoft YaHei'" style:font-family-generic-asian="system" style:font-pitch-asian="variable" style:font-size-asian="14pt" style:font-name-complex="Liberation Sans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name="Linux Biolinum" fo:font-family="'Linux Biolinum'" style:font-size-asian="12pt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style:font-name="Linux Biolinum" fo:font-family="'Linux Biolinum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Biolinum" fo:font-family="'Linux Biolinum'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 style:writing-mode="page">
        <style:tab-stops>
          <style:tab-stop style:position="95mm" style:type="center"/>
          <style:tab-stop style:position="190.01mm" style:type="right"/>
        </style:tab-stops>
      </style:paragraph-properties>
      <style:text-properties fo:font-size="4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scritivo_20_bloco" style:display-name="Descritivo bloco" style:family="paragraph" style:parent-style-name="Standard" style:master-page-name="">
      <style:paragraph-properties fo:margin-top="0mm" fo:margin-bottom="0.49mm" style:page-number="auto" style:writing-mode="page"/>
      <style:text-properties style:font-name="DejaVu Sans1" fo:font-family="'DejaVu Sans'" style:font-style-name="Negrito" style:font-family-generic="swiss" style:font-pitch="variable" fo:font-size="7pt" fo:font-weight="bold" style:font-size-asian="10.5pt"/>
    </style:style>
    <style:style style:name="Descritivo_20_campo" style:display-name="Descritivo campo" style:family="paragraph" style:parent-style-name="Standard">
      <style:paragraph-properties style:writing-mode="page"/>
      <style:text-properties fo:font-variant="small-caps" fo:font-size="4pt" style:font-size-asian="10.5pt"/>
    </style:style>
    <style:style style:name="Descritivo_20_número" style:display-name="Descritivo número" style:family="paragraph" style:parent-style-name="Standard">
      <style:paragraph-properties fo:text-align="center" style:justify-single-word="false" style:writing-mode="page"/>
      <style:text-properties fo:font-size="9pt" fo:font-weight="bold" style:font-size-asian="10.5pt"/>
    </style:style>
    <style:style style:name="Dado_20_campo" style:display-name="Dado campo" style:family="paragraph" style:parent-style-name="Standard" style:master-page-name="">
      <style:paragraph-properties fo:margin-top="1.01mm" fo:margin-bottom="0mm" style:page-number="auto" fo:background-color="transparent" style:writing-mode="page">
        <style:tab-stops/>
      </style:paragraph-properties>
      <style:text-properties fo:font-variant="normal" fo:text-transform="none" style:font-name="DejaVu Sans" fo:font-family="'DejaVu Sans'" style:font-style-name="Regular" style:font-family-generic="swiss" style:font-pitch="variable" fo:font-size="8pt" style:font-size-asian="10.5pt"/>
    </style:style>
    <style:style style:name="Emitente_20_nome" style:display-name="Emitente nome" style:family="paragraph" style:parent-style-name="Standard" style:master-page-name="">
      <style:paragraph-properties fo:text-align="center" style:justify-single-word="false" style:page-number="auto" style:writing-mode="page"/>
      <style:text-properties fo:font-weight="bold" style:font-size-asian="10.5pt"/>
    </style:style>
    <style:style style:name="Emitente_20_dados" style:display-name="Emitente dados" style:family="paragraph" style:parent-style-name="Standard">
      <style:paragraph-properties fo:text-align="center" style:justify-single-word="false" style:writing-mode="page"/>
      <style:text-properties fo:font-size="8pt" fo:font-weight="bold" style:font-size-asian="10.5pt"/>
    </style:style>
    <style:style style:name="Dado_20_produto" style:display-name="Dado produto" style:family="paragraph" style:parent-style-name="Standard">
      <style:paragraph-properties style:writing-mode="page"/>
      <style:text-properties fo:font-size="5pt" style:font-size-asian="10.5pt"/>
    </style:style>
    <style:style style:name="Dado_20_produto_20_numérico" style:display-name="Dado produto numérico" style:family="paragraph" style:parent-style-name="Dado_20_produto">
      <style:paragraph-properties fo:text-align="end" style:justify-single-word="false" style:writing-mode="page"/>
      <style:text-properties style:font-size-asian="10.5pt"/>
    </style:style>
    <style:style style:name="Dado_20_produto_20_centralizado" style:display-name="Dado produto centralizado" style:family="paragraph" style:parent-style-name="Dado_20_produto">
      <style:paragraph-properties fo:text-align="center" style:justify-single-word="false" style:writing-mode="page"/>
    </style:style>
    <style:style style:name="Descritivo_20_DANFE" style:display-name="Descritivo DANFE" style:family="paragraph" style:parent-style-name="Standard">
      <style:paragraph-properties fo:text-align="center" style:justify-single-word="false" style:writing-mode="page"/>
      <style:text-properties fo:font-size="10pt" fo:font-weight="bold" style:font-size-asian="10.5pt"/>
    </style:style>
    <style:style style:name="Descritivo_20_DANFE_20_geral" style:display-name="Descritivo DANFE geral" style:family="paragraph" style:parent-style-name="Standard">
      <style:paragraph-properties fo:text-align="center" style:justify-single-word="false" style:writing-mode="page"/>
      <style:text-properties fo:font-size="6pt" fo:font-weight="normal" style:font-size-asian="10.5pt"/>
    </style:style>
    <style:style style:name="Descritivo_20_DANFE_20_entrada_2f_saída" style:display-name="Descritivo DANFE entrada/saída" style:family="paragraph" style:parent-style-name="Standard">
      <style:paragraph-properties style:writing-mode="page"/>
      <style:text-properties fo:font-size="6pt" style:font-size-asian="10.5pt"/>
    </style:style>
    <style:style style:name="Frame_20_contents" style:display-name="Frame contents" style:family="paragraph" style:parent-style-name="Standard" style:class="extra"/>
    <style:style style:name="Dado_20_chave" style:display-name="Dado chave" style:family="paragraph" style:parent-style-name="Standard" style:master-page-name="">
      <style:paragraph-properties fo:margin-top="0.49mm" fo:margin-bottom="0mm" fo:text-align="center" style:justify-single-word="false" style:page-number="auto" style:writing-mode="page"/>
      <style:text-properties fo:font-size="6pt" fo:font-weight="bold" style:font-size-asian="10.5pt"/>
    </style:style>
    <style:style style:name="Dado_20_variável" style:display-name="Dado variável" style:family="paragraph" style:parent-style-name="Standard">
      <style:paragraph-properties fo:margin-top="0.49mm" fo:margin-bottom="0mm" fo:text-align="center" style:justify-single-word="false" style:writing-mode="page"/>
      <style:text-properties fo:font-size="9pt" style:font-size-asian="10.5pt"/>
    </style:style>
    <style:style style:name="Taŭga" style:family="text">
      <style:text-properties style:font-name="Linux Biolinum1" fo:font-family="'Linux Biolinum'" style:font-style-name="Regular" style:font-pitch="variable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ela2" style:family="table">
      <style:table-properties style:width="193.97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2.A" style:family="table-column">
      <style:table-column-properties style:column-width="39.97mm"/>
    </style:style>
    <style:style style:name="Tabela2.B" style:family="table-column">
      <style:table-column-properties style:column-width="24.68mm"/>
    </style:style>
    <style:style style:name="Tabela2.C" style:family="table-column">
      <style:table-column-properties style:column-width="15.29mm"/>
    </style:style>
    <style:style style:name="Tabela2.D" style:family="table-column">
      <style:table-column-properties style:column-width="34.04mm"/>
    </style:style>
    <style:style style:name="Tabela2.E" style:family="table-column">
      <style:table-column-properties style:column-width="15.31mm"/>
    </style:style>
    <style:style style:name="Tabela2.F" style:family="table-column">
      <style:table-column-properties style:column-width="64.68mm"/>
    </style:style>
    <style:style style:name="Tabela2.A1" style:family="table-cell">
      <style:table-cell-properties style:vertical-align="middle" fo:padding="0.97mm" fo:border="none"/>
    </style:style>
    <style:style style:name="Tabela2.2" style:family="table-row">
      <style:table-row-properties style:min-row-height="11.59mm"/>
    </style:style>
    <style:style style:name="Tabela2.A5" style:family="table-cell">
      <style:table-cell-properties style:vertical-align="middle" fo:padding="0mm" fo:border="none"/>
    </style:style>
    <style:style style:name="Tabela2.6" style:family="table-row">
      <style:table-row-properties style:row-height="13mm"/>
    </style:style>
    <style:style style:name="Tabela2.A6" style:family="table-cell">
      <style:table-cell-properties style:vertical-align="middle" fo:padding="0.49mm" fo:border-left="none" fo:border-right="0.05pt solid #000000" fo:border-top="0.05pt solid #000000" fo:border-bottom="none"/>
    </style:style>
    <style:style style:name="Tabela2.D6" style:family="table-cell">
      <style:table-cell-properties style:vertical-align="middle" fo:padding="1.01mm" fo:border="0.05pt solid #000000"/>
    </style:style>
    <style:style style:name="Tabela2.E6" style:family="table-cell">
      <style:table-cell-properties style:vertical-align="middle" fo:padding="0mm" fo:border-left="0.05pt solid #000000" fo:border-right="none" fo:border-top="0.05pt solid #000000" fo:border-bottom="0.05pt solid #000000"/>
    </style:style>
    <style:style style:name="Tabela2.7" style:family="table-row">
      <style:table-row-properties style:row-height="8.01mm"/>
    </style:style>
    <style:style style:name="Tabela2.E7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2.9" style:family="table-row">
      <style:table-row-properties style:row-height="4.5mm"/>
    </style:style>
    <style:style style:name="Tabela2.A9" style:family="table-cell">
      <style:table-cell-properties style:vertical-align="middle" fo:padding-left="0.49mm" fo:padding-right="0.49mm" fo:padding-top="0.49mm" fo:padding-bottom="0mm" fo:border-left="none" fo:border-right="none" fo:border-top="none" fo:border-bottom="0.05pt solid #000000"/>
    </style:style>
    <style:style style:name="Tabela2.10" style:family="table-row">
      <style:table-row-properties style:row-height="8.01mm" fo:background-color="transparent" fo:keep-together="auto">
        <style:background-image/>
      </style:table-row-properties>
    </style:style>
    <style:style style:name="Tabela2.A10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0.05pt solid #000000" fo:border-bottom="0.05pt solid #000000" style:writing-mode="page">
        <style:background-image/>
      </style:table-cell-properties>
    </style:style>
    <style:style style:name="Tabela2.E10" style:family="table-cell">
      <style:table-cell-properties style:vertical-align="" fo:background-color="transparent" fo:padding-left="1.01mm" fo:padding-right="1.01mm" fo:padding-top="1.01mm" fo:padding-bottom="0m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2.11" style:family="table-row">
      <style:table-row-properties style:min-row-height="4.5mm" fo:background-color="transparent" fo:keep-together="auto">
        <style:background-image/>
      </style:table-row-properties>
    </style:style>
    <style:style style:name="Tabela2.A11" style:family="table-cell">
      <style:table-cell-properties style:vertical-align="middle" fo:background-color="transparent" fo:padding="0mm" fo:border-left="none" fo:border-right="none" fo:border-top="none" fo:border-bottom="0.05pt solid #000000" style:writing-mode="page">
        <style:background-image/>
      </style:table-cell-properties>
    </style:style>
    <style:style style:name="Tabela2.E14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2.E21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2.25" style:family="table-row">
      <style:table-row-properties style:row-height="7.5mm" fo:background-color="transparent" fo:keep-together="auto">
        <style:background-image/>
      </style:table-row-properties>
    </style:style>
    <style:style style:name="Tabela2.A25" style:family="table-cell">
      <style:table-cell-properties style:vertical-align="" fo:background-color="transparent" fo:padding-left="1.01mm" fo:padding-right="1.01mm" fo:padding-top="1.01mm" fo:padding-bottom="0mm" fo:border-left="none" fo:border-right="0.05pt solid #000000" fo:border-top="none" fo:border-bottom="0.05pt solid #000000" style:writing-mode="page">
        <style:background-image/>
      </style:table-cell-properties>
    </style:style>
    <style:style style:name="Tabela2.26" style:family="table-row">
      <style:table-row-properties style:row-height="7.5mm"/>
    </style:style>
    <style:style style:name="Tabela2.A26" style:family="table-cell">
      <style:table-cell-properties fo:padding-left="1.01mm" fo:padding-right="1.01mm" fo:padding-top="1.01mm" fo:padding-bottom="0mm" fo:border-left="none" fo:border-right="none" fo:border-top="0.05pt solid #000000" fo:border-bottom="0.05pt solid #000000"/>
    </style:style>
    <style:style style:name="Tabela2.C26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2.F26" style:family="table-cell">
      <style:table-cell-properties fo:padding="0.97mm" fo:border-left="0.05pt solid #000000" fo:border-right="none" fo:border-top="0.05pt solid #000000" fo:border-bottom="0.05pt solid #000000"/>
    </style:style>
    <style:style style:name="Tabela2.A27" style:family="table-cell">
      <style:table-cell-properties fo:padding-left="1.01mm" fo:padding-right="1.01mm" fo:padding-top="1.01mm" fo:padding-bottom="0mm" fo:border-left="none" fo:border-right="0.05pt solid #000000" fo:border-top="none" fo:border-bottom="0.05pt solid #000000"/>
    </style:style>
    <style:style style:name="Tabela2.A33" style:family="table-cell">
      <style:table-cell-properties style:vertical-align="middle" fo:padding="0.49mm" fo:border-left="none" fo:border-right="none" fo:border-top="0.05pt solid #000000" fo:border-bottom="none"/>
    </style:style>
    <style:style style:name="Tabela2.A34" style:family="table-cell">
      <style:table-cell-properties style:vertical-align="middle" fo:padding="0.49mm" fo:border-left="none" fo:border-right="none" fo:border-top="0.05pt solid #000000" fo:border-bottom="none"/>
    </style:style>
    <style:style style:name="Tabela2.E34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2.A35" style:family="table-cell">
      <style:table-cell-properties style:vertical-align="middle" fo:padding="0.49mm" fo:border-left="none" fo:border-right="none" fo:border-top="0.05pt solid #000000" fo:border-bottom="none"/>
    </style:style>
    <style:style style:name="Tabela2.A40" style:family="table-cell">
      <style:table-cell-properties style:vertical-align="middle" fo:padding="0.49mm" fo:border-left="none" fo:border-right="none" fo:border-top="0.05pt solid #000000" fo:border-bottom="none"/>
    </style:style>
    <style:style style:name="Tabela2.A41" style:family="table-cell">
      <style:table-cell-properties style:vertical-align="middle" fo:padding="0.49mm" fo:border-left="none" fo:border-right="none" fo:border-top="0.05pt solid #000000" fo:border-bottom="none"/>
    </style:style>
    <style:style style:name="Tabela2.E41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2.A42" style:family="table-cell">
      <style:table-cell-properties style:vertical-align="middle" fo:padding="0.49mm" fo:border-left="none" fo:border-right="none" fo:border-top="0.05pt solid #000000" fo:border-bottom="none"/>
    </style:style>
    <style:style style:name="Tabela2.A47" style:family="table-cell">
      <style:table-cell-properties style:vertical-align="middle" fo:padding="0.49mm" fo:border-left="none" fo:border-right="none" fo:border-top="0.05pt solid #000000" fo:border-bottom="none"/>
    </style:style>
    <style:style style:name="Tabela2.A48" style:family="table-cell">
      <style:table-cell-properties style:vertical-align="middle" fo:padding="0.49mm" fo:border-left="none" fo:border-right="none" fo:border-top="0.05pt solid #000000" fo:border-bottom="none"/>
    </style:style>
    <style:style style:name="Tabela2.E48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2.A49" style:family="table-cell">
      <style:table-cell-properties style:vertical-align="middle" fo:padding="0.49mm" fo:border-left="none" fo:border-right="none" fo:border-top="0.05pt solid #000000" fo:border-bottom="none"/>
    </style:style>
    <style:style style:name="Tabela2.53" style:family="table-row">
      <style:table-row-properties style:row-height="7.5mm"/>
    </style:style>
    <style:style style:name="Tabela2.A53" style:family="table-cell">
      <style:table-cell-properties fo:padding-left="1.01mm" fo:padding-right="1.01mm" fo:padding-top="1.01mm" fo:padding-bottom="0mm" fo:border-left="none" fo:border-right="none" fo:border-top="0.05pt solid #000000" fo:border-bottom="0.05pt solid #000000"/>
    </style:style>
    <style:style style:name="Tabela2.C53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2.F53" style:family="table-cell">
      <style:table-cell-properties fo:padding="0.97mm" fo:border-left="0.05pt solid #000000" fo:border-right="none" fo:border-top="0.05pt solid #000000" fo:border-bottom="0.05pt solid #000000"/>
    </style:style>
    <style:style style:name="Tabela2.A54" style:family="table-cell">
      <style:table-cell-properties fo:padding-left="1.01mm" fo:padding-right="1.01mm" fo:padding-top="1.01mm" fo:padding-bottom="0mm" fo:border-left="none" fo:border-right="0.05pt solid #000000" fo:border-top="none" fo:border-bottom="0.05pt solid #000000"/>
    </style:style>
    <style:style style:name="Tabela2.E61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2.E68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2.E75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2.80" style:family="table-row">
      <style:table-row-properties style:row-height="7.5mm"/>
    </style:style>
    <style:style style:name="Tabela2.A80" style:family="table-cell">
      <style:table-cell-properties fo:padding-left="1.01mm" fo:padding-right="1.01mm" fo:padding-top="1.01mm" fo:padding-bottom="0mm" fo:border-left="none" fo:border-right="none" fo:border-top="0.05pt solid #000000" fo:border-bottom="0.05pt solid #000000"/>
    </style:style>
    <style:style style:name="Tabela2.C80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2.F80" style:family="table-cell">
      <style:table-cell-properties fo:padding="0.97mm" fo:border-left="0.05pt solid #000000" fo:border-right="none" fo:border-top="0.05pt solid #000000" fo:border-bottom="0.05pt solid #000000"/>
    </style:style>
    <style:style style:name="Tabela2.A81" style:family="table-cell">
      <style:table-cell-properties fo:padding-left="1.01mm" fo:padding-right="1.01mm" fo:padding-top="1.01mm" fo:padding-bottom="0mm" fo:border-left="none" fo:border-right="0.05pt solid #000000" fo:border-top="none" fo:border-bottom="0.05pt solid #000000"/>
    </style:style>
    <style:style style:name="Tabela6" style:family="table">
      <style:table-properties style:width="193.99m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ela6.A" style:family="table-column">
      <style:table-column-properties style:column-width="17.97mm" style:rel-column-width="6072*"/>
    </style:style>
    <style:style style:name="Tabela6.B" style:family="table-column">
      <style:table-column-properties style:column-width="53.99mm" style:rel-column-width="18239*"/>
    </style:style>
    <style:style style:name="Tabela6.C" style:family="table-column">
      <style:table-column-properties style:column-width="10.04mm" style:rel-column-width="3390*"/>
    </style:style>
    <style:style style:name="Tabela6.D" style:family="table-column">
      <style:table-column-properties style:column-width="5.91mm" style:rel-column-width="1996*"/>
    </style:style>
    <style:style style:name="Tabela6.E" style:family="table-column">
      <style:table-column-properties style:column-width="6.14mm" style:rel-column-width="2073*"/>
    </style:style>
    <style:style style:name="Tabela6.F" style:family="table-column">
      <style:table-column-properties style:column-width="15.89mm" style:rel-column-width="5368*"/>
    </style:style>
    <style:style style:name="Tabela6.G" style:family="table-column">
      <style:table-column-properties style:column-width="15.96mm" style:rel-column-width="5392*"/>
    </style:style>
    <style:style style:name="Tabela6.H" style:family="table-column">
      <style:table-column-properties style:column-width="15.01mm" style:rel-column-width="5070*"/>
    </style:style>
    <style:style style:name="Tabela6.I" style:family="table-column">
      <style:table-column-properties style:column-width="15.03mm" style:rel-column-width="5076*"/>
    </style:style>
    <style:style style:name="Tabela6.J" style:family="table-column">
      <style:table-column-properties style:column-width="11.99mm" style:rel-column-width="4051*"/>
    </style:style>
    <style:style style:name="Tabela6.K" style:family="table-column">
      <style:table-column-properties style:column-width="11.98mm" style:rel-column-width="4046*"/>
    </style:style>
    <style:style style:name="Tabela6.L" style:family="table-column">
      <style:table-column-properties style:column-width="7.07mm" style:rel-column-width="2389*"/>
    </style:style>
    <style:style style:name="Tabela6.M" style:family="table-column">
      <style:table-column-properties style:column-width="7.02mm" style:rel-column-width="2373*"/>
    </style:style>
    <style:style style:name="Tabela6.1" style:family="table-row">
      <style:table-row-properties style:row-height="4.5mm" fo:background-color="transparent" fo:keep-together="auto">
        <style:background-image/>
      </style:table-row-properties>
    </style:style>
    <style:style style:name="Tabela6.A1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none" fo:border-bottom="0.05pt solid #000000" style:writing-mode="page">
        <style:background-image/>
      </style:table-cell-properties>
    </style:style>
    <style:style style:name="Tabela10" style:family="table">
      <style:table-properties style:width="117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0.A" style:family="table-column">
      <style:table-column-properties style:column-width="117.99mm" style:rel-column-width="65535*"/>
    </style:style>
    <style:style style:name="Tabela10.A1" style:family="table-cell">
      <style:table-cell-properties fo:padding="0mm" fo:border="none"/>
    </style:style>
    <style:style style:name="Tabela10.2" style:family="table-row">
      <style:table-row-properties fo:background-color="transparent" fo:keep-together="auto">
        <style:background-image/>
      </style:table-row-properties>
    </style:style>
    <style:style style:name="Tabela10.A2" style:family="table-cell">
      <style:table-cell-properties style:vertical-align="middle" fo:background-color="transparent" fo:padding="3mm" fo:border="4pt solid #f04e4d" style:writing-mode="page">
        <style:background-image/>
      </style:table-cell-properties>
    </style:style>
    <style:style style:name="Tabela10.A3" style:family="table-cell">
      <style:table-cell-properties fo:background-color="transparent" fo:padding="0mm" fo:border="none">
        <style:background-image/>
      </style:table-cell-properties>
    </style:style>
    <style:style style:name="Tabela10.6" style:family="table-row">
      <style:table-row-properties style:min-row-height="0.11mm"/>
    </style:style>
    <style:style style:name="Tabela10.11" style:family="table-row">
      <style:table-row-properties style:row-height="1.99mm"/>
    </style:style>
    <style:style style:name="Tabela10.A12" style:family="table-cell">
      <style:table-cell-properties style:vertical-align="middle" fo:background-color="transparent" fo:padding="3mm" fo:border="4pt solid #fdb94d" style:writing-mode="page">
        <style:background-image/>
      </style:table-cell-properties>
    </style:style>
    <style:style style:name="Tabela6.A2" style:family="table-cell">
      <style:table-cell-properties style:vertical-align="middle" fo:padding="0.49mm" fo:border-left="none" fo:border-right="none" fo:border-top="none" fo:border-bottom="0.05pt solid #000000"/>
    </style:style>
    <style:style style:name="Tabela6.B2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6.C2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6.D2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6.E2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6.F2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6.G2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6.H2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6.I2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6.J2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6.K2" style:family="table-cell">
      <style:table-cell-properties style:vertical-align="middle" fo:padding="0.49mm" fo:border-left="0.05pt solid #000000" fo:border-right="0.05pt solid #000000" fo:border-top="none" fo:border-bottom="0.05pt solid #000000"/>
    </style:style>
    <style:style style:name="Tabela6.L2" style:family="table-cell">
      <style:table-cell-properties style:vertical-align="middle" fo:padding-left="0.49mm" fo:padding-right="0.49mm" fo:padding-top="0.49mm" fo:padding-bottom="0mm" fo:border-left="none" fo:border-right="none" fo:border-top="none" fo:border-bottom="0.05pt solid #000000"/>
    </style:style>
    <style:style style:name="Tabela6.A3" style:family="table-cell">
      <style:table-cell-properties style:vertical-align="middle" fo:padding="0.49mm" fo:border-left="none" fo:border-right="none" fo:border-top="none" fo:border-bottom="0.05pt solid #000000"/>
    </style:style>
    <style:style style:name="Tabela6.B3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6.C3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6.D3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6.E3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6.F3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6.G3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6.H3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6.I3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6.J3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6.K3" style:family="table-cell">
      <style:table-cell-properties style:vertical-align="middle" fo:padding="0.49mm" fo:border-left="0.05pt solid #000000" fo:border-right="0.05pt solid #000000" fo:border-top="none" fo:border-bottom="0.05pt solid #000000"/>
    </style:style>
    <style:style style:name="Tabela6.L3" style:family="table-cell">
      <style:table-cell-properties style:vertical-align="middle" fo:padding-left="0.49mm" fo:padding-right="0.49mm" fo:padding-top="0.49mm" fo:padding-bottom="0mm" fo:border-left="0.05pt solid #000000" fo:border-right="0.05pt solid #000000" fo:border-top="none" fo:border-bottom="0.05pt solid #000000"/>
    </style:style>
    <style:style style:name="Tabela6.M3" style:family="table-cell">
      <style:table-cell-properties style:vertical-align="middle" fo:padding-left="0.49mm" fo:padding-right="0.49mm" fo:padding-top="0.49mm" fo:padding-bottom="0mm" fo:border-left="none" fo:border-right="none" fo:border-top="none" fo:border-bottom="0.05pt solid #000000"/>
    </style:style>
    <style:style style:name="Tabela1" style:family="table">
      <style:table-properties style:width="193.99mm" table:align="margins" style:writing-mode="page"/>
    </style:style>
    <style:style style:name="Tabela1.A" style:family="table-column">
      <style:table-column-properties style:column-width="193.99mm" style:rel-column-width="65535*"/>
    </style:style>
    <style:style style:name="Tabela1.A1" style:family="table-cell">
      <style:table-cell-properties fo:padding="0mm" fo:border="none"/>
    </style:style>
    <style:style style:name="Tabela21" style:family="table">
      <style:table-properties style:width="193.99mm" table:align="margins" style:writing-mode="page"/>
    </style:style>
    <style:style style:name="Tabela21.A" style:family="table-column">
      <style:table-column-properties style:column-width="27.01mm" style:rel-column-width="9122*"/>
    </style:style>
    <style:style style:name="Tabela21.B" style:family="table-column">
      <style:table-column-properties style:column-width="133mm" style:rel-column-width="44929*"/>
    </style:style>
    <style:style style:name="Tabela21.C" style:family="table-column">
      <style:table-column-properties style:column-width="33.99mm" style:rel-column-width="11484*"/>
    </style:style>
    <style:style style:name="Tabela21.A1" style:family="table-cell">
      <style:table-cell-properties fo:padding="1.01mm" fo:border="none"/>
    </style:style>
    <style:style style:name="Tabela21.2" style:family="table-row">
      <style:table-row-properties style:row-height="8.01mm"/>
    </style:style>
    <style:style style:name="Tabela21.A2" style:family="table-cell">
      <style:table-cell-properties style:vertical-align="middle" fo:padding="1.01mm" fo:border-left="none" fo:border-right="0.05pt solid #000000" fo:border-top="0.05pt solid #000000" fo:border-bottom="0.05pt solid #000000"/>
    </style:style>
    <style:style style:name="Tabela21.C2" style:family="table-cell">
      <style:table-cell-properties style:vertical-align="middle" fo:padding="1.01mm" fo:border-left="0.05pt solid #000000" fo:border-right="none" fo:border-top="0.05pt solid #000000" fo:border-bottom="0.05pt solid #000000"/>
    </style:style>
    <style:style style:name="Tabela21.A3" style:family="table-cell">
      <style:table-cell-properties fo:padding="1.01mm" fo:border-left="none" fo:border-right="0.05pt solid #000000" fo:border-top="0.05pt solid #000000" fo:border-bottom="0.05pt solid #000000"/>
    </style:style>
    <style:style style:name="Tabela21.B3" style:family="table-cell">
      <style:table-cell-properties fo:padding="1.01mm" fo:border="0.05pt solid #000000"/>
    </style:style>
    <style:style style:name="Tabela21.4" style:family="table-row">
      <style:table-row-properties style:row-height="4mm"/>
    </style:style>
    <style:style style:name="Tabela21.A5" style:family="table-cell">
      <style:table-cell-properties style:vertical-align="middle" fo:padding="1.01mm" fo:border="none"/>
    </style:style>
    <style:style style:name="Tabela14" style:family="table">
      <style:table-properties style:width="193.97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14.A" style:family="table-column">
      <style:table-column-properties style:column-width="39.97mm"/>
    </style:style>
    <style:style style:name="Tabela14.B" style:family="table-column">
      <style:table-column-properties style:column-width="24.68mm"/>
    </style:style>
    <style:style style:name="Tabela14.C" style:family="table-column">
      <style:table-column-properties style:column-width="15.29mm"/>
    </style:style>
    <style:style style:name="Tabela14.D" style:family="table-column">
      <style:table-column-properties style:column-width="34.04mm"/>
    </style:style>
    <style:style style:name="Tabela14.E" style:family="table-column">
      <style:table-column-properties style:column-width="15.31mm"/>
    </style:style>
    <style:style style:name="Tabela14.F" style:family="table-column">
      <style:table-column-properties style:column-width="64.68mm"/>
    </style:style>
    <style:style style:name="Tabela14.A1" style:family="table-cell">
      <style:table-cell-properties style:vertical-align="middle" fo:padding="0.97mm" fo:border="none"/>
    </style:style>
    <style:style style:name="Tabela14.2" style:family="table-row">
      <style:table-row-properties style:min-row-height="11.59mm"/>
    </style:style>
    <style:style style:name="Tabela14.A5" style:family="table-cell">
      <style:table-cell-properties style:vertical-align="middle" fo:padding="0mm" fo:border="none"/>
    </style:style>
    <style:style style:name="Tabela14.6" style:family="table-row">
      <style:table-row-properties style:row-height="13mm"/>
    </style:style>
    <style:style style:name="Tabela14.A6" style:family="table-cell">
      <style:table-cell-properties style:vertical-align="middle" fo:padding="0.49mm" fo:border-left="none" fo:border-right="0.05pt solid #000000" fo:border-top="0.05pt solid #000000" fo:border-bottom="none"/>
    </style:style>
    <style:style style:name="Tabela14.D6" style:family="table-cell">
      <style:table-cell-properties style:vertical-align="middle" fo:padding="1.01mm" fo:border="0.05pt solid #000000"/>
    </style:style>
    <style:style style:name="Tabela14.E6" style:family="table-cell">
      <style:table-cell-properties style:vertical-align="middle" fo:padding="0mm" fo:border-left="0.05pt solid #000000" fo:border-right="none" fo:border-top="0.05pt solid #000000" fo:border-bottom="0.05pt solid #000000"/>
    </style:style>
    <style:style style:name="Tabela14.7" style:family="table-row">
      <style:table-row-properties style:row-height="8.01mm"/>
    </style:style>
    <style:style style:name="Tabela14.E7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14.9" style:family="table-row">
      <style:table-row-properties style:row-height="4.5mm"/>
    </style:style>
    <style:style style:name="Tabela14.A9" style:family="table-cell">
      <style:table-cell-properties style:vertical-align="middle" fo:padding-left="0.49mm" fo:padding-right="0.49mm" fo:padding-top="0.49mm" fo:padding-bottom="0mm" fo:border-left="none" fo:border-right="none" fo:border-top="none" fo:border-bottom="0.05pt solid #000000"/>
    </style:style>
    <style:style style:name="Tabela14.10" style:family="table-row">
      <style:table-row-properties style:row-height="8.01mm" fo:background-color="transparent" fo:keep-together="auto">
        <style:background-image/>
      </style:table-row-properties>
    </style:style>
    <style:style style:name="Tabela14.A10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0.05pt solid #000000" fo:border-bottom="0.05pt solid #000000" style:writing-mode="page">
        <style:background-image/>
      </style:table-cell-properties>
    </style:style>
    <style:style style:name="Tabela14.E10" style:family="table-cell">
      <style:table-cell-properties style:vertical-align="" fo:background-color="transparent" fo:padding-left="1.01mm" fo:padding-right="1.01mm" fo:padding-top="1.01mm" fo:padding-bottom="0m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14.11" style:family="table-row">
      <style:table-row-properties style:min-row-height="4.5mm" fo:background-color="transparent" fo:keep-together="auto">
        <style:background-image/>
      </style:table-row-properties>
    </style:style>
    <style:style style:name="Tabela14.A11" style:family="table-cell">
      <style:table-cell-properties style:vertical-align="middle" fo:background-color="transparent" fo:padding="0mm" fo:border-left="none" fo:border-right="none" fo:border-top="none" fo:border-bottom="0.05pt solid #000000" style:writing-mode="page">
        <style:background-image/>
      </style:table-cell-properties>
    </style:style>
    <style:style style:name="Tabela14.E14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14.E21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14.25" style:family="table-row">
      <style:table-row-properties style:row-height="7.5mm" fo:background-color="transparent" fo:keep-together="auto">
        <style:background-image/>
      </style:table-row-properties>
    </style:style>
    <style:style style:name="Tabela14.A25" style:family="table-cell">
      <style:table-cell-properties style:vertical-align="" fo:background-color="transparent" fo:padding-left="1.01mm" fo:padding-right="1.01mm" fo:padding-top="1.01mm" fo:padding-bottom="0mm" fo:border-left="none" fo:border-right="0.05pt solid #000000" fo:border-top="none" fo:border-bottom="0.05pt solid #000000" style:writing-mode="page">
        <style:background-image/>
      </style:table-cell-properties>
    </style:style>
    <style:style style:name="Tabela14.26" style:family="table-row">
      <style:table-row-properties style:row-height="7.5mm"/>
    </style:style>
    <style:style style:name="Tabela14.A26" style:family="table-cell">
      <style:table-cell-properties fo:padding-left="1.01mm" fo:padding-right="1.01mm" fo:padding-top="1.01mm" fo:padding-bottom="0mm" fo:border-left="none" fo:border-right="none" fo:border-top="0.05pt solid #000000" fo:border-bottom="0.05pt solid #000000"/>
    </style:style>
    <style:style style:name="Tabela14.C26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14.F26" style:family="table-cell">
      <style:table-cell-properties fo:padding="0.97mm" fo:border-left="0.05pt solid #000000" fo:border-right="none" fo:border-top="0.05pt solid #000000" fo:border-bottom="0.05pt solid #000000"/>
    </style:style>
    <style:style style:name="Tabela14.A27" style:family="table-cell">
      <style:table-cell-properties fo:padding-left="1.01mm" fo:padding-right="1.01mm" fo:padding-top="1.01mm" fo:padding-bottom="0mm" fo:border-left="none" fo:border-right="0.05pt solid #000000" fo:border-top="none" fo:border-bottom="0.05pt solid #000000"/>
    </style:style>
    <style:style style:name="Tabela14.A33" style:family="table-cell">
      <style:table-cell-properties style:vertical-align="middle" fo:padding="0.49mm" fo:border-left="none" fo:border-right="none" fo:border-top="0.05pt solid #000000" fo:border-bottom="none"/>
    </style:style>
    <style:style style:name="Tabela14.A34" style:family="table-cell">
      <style:table-cell-properties style:vertical-align="middle" fo:padding="0.49mm" fo:border-left="none" fo:border-right="none" fo:border-top="0.05pt solid #000000" fo:border-bottom="none"/>
    </style:style>
    <style:style style:name="Tabela14.E34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14.A35" style:family="table-cell">
      <style:table-cell-properties style:vertical-align="middle" fo:padding="0.49mm" fo:border-left="none" fo:border-right="none" fo:border-top="0.05pt solid #000000" fo:border-bottom="none"/>
    </style:style>
    <style:style style:name="Tabela14.A40" style:family="table-cell">
      <style:table-cell-properties style:vertical-align="middle" fo:padding="0.49mm" fo:border-left="none" fo:border-right="none" fo:border-top="0.05pt solid #000000" fo:border-bottom="none"/>
    </style:style>
    <style:style style:name="Tabela14.A41" style:family="table-cell">
      <style:table-cell-properties style:vertical-align="middle" fo:padding="0.49mm" fo:border-left="none" fo:border-right="none" fo:border-top="0.05pt solid #000000" fo:border-bottom="none"/>
    </style:style>
    <style:style style:name="Tabela14.E41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14.A42" style:family="table-cell">
      <style:table-cell-properties style:vertical-align="middle" fo:padding="0.49mm" fo:border-left="none" fo:border-right="none" fo:border-top="0.05pt solid #000000" fo:border-bottom="none"/>
    </style:style>
    <style:style style:name="Tabela14.A47" style:family="table-cell">
      <style:table-cell-properties style:vertical-align="middle" fo:padding="0.49mm" fo:border-left="none" fo:border-right="none" fo:border-top="0.05pt solid #000000" fo:border-bottom="none"/>
    </style:style>
    <style:style style:name="Tabela14.A48" style:family="table-cell">
      <style:table-cell-properties style:vertical-align="middle" fo:padding="0.49mm" fo:border-left="none" fo:border-right="none" fo:border-top="0.05pt solid #000000" fo:border-bottom="none"/>
    </style:style>
    <style:style style:name="Tabela14.E48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14.A49" style:family="table-cell">
      <style:table-cell-properties style:vertical-align="middle" fo:padding="0.49mm" fo:border-left="none" fo:border-right="none" fo:border-top="0.05pt solid #000000" fo:border-bottom="none"/>
    </style:style>
    <style:style style:name="Tabela14.53" style:family="table-row">
      <style:table-row-properties style:row-height="7.5mm"/>
    </style:style>
    <style:style style:name="Tabela14.A53" style:family="table-cell">
      <style:table-cell-properties fo:padding-left="1.01mm" fo:padding-right="1.01mm" fo:padding-top="1.01mm" fo:padding-bottom="0mm" fo:border-left="none" fo:border-right="none" fo:border-top="0.05pt solid #000000" fo:border-bottom="0.05pt solid #000000"/>
    </style:style>
    <style:style style:name="Tabela14.C53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14.F53" style:family="table-cell">
      <style:table-cell-properties fo:padding="0.97mm" fo:border-left="0.05pt solid #000000" fo:border-right="none" fo:border-top="0.05pt solid #000000" fo:border-bottom="0.05pt solid #000000"/>
    </style:style>
    <style:style style:name="Tabela14.A54" style:family="table-cell">
      <style:table-cell-properties fo:padding-left="1.01mm" fo:padding-right="1.01mm" fo:padding-top="1.01mm" fo:padding-bottom="0mm" fo:border-left="none" fo:border-right="0.05pt solid #000000" fo:border-top="none" fo:border-bottom="0.05pt solid #000000"/>
    </style:style>
    <style:style style:name="Tabela14.E61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14.E68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14.E75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14.80" style:family="table-row">
      <style:table-row-properties style:row-height="7.5mm"/>
    </style:style>
    <style:style style:name="Tabela14.A80" style:family="table-cell">
      <style:table-cell-properties fo:padding-left="1.01mm" fo:padding-right="1.01mm" fo:padding-top="1.01mm" fo:padding-bottom="0mm" fo:border-left="none" fo:border-right="none" fo:border-top="0.05pt solid #000000" fo:border-bottom="0.05pt solid #000000"/>
    </style:style>
    <style:style style:name="Tabela14.C80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14.F80" style:family="table-cell">
      <style:table-cell-properties fo:padding="0.97mm" fo:border-left="0.05pt solid #000000" fo:border-right="none" fo:border-top="0.05pt solid #000000" fo:border-bottom="0.05pt solid #000000"/>
    </style:style>
    <style:style style:name="Tabela14.A81" style:family="table-cell">
      <style:table-cell-properties fo:padding-left="1.01mm" fo:padding-right="1.01mm" fo:padding-top="1.01mm" fo:padding-bottom="0mm" fo:border-left="none" fo:border-right="0.05pt solid #000000" fo:border-top="none" fo:border-bottom="0.05pt solid #000000"/>
    </style:style>
    <style:style style:name="Tabela3" style:family="table">
      <style:table-properties style:width="193.97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3.A" style:family="table-column">
      <style:table-column-properties style:column-width="138.08mm"/>
    </style:style>
    <style:style style:name="Tabela3.B" style:family="table-column">
      <style:table-column-properties style:column-width="33.9mm"/>
    </style:style>
    <style:style style:name="Tabela3.C" style:family="table-column">
      <style:table-column-properties style:column-width="22mm"/>
    </style:style>
    <style:style style:name="Tabela3.1" style:family="table-row">
      <style:table-row-properties style:row-height="4.5mm" fo:background-color="transparent" fo:keep-together="auto">
        <style:background-image/>
      </style:table-row-properties>
    </style:style>
    <style:style style:name="Tabela3.A1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none" fo:border-bottom="0.05pt solid #000000" style:writing-mode="page">
        <style:background-image/>
      </style:table-cell-properties>
    </style:style>
    <style:style style:name="Tabela8" style:family="table">
      <style:table-properties style:width="117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8.A" style:family="table-column">
      <style:table-column-properties style:column-width="117.99mm" style:rel-column-width="65535*"/>
    </style:style>
    <style:style style:name="Tabela8.A1" style:family="table-cell">
      <style:table-cell-properties fo:padding="0mm" fo:border="none"/>
    </style:style>
    <style:style style:name="Tabela8.2" style:family="table-row">
      <style:table-row-properties fo:background-color="transparent" fo:keep-together="auto">
        <style:background-image/>
      </style:table-row-properties>
    </style:style>
    <style:style style:name="Tabela8.A2" style:family="table-cell">
      <style:table-cell-properties style:vertical-align="middle" fo:background-color="transparent" fo:padding="3mm" fo:border="4pt solid #f04e4d" style:writing-mode="page">
        <style:background-image/>
      </style:table-cell-properties>
    </style:style>
    <style:style style:name="Tabela8.A3" style:family="table-cell">
      <style:table-cell-properties fo:background-color="transparent" fo:padding="0mm" fo:border="none">
        <style:background-image/>
      </style:table-cell-properties>
    </style:style>
    <style:style style:name="Tabela8.6" style:family="table-row">
      <style:table-row-properties style:min-row-height="0.11mm"/>
    </style:style>
    <style:style style:name="Tabela8.11" style:family="table-row">
      <style:table-row-properties style:row-height="1.99mm"/>
    </style:style>
    <style:style style:name="Tabela8.A12" style:family="table-cell">
      <style:table-cell-properties style:vertical-align="middle" fo:background-color="transparent" fo:padding="3mm" fo:border="4pt solid #fdb94d" style:writing-mode="page">
        <style:background-image/>
      </style:table-cell-properties>
    </style:style>
    <style:style style:name="Tabela3.2" style:family="table-row">
      <style:table-row-properties style:row-height="7.5mm"/>
    </style:style>
    <style:style style:name="Tabela3.A2" style:family="table-cell">
      <style:table-cell-properties fo:padding-left="1.01mm" fo:padding-right="1.01mm" fo:padding-top="1.01mm" fo:padding-bottom="0mm" fo:border="none"/>
    </style:style>
    <style:style style:name="Tabela3.B2" style:family="table-cell">
      <style:table-cell-properties fo:padding-left="1.01mm" fo:padding-right="1.01mm" fo:padding-top="1.01mm" fo:padding-bottom="0mm" fo:border-left="0.05pt solid #000000" fo:border-right="0.05pt solid #000000" fo:border-top="0.05pt solid #000000" fo:border-bottom="none"/>
    </style:style>
    <style:style style:name="Tabela3.C2" style:family="table-cell">
      <style:table-cell-properties fo:padding-left="1.01mm" fo:padding-right="1.01mm" fo:padding-top="1.01mm" fo:padding-bottom="0mm" fo:border="none"/>
    </style:style>
    <style:style style:name="Tabela13" style:family="table">
      <style:table-properties style:width="193.97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13.A" style:family="table-column">
      <style:table-column-properties style:column-width="101.99mm"/>
    </style:style>
    <style:style style:name="Tabela13.B" style:family="table-column">
      <style:table-column-properties style:column-width="15.03mm"/>
    </style:style>
    <style:style style:name="Tabela13.C" style:family="table-column">
      <style:table-column-properties style:column-width="12.96mm"/>
    </style:style>
    <style:style style:name="Tabela13.D" style:family="table-column">
      <style:table-column-properties style:column-width="8.1mm"/>
    </style:style>
    <style:style style:name="Tabela13.E" style:family="table-column">
      <style:table-column-properties style:column-width="15.98mm"/>
    </style:style>
    <style:style style:name="Tabela13.F" style:family="table-column">
      <style:table-column-properties style:column-width="17.92mm"/>
    </style:style>
    <style:style style:name="Tabela13.G" style:family="table-column">
      <style:table-column-properties style:column-width="22mm"/>
    </style:style>
    <style:style style:name="Tabela13.1" style:family="table-row">
      <style:table-row-properties style:row-height="7.5mm"/>
    </style:style>
    <style:style style:name="Tabela13.A1" style:family="table-cell">
      <style:table-cell-properties fo:padding-left="1.01mm" fo:padding-right="1.01mm" fo:padding-top="1.01mm" fo:padding-bottom="0mm" fo:border-left="none" fo:border-right="none" fo:border-top="0.05pt solid #000000" fo:border-bottom="0.05pt solid #000000"/>
    </style:style>
    <style:style style:name="Tabela13.C1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13.F1" style:family="table-cell">
      <style:table-cell-properties fo:padding-left="1.01mm" fo:padding-right="1.01mm" fo:padding-top="1.01mm" fo:padding-bottom="0mm" fo:border="0.05pt solid #000000"/>
    </style:style>
    <style:style style:name="Tabela13.A2" style:family="table-cell">
      <style:table-cell-properties fo:padding-left="1.01mm" fo:padding-right="1.01mm" fo:padding-top="1.01mm" fo:padding-bottom="0mm" fo:border-left="none" fo:border-right="none" fo:border-top="none" fo:border-bottom="0.05pt solid #000000"/>
    </style:style>
    <style:style style:name="Tabela13.B2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13.E2" style:family="table-cell">
      <style:table-cell-properties fo:padding-left="1.01mm" fo:padding-right="1.01mm" fo:padding-top="1.01mm" fo:padding-bottom="0mm" fo:border-left="0.05pt solid #000000" fo:border-right="0.05pt solid #000000" fo:border-top="none" fo:border-bottom="0.05pt solid #000000"/>
    </style:style>
    <style:style style:name="Tabela17" style:family="table">
      <style:table-properties style:width="193.97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17.A" style:family="table-column">
      <style:table-column-properties style:column-width="34.01mm"/>
    </style:style>
    <style:style style:name="Tabela17.B" style:family="table-column">
      <style:table-column-properties style:column-width="159.97mm"/>
    </style:style>
    <style:style style:name="Tabela17.1" style:family="table-row">
      <style:table-row-properties fo:background-color="transparent" fo:keep-together="auto">
        <style:background-image/>
      </style:table-row-properties>
    </style:style>
    <style:style style:name="Tabela17.A1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none" fo:border-bottom="0.05pt solid #000000" style:writing-mode="page">
        <style:background-image/>
      </style:table-cell-properties>
    </style:style>
    <style:style style:name="Tabela17.2" style:family="table-row">
      <style:table-row-properties style:row-height="4.5mm" fo:background-color="transparent" fo:keep-together="auto">
        <style:background-image/>
      </style:table-row-properties>
    </style:style>
    <style:style style:name="Tabela17.3" style:family="table-row">
      <style:table-row-properties style:row-height="7.5mm"/>
    </style:style>
    <style:style style:name="Tabela17.A3" style:family="table-cell">
      <style:table-cell-properties fo:padding-left="1.01mm" fo:padding-right="1.01mm" fo:padding-top="1.01mm" fo:padding-bottom="0mm" fo:border-left="none" fo:border-right="0.05pt solid #000000" fo:border-top="none" fo:border-bottom="0.05pt solid #000000"/>
    </style:style>
    <style:style style:name="Tabela17.B3" style:family="table-cell">
      <style:table-cell-properties fo:padding-left="1.01mm" fo:padding-right="1.01mm" fo:padding-top="1.01mm" fo:padding-bottom="0mm" fo:border-left="none" fo:border-right="none" fo:border-top="none" fo:border-bottom="0.05pt solid #000000"/>
    </style:style>
    <style:style style:name="Tabela17.A4" style:family="table-cell">
      <style:table-cell-properties fo:padding-left="1.01mm" fo:padding-right="1.01mm" fo:padding-top="1.01mm" fo:padding-bottom="0mm" fo:border-left="none" fo:border-right="0.05pt solid #000000" fo:border-top="none" fo:border-bottom="0.05pt solid #000000"/>
    </style:style>
    <style:style style:name="Tabela19" style:family="table">
      <style:table-properties style:width="193.97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19.A" style:family="table-column">
      <style:table-column-properties style:column-width="34.01mm"/>
    </style:style>
    <style:style style:name="Tabela19.B" style:family="table-column">
      <style:table-column-properties style:column-width="159.97mm"/>
    </style:style>
    <style:style style:name="Tabela19.1" style:family="table-row">
      <style:table-row-properties fo:background-color="transparent" fo:keep-together="auto">
        <style:background-image/>
      </style:table-row-properties>
    </style:style>
    <style:style style:name="Tabela19.A1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none" fo:border-bottom="0.05pt solid #000000" style:writing-mode="page">
        <style:background-image/>
      </style:table-cell-properties>
    </style:style>
    <style:style style:name="Tabela19.2" style:family="table-row">
      <style:table-row-properties style:row-height="4.5mm" fo:background-color="transparent" fo:keep-together="auto">
        <style:background-image/>
      </style:table-row-properties>
    </style:style>
    <style:style style:name="Tabela19.3" style:family="table-row">
      <style:table-row-properties style:row-height="7.5mm"/>
    </style:style>
    <style:style style:name="Tabela19.A3" style:family="table-cell">
      <style:table-cell-properties fo:padding-left="1.01mm" fo:padding-right="1.01mm" fo:padding-top="1.01mm" fo:padding-bottom="0mm" fo:border-left="none" fo:border-right="0.05pt solid #000000" fo:border-top="none" fo:border-bottom="0.05pt solid #000000"/>
    </style:style>
    <style:style style:name="Tabela19.B3" style:family="table-cell">
      <style:table-cell-properties fo:padding-left="1.01mm" fo:padding-right="1.01mm" fo:padding-top="1.01mm" fo:padding-bottom="0mm" fo:border-left="none" fo:border-right="none" fo:border-top="none" fo:border-bottom="0.05pt solid #000000"/>
    </style:style>
    <style:style style:name="Tabela19.A4" style:family="table-cell">
      <style:table-cell-properties fo:padding-left="1.01mm" fo:padding-right="1.01mm" fo:padding-top="1.01mm" fo:padding-bottom="0mm" fo:border-left="none" fo:border-right="0.05pt solid #000000" fo:border-top="none" fo:border-bottom="0.05pt solid #000000"/>
    </style:style>
    <style:style style:name="Tabela22" style:family="table">
      <style:table-properties style:width="193.97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22.A" style:family="table-column">
      <style:table-column-properties style:column-width="36.97mm"/>
    </style:style>
    <style:style style:name="Tabela22.B" style:family="table-column">
      <style:table-column-properties style:column-width="97mm"/>
    </style:style>
    <style:style style:name="Tabela22.C" style:family="table-column">
      <style:table-column-properties style:column-width="20mm"/>
    </style:style>
    <style:style style:name="Tabela22.1" style:family="table-row">
      <style:table-row-properties fo:background-color="transparent" fo:keep-together="auto">
        <style:background-image/>
      </style:table-row-properties>
    </style:style>
    <style:style style:name="Tabela22.A1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none" fo:border-bottom="0.05pt solid #000000" style:writing-mode="page">
        <style:background-image/>
      </style:table-cell-properties>
    </style:style>
    <style:style style:name="Tabela22.2" style:family="table-row">
      <style:table-row-properties style:row-height="4.5mm" fo:background-color="transparent" fo:keep-together="auto">
        <style:background-image/>
      </style:table-row-properties>
    </style:style>
    <style:style style:name="Tabela22.4" style:family="table-row">
      <style:table-row-properties style:row-height="7.5mm" fo:background-color="transparent" fo:keep-together="auto">
        <style:background-image/>
      </style:table-row-properties>
    </style:style>
    <style:style style:name="Tabela22.A4" style:family="table-cell">
      <style:table-cell-properties style:vertical-align="middle" fo:background-color="transparent" fo:padding-left="1.01mm" fo:padding-right="1.01mm" fo:padding-top="1.01mm" fo:padding-bottom="0mm" fo:border-left="none" fo:border-right="none" fo:border-top="none" fo:border-bottom="0.05pt solid #000000" style:writing-mode="page">
        <style:background-image/>
      </style:table-cell-properties>
    </style:style>
    <style:style style:name="Tabela22.C4" style:family="table-cell">
      <style:table-cell-properties style:vertical-align="" fo:background-color="transparent" fo:padding-left="1.01mm" fo:padding-right="1.01mm" fo:padding-top="1.01mm" fo:padding-bottom="0mm" fo:border-left="0.05pt solid #000000" fo:border-right="none" fo:border-top="none" fo:border-bottom="0.05pt solid #000000" style:writing-mode="page">
        <style:background-image/>
      </style:table-cell-properties>
    </style:style>
    <style:style style:name="Tabela22.A9" style:family="table-cell">
      <style:table-cell-properties fo:padding-left="1.01mm" fo:padding-right="1.01mm" fo:padding-top="1.01mm" fo:padding-bottom="0mm" fo:border-left="none" fo:border-right="0.05pt solid #000000" fo:border-top="none" fo:border-bottom="0.05pt solid #000000"/>
    </style:style>
    <style:style style:name="Tabela24" style:family="table">
      <style:table-properties style:width="193.97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24.A" style:family="table-column">
      <style:table-column-properties style:column-width="193.97mm"/>
    </style:style>
    <style:style style:name="Tabela24.1" style:family="table-row">
      <style:table-row-properties style:row-height="4.5mm" fo:background-color="transparent" fo:keep-together="auto">
        <style:background-image/>
      </style:table-row-properties>
    </style:style>
    <style:style style:name="Tabela24.A1" style:family="table-cell">
      <style:table-cell-properties style:vertical-align="" fo:background-color="transparent" fo:padding-left="1.01mm" fo:padding-right="1.01mm" fo:padding-top="1.01mm" fo:padding-bottom="0mm" fo:border="none" style:writing-mode="page">
        <style:background-image/>
      </style:table-cell-properties>
    </style:style>
    <style:style style:name="Tabela26" style:family="table">
      <style:table-properties style:width="64.17mm" table:align="margins" style:writing-mode="page"/>
    </style:style>
    <style:style style:name="Tabela26.A" style:family="table-column">
      <style:table-column-properties style:column-width="24.13mm" style:rel-column-width="24638*"/>
    </style:style>
    <style:style style:name="Tabela26.B" style:family="table-column">
      <style:table-column-properties style:column-width="17.97mm" style:rel-column-width="18352*"/>
    </style:style>
    <style:style style:name="Tabela26.C" style:family="table-column">
      <style:table-column-properties style:column-width="22.08mm" style:rel-column-width="22545*"/>
    </style:style>
    <style:style style:name="Tabela26.A1" style:family="table-cell">
      <style:table-cell-properties fo:padding-left="0.49mm" fo:padding-right="0.49mm" fo:padding-top="0.49mm" fo:padding-bottom="0.19mm" fo:border-left="none" fo:border-right="0.05pt solid #000000" fo:border-top="none" fo:border-bottom="none"/>
    </style:style>
    <style:style style:name="Tabela26.2" style:family="table-row">
      <style:table-row-properties style:row-height="7.5mm"/>
    </style:style>
    <style:style style:name="Tabela26.A2" style:family="table-cell">
      <style:table-cell-properties fo:padding-left="0.49mm" fo:padding-right="0.49mm" fo:padding-top="0.49mm" fo:padding-bottom="0.19mm" fo:border-left="none" fo:border-right="none" fo:border-top="0.05pt solid #000000" fo:border-bottom="0.05pt solid #000000"/>
    </style:style>
    <style:style style:name="Tabela26.B2" style:family="table-cell">
      <style:table-cell-properties fo:padding-left="0.49mm" fo:padding-right="0.49mm" fo:padding-top="0.49mm" fo:padding-bottom="0.19mm" fo:border-left="0.05pt solid #000000" fo:border-right="none" fo:border-top="0.05pt solid #000000" fo:border-bottom="0.05pt solid #000000"/>
    </style:style>
    <style:style style:name="Tabela26.A3" style:family="table-cell">
      <style:table-cell-properties fo:padding-left="0.49mm" fo:padding-right="0.49mm" fo:padding-top="0.49mm" fo:padding-bottom="0.19mm" fo:border-left="none" fo:border-right="0.05pt solid #000000" fo:border-top="none" fo:border-bottom="0.05pt solid #000000"/>
    </style:style>
    <style:style style:name="Tabela15" style:family="table">
      <style:table-properties style:width="193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5.A" style:family="table-column">
      <style:table-column-properties style:column-width="30.99mm" style:rel-column-width="10470*"/>
    </style:style>
    <style:style style:name="Tabela15.B" style:family="table-column">
      <style:table-column-properties style:column-width="30.99mm" style:rel-column-width="10471*"/>
    </style:style>
    <style:style style:name="Tabela15.E" style:family="table-column">
      <style:table-column-properties style:column-width="0.11mm" style:rel-column-width="36*"/>
    </style:style>
    <style:style style:name="Tabela15.F" style:family="table-column">
      <style:table-column-properties style:column-width="31.06mm" style:rel-column-width="10494*"/>
    </style:style>
    <style:style style:name="Tabela15.G" style:family="table-column">
      <style:table-column-properties style:column-width="38.84mm" style:rel-column-width="13123*"/>
    </style:style>
    <style:style style:name="Tabela15.1" style:family="table-row">
      <style:table-row-properties style:row-height="4.5mm" fo:background-color="transparent" fo:keep-together="auto">
        <style:background-image/>
      </style:table-row-properties>
    </style:style>
    <style:style style:name="Tabela15.A1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none" fo:border-bottom="0.05pt solid #000000" style:writing-mode="page">
        <style:background-image/>
      </style:table-cell-properties>
    </style:style>
    <style:style style:name="Tabela15.2" style:family="table-row">
      <style:table-row-properties style:row-height="7.5mm" fo:background-color="transparent" fo:keep-together="auto">
        <style:background-image/>
      </style:table-row-properties>
    </style:style>
    <style:style style:name="Tabela15.A2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0.05pt solid #000000" fo:border-bottom="0.05pt solid #000000" style:writing-mode="page">
        <style:background-image/>
      </style:table-cell-properties>
    </style:style>
    <style:style style:name="Tabela15.B2" style:family="table-cell">
      <style:table-cell-properties style:vertical-align="" fo:background-color="transparent" fo:padding-left="1.01mm" fo:padding-right="1.01mm" fo:padding-top="1.01mm" fo:padding-bottom="0m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15.E2" style:family="table-cell">
      <style:table-cell-properties style:vertical-align="" fo:background-color="transparent" fo:padding-left="1.01mm" fo:padding-right="1.01mm" fo:padding-top="1.01mm" fo:padding-bottom="0mm" fo:border="0.05pt solid #000000" style:writing-mode="page">
        <style:background-image/>
      </style:table-cell-properties>
    </style:style>
    <style:style style:name="Tabela15.3" style:family="table-row">
      <style:table-row-properties style:row-height="7.97mm" fo:background-color="transparent" fo:keep-together="auto">
        <style:background-image/>
      </style:table-row-properties>
    </style:style>
    <style:style style:name="Tabela15.B3" style:family="table-cell">
      <style:table-cell-properties style:vertical-align="" fo:background-color="transparent" fo:padding-left="1.01mm" fo:padding-right="1.01mm" fo:padding-top="1.01mm" fo:padding-bottom="0mm" fo:border-left="0.05pt solid #000000" fo:border-right="none" fo:border-top="none" fo:border-bottom="0.05pt solid #000000" style:writing-mode="page">
        <style:background-image/>
      </style:table-cell-properties>
    </style:style>
    <style:style style:name="Tabela15.F3" style:family="table-cell">
      <style:table-cell-properties style:vertical-align="" fo:background-color="transparent" fo:padding-left="1.01mm" fo:padding-right="1.01mm" fo:padding-top="1.01mm" fo:padding-bottom="0m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5.G3" style:family="table-cell">
      <style:table-cell-properties style:vertical-align="" fo:background-color="#eeeeee" fo:padding-left="1.01mm" fo:padding-right="1.01mm" fo:padding-top="1.01mm" fo:padding-bottom="0mm" fo:border-left="none" fo:border-right="none" fo:border-top="none" fo:border-bottom="0.05pt solid #000000" style:writing-mode="page">
        <style:background-image/>
      </style:table-cell-properties>
    </style:style>
    <style:style style:name="Tabela12" style:family="table">
      <style:table-properties style:width="193.97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12.A" style:family="table-column">
      <style:table-column-properties style:column-width="32.31mm"/>
    </style:style>
    <style:style style:name="Tabela12.B" style:family="table-column">
      <style:table-column-properties style:column-width="32.33mm"/>
    </style:style>
    <style:style style:name="Tabela12.C" style:family="table-column">
      <style:table-column-properties style:column-width="32.35mm"/>
    </style:style>
    <style:style style:name="Tabela12.E" style:family="table-column">
      <style:table-column-properties style:column-width="32.68mm"/>
    </style:style>
    <style:style style:name="Tabela12.F" style:family="table-column">
      <style:table-column-properties style:column-width="31.98mm"/>
    </style:style>
    <style:style style:name="Tabela12.1" style:family="table-row">
      <style:table-row-properties style:row-height="8.01mm" fo:background-color="transparent" fo:keep-together="auto">
        <style:background-image/>
      </style:table-row-properties>
    </style:style>
    <style:style style:name="Tabela12.A1" style:family="table-cell">
      <style:table-cell-properties style:vertical-align="" fo:background-color="transparent" fo:padding-left="1.01mm" fo:padding-right="1.01mm" fo:padding-top="1.01mm" fo:padding-bottom="0mm" fo:border-left="none" fo:border-right="0.05pt solid #000000" fo:border-top="0.05pt solid #000000" fo:border-bottom="none" style:writing-mode="page">
        <style:background-image/>
      </style:table-cell-properties>
    </style:style>
    <style:style style:name="Tabela12.2" style:family="table-row">
      <style:table-row-properties style:row-height="7.5mm" fo:background-color="transparent" fo:keep-together="auto">
        <style:background-image/>
      </style:table-row-properties>
    </style:style>
    <style:style style:name="Tabela12.A2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none" fo:border-bottom="0.05pt solid #000000" style:writing-mode="page">
        <style:background-image/>
      </style:table-cell-properties>
    </style:style>
    <style:style style:name="Tabela12.B2" style:family="table-cell">
      <style:table-cell-properties style:vertical-align="" fo:background-color="transparent" fo:padding-left="1.01mm" fo:padding-right="1.01mm" fo:padding-top="1.01mm" fo:padding-bottom="0mm" fo:border-left="0.05pt solid #000000" fo:border-right="none" fo:border-top="none" fo:border-bottom="0.05pt solid #000000" style:writing-mode="page">
        <style:background-image/>
      </style:table-cell-properties>
    </style:style>
    <style:style style:name="Tabela12.A3" style:family="table-cell">
      <style:table-cell-properties style:vertical-align="" fo:background-color="transparent" fo:padding-left="1.01mm" fo:padding-right="1.01mm" fo:padding-top="1.01mm" fo:padding-bottom="0mm" fo:border-left="none" fo:border-right="0.05pt solid #000000" fo:border-top="none" fo:border-bottom="none" style:writing-mode="page">
        <style:background-image/>
      </style:table-cell-properties>
    </style:style>
    <style:style style:name="Tabela7" style:family="table">
      <style:table-properties style:width="193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7.A" style:family="table-column">
      <style:table-column-properties style:column-width="17.97mm" style:rel-column-width="6072*"/>
    </style:style>
    <style:style style:name="Tabela7.B" style:family="table-column">
      <style:table-column-properties style:column-width="53.99mm" style:rel-column-width="18239*"/>
    </style:style>
    <style:style style:name="Tabela7.C" style:family="table-column">
      <style:table-column-properties style:column-width="10.04mm" style:rel-column-width="3390*"/>
    </style:style>
    <style:style style:name="Tabela7.D" style:family="table-column">
      <style:table-column-properties style:column-width="5.91mm" style:rel-column-width="1996*"/>
    </style:style>
    <style:style style:name="Tabela7.E" style:family="table-column">
      <style:table-column-properties style:column-width="6.14mm" style:rel-column-width="2073*"/>
    </style:style>
    <style:style style:name="Tabela7.F" style:family="table-column">
      <style:table-column-properties style:column-width="15.89mm" style:rel-column-width="5368*"/>
    </style:style>
    <style:style style:name="Tabela7.G" style:family="table-column">
      <style:table-column-properties style:column-width="15.96mm" style:rel-column-width="5392*"/>
    </style:style>
    <style:style style:name="Tabela7.H" style:family="table-column">
      <style:table-column-properties style:column-width="15.01mm" style:rel-column-width="5070*"/>
    </style:style>
    <style:style style:name="Tabela7.I" style:family="table-column">
      <style:table-column-properties style:column-width="15.03mm" style:rel-column-width="5076*"/>
    </style:style>
    <style:style style:name="Tabela7.J" style:family="table-column">
      <style:table-column-properties style:column-width="11.99mm" style:rel-column-width="4051*"/>
    </style:style>
    <style:style style:name="Tabela7.K" style:family="table-column">
      <style:table-column-properties style:column-width="11.98mm" style:rel-column-width="4046*"/>
    </style:style>
    <style:style style:name="Tabela7.L" style:family="table-column">
      <style:table-column-properties style:column-width="7.07mm" style:rel-column-width="2389*"/>
    </style:style>
    <style:style style:name="Tabela7.M" style:family="table-column">
      <style:table-column-properties style:column-width="7.02mm" style:rel-column-width="2373*"/>
    </style:style>
    <style:style style:name="Tabela7.1" style:family="table-row">
      <style:table-row-properties style:row-height="4.5mm" fo:background-color="transparent" fo:keep-together="auto">
        <style:background-image/>
      </style:table-row-properties>
    </style:style>
    <style:style style:name="Tabela7.A1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none" fo:border-bottom="0.05pt solid #000000" style:writing-mode="page">
        <style:background-image/>
      </style:table-cell-properties>
    </style:style>
    <style:style style:name="Tabela7.2" style:family="table-row">
      <style:table-row-properties style:row-height="2.5mm"/>
    </style:style>
    <style:style style:name="Tabela7.A2" style:family="table-cell">
      <style:table-cell-properties style:vertical-align="middle" fo:padding="0.49mm" fo:border-left="none" fo:border-right="none" fo:border-top="none" fo:border-bottom="0.05pt solid #000000"/>
    </style:style>
    <style:style style:name="Tabela7.B2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7.C2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7.D2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7.E2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7.F2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7.G2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7.H2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7.I2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7.J2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7.K2" style:family="table-cell">
      <style:table-cell-properties style:vertical-align="middle" fo:padding="0.49mm" fo:border-left="0.05pt solid #000000" fo:border-right="0.05pt solid #000000" fo:border-top="none" fo:border-bottom="0.05pt solid #000000"/>
    </style:style>
    <style:style style:name="Tabela7.L2" style:family="table-cell">
      <style:table-cell-properties style:vertical-align="middle" fo:padding-left="0.49mm" fo:padding-right="0.49mm" fo:padding-top="0.49mm" fo:padding-bottom="0mm" fo:border-left="none" fo:border-right="none" fo:border-top="none" fo:border-bottom="0.05pt solid #000000"/>
    </style:style>
    <style:style style:name="Tabela7.A3" style:family="table-cell">
      <style:table-cell-properties style:vertical-align="middle" fo:padding="0.49mm" fo:border-left="none" fo:border-right="none" fo:border-top="none" fo:border-bottom="0.05pt solid #000000"/>
    </style:style>
    <style:style style:name="Tabela7.B3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7.C3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7.D3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7.E3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7.F3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7.G3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7.H3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7.I3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7.J3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7.K3" style:family="table-cell">
      <style:table-cell-properties style:vertical-align="middle" fo:padding="0.49mm" fo:border-left="0.05pt solid #000000" fo:border-right="0.05pt solid #000000" fo:border-top="none" fo:border-bottom="0.05pt solid #000000"/>
    </style:style>
    <style:style style:name="Tabela7.L3" style:family="table-cell">
      <style:table-cell-properties style:vertical-align="middle" fo:padding-left="0.49mm" fo:padding-right="0.49mm" fo:padding-top="0.49mm" fo:padding-bottom="0mm" fo:border-left="0.05pt solid #000000" fo:border-right="0.05pt solid #000000" fo:border-top="none" fo:border-bottom="0.05pt solid #000000"/>
    </style:style>
    <style:style style:name="Tabela7.M3" style:family="table-cell">
      <style:table-cell-properties style:vertical-align="middle" fo:padding-left="0.49mm" fo:padding-right="0.49mm" fo:padding-top="0.49mm" fo:padding-bottom="0mm" fo:border-left="none" fo:border-right="none" fo:border-top="none" fo:border-bottom="0.05pt solid #000000"/>
    </style:style>
    <style:style style:name="Tabela16" style:family="table">
      <style:table-properties style:width="193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6.A" style:family="table-column">
      <style:table-column-properties style:column-width="193.99mm" style:rel-column-width="65535*"/>
    </style:style>
    <style:style style:name="Tabela16.1" style:family="table-row">
      <style:table-row-properties style:min-row-height="1.99mm"/>
    </style:style>
    <style:style style:name="Tabela16.A1" style:family="table-cell">
      <style:table-cell-properties style:vertical-align="bottom" fo:padding="0.49mm" fo:border-left="none" fo:border-right="none" fo:border-top="0.05pt solid #000000" fo:border-bottom="none"/>
    </style:style>
    <style:style style:name="Tabela4" style:family="table">
      <style:table-properties style:width="193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.A" style:family="table-column">
      <style:table-column-properties style:column-width="48.49mm" style:rel-column-width="16383*"/>
    </style:style>
    <style:style style:name="Tabela4.D" style:family="table-column">
      <style:table-column-properties style:column-width="48.51mm" style:rel-column-width="16386*"/>
    </style:style>
    <style:style style:name="Tabela4.1" style:family="table-row">
      <style:table-row-properties fo:background-color="transparent" fo:keep-together="auto">
        <style:background-image/>
      </style:table-row-properties>
    </style:style>
    <style:style style:name="Tabela4.A1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0.05pt solid #000000" fo:border-bottom="0.05pt solid #000000" style:writing-mode="page">
        <style:background-image/>
      </style:table-cell-properties>
    </style:style>
    <style:style style:name="Tabela4.A3" style:family="table-cell">
      <style:table-cell-properties style:vertical-align="" fo:background-color="transparent" fo:padding-left="1.01mm" fo:padding-right="1.01mm" fo:padding-top="1.01mm" fo:padding-bottom="0.97mm" fo:border-left="none" fo:border-right="none" fo:border-top="0.05pt solid #000000" fo:border-bottom="none" style:writing-mode="page">
        <style:background-image/>
      </style:table-cell-properties>
    </style:style>
    <style:style style:name="Tabela4.B3" style:family="table-cell">
      <style:table-cell-properties style:vertical-align="" fo:background-color="transparent" fo:padding-left="1.01mm" fo:padding-right="1.01mm" fo:padding-top="1.01mm" fo:padding-bottom="0.97mm" fo:border-left="0.05pt solid #000000" fo:border-right="none" fo:border-top="0.05pt solid #000000" fo:border-bottom="none" style:writing-mode="page">
        <style:background-image/>
      </style:table-cell-properties>
    </style:style>
    <style:style style:name="Tabela4.A4" style:family="table-cell">
      <style:table-cell-properties style:vertical-align="" fo:background-color="transparent" fo:padding-left="1.01mm" fo:padding-right="1.01mm" fo:padding-top="1.01mm" fo:padding-bottom="0.97mm" fo:border="none" style:writing-mode="page">
        <style:background-image/>
      </style:table-cell-properties>
    </style:style>
    <style:style style:name="Tabela9" style:family="table">
      <style:table-properties style:width="193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9.A" style:family="table-column">
      <style:table-column-properties style:column-width="96.98mm" style:rel-column-width="32761*"/>
    </style:style>
    <style:style style:name="Tabela9.B" style:family="table-column">
      <style:table-column-properties style:column-width="97.01mm" style:rel-column-width="32774*"/>
    </style:style>
    <style:style style:name="Tabela9.1" style:family="table-row">
      <style:table-row-properties style:row-height="4.5mm" fo:background-color="transparent" fo:keep-together="auto">
        <style:background-image/>
      </style:table-row-properties>
    </style:style>
    <style:style style:name="Tabela9.A1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0.05pt solid #000000" fo:border-bottom="0.05pt solid #000000" style:writing-mode="page">
        <style:background-image/>
      </style:table-cell-properties>
    </style:style>
    <style:style style:name="Tabela9.2" style:family="table-row">
      <style:table-row-properties style:row-height="40.01mm"/>
    </style:style>
    <style:style style:name="Tabela9.A2" style:family="table-cell">
      <style:table-cell-properties fo:padding="0.97mm" fo:border-left="none" fo:border-right="0.05pt solid #000000" fo:border-top="0.05pt solid #000000" fo:border-bottom="0.05pt solid #000000"/>
    </style:style>
    <style:style style:name="Tabela9.B2" style:family="table-cell">
      <style:table-cell-properties fo:padding="0.97mm" fo:border-left="0.05pt solid #000000" fo:border-right="none" fo:border-top="0.05pt solid #000000" fo:border-bottom="0.05pt solid #000000"/>
    </style:style>
    <style:style style:name="Tabela9.3" style:family="table-row">
      <style:table-row-properties style:min-row-height="1.99mm"/>
    </style:style>
    <style:style style:name="Tabela9.A3" style:family="table-cell">
      <style:table-cell-properties style:vertical-align="" fo:padding="0.49mm" fo:border-left="none" fo:border-right="none" fo:border-top="0.05pt solid #000000" fo:border-bottom="none"/>
    </style:style>
    <style:style style:name="MP1" style:family="paragraph" style:parent-style-name="Emitente_20_dados">
      <style:text-properties fo:font-weight="normal" style:font-weight-asian="normal" style:font-weight-complex="normal"/>
    </style:style>
    <style:style style:name="MP2" style:family="paragraph" style:parent-style-name="Descritivo_20_DANFE_20_geral">
      <style:text-properties fo:font-size="4pt" style:font-size-asian="3.5pt" style:font-size-complex="4pt"/>
    </style:style>
    <style:style style:name="MP3" style:family="paragraph" style:parent-style-name="Table_20_Contents">
      <style:paragraph-properties fo:text-align="center" style:justify-single-word="false"/>
      <style:text-properties fo:font-size="10pt"/>
    </style:style>
    <style:style style:name="MP4" style:family="paragraph" style:parent-style-name="Frame_20_contents">
      <style:paragraph-properties fo:text-align="center" style:justify-single-word="false"/>
    </style:style>
    <style:style style:name="MP5" style:family="paragraph" style:parent-style-name="Dado_20_variável">
      <style:text-properties fo:color="#ce181e" fo:font-size="7pt" fo:font-weight="bold" style:font-size-asian="7pt" style:font-weight-asian="bold" style:font-size-complex="7pt" style:font-weight-complex="bold"/>
    </style:style>
    <style:style style:name="MP6" style:family="paragraph" style:parent-style-name="Dado_20_variável">
      <style:text-properties fo:color="#ce181e" fo:font-size="12pt" fo:font-weight="bold" style:font-size-asian="12pt" style:font-weight-asian="bold" style:font-size-complex="12pt" style:font-weight-complex="bold"/>
    </style:style>
    <style:style style:name="MP7" style:family="paragraph" style:parent-style-name="Descritivo_20_campo">
      <style:text-properties fo:font-size="2pt" style:font-size-asian="1.75pt" style:font-size-complex="2pt"/>
    </style:style>
    <style:style style:name="MP8" style:family="paragraph" style:parent-style-name="Dado_20_variável">
      <style:text-properties fo:font-size="8pt" style:font-size-asian="8pt" style:font-size-complex="8pt"/>
    </style:style>
    <style:style style:name="MP9" style:family="paragraph" style:parent-style-name="Table_20_Contents">
      <style:text-properties fo:font-size="10pt"/>
    </style:style>
    <style:style style:name="MP10" style:family="paragraph" style:parent-style-name="Table_20_Contents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MP11" style:family="paragraph" style:parent-style-name="Dado_20_campo">
      <style:text-properties fo:font-weight="normal" style:font-weight-asian="normal" style:font-weight-complex="normal"/>
    </style:style>
    <style:style style:name="MP12" style:family="paragraph" style:parent-style-name="Frame_20_contents">
      <style:paragraph-properties fo:text-align="start" style:justify-single-word="false"/>
    </style:style>
    <style:style style:name="MP13" style:family="paragraph" style:parent-style-name="Emitente_20_nome">
      <style:text-properties fo:font-size="10pt" style:font-size-asian="10pt" style:font-size-complex="10pt"/>
    </style:style>
    <style:style style:name="MP14" style:family="paragraph" style:parent-style-name="Emitente_20_dados">
      <style:text-properties fo:font-size="7pt" fo:font-weight="normal" style:font-size-asian="7pt" style:font-weight-asian="normal" style:font-size-complex="7pt" style:font-weight-complex="normal"/>
    </style:style>
    <style:style style:name="MP15" style:family="paragraph" style:parent-style-name="Emitente_20_nome">
      <style:text-properties fo:font-weight="normal" style:font-weight-asian="normal" style:font-weight-complex="normal"/>
    </style:style>
    <style:style style:name="MP16" style:family="paragraph" style:parent-style-name="Table_20_Contents">
      <style:paragraph-properties fo:text-align="center" style:justify-single-word="false" fo:background-color="#f04e4d"/>
      <style:text-properties fo:color="#ffffff" fo:font-size="23pt" fo:font-weight="bold" fo:background-color="transparent" style:font-size-asian="23pt" style:font-weight-asian="bold" style:font-size-complex="23pt" style:font-weight-complex="bold"/>
    </style:style>
    <style:style style:name="MP17" style:family="paragraph" style:parent-style-name="Table_20_Contents">
      <style:paragraph-properties fo:text-align="center" style:justify-single-word="false" fo:background-color="#f04e4d"/>
      <style:text-properties fo:color="#ffffff" fo:font-size="36pt" fo:font-weight="bold" style:font-size-asian="36pt" style:font-weight-asian="bold" style:font-size-complex="36pt" style:font-weight-complex="bold"/>
    </style:style>
    <style:style style:name="MP18" style:family="paragraph" style:parent-style-name="Table_20_Contents">
      <style:paragraph-properties fo:text-align="center" style:justify-single-word="false" fo:background-color="#f04e4d"/>
      <style:text-properties fo:color="#f04e4d" fo:font-size="36pt" fo:font-weight="bold" style:font-size-asian="36pt" style:font-weight-asian="bold" style:font-size-complex="36pt" style:font-weight-complex="bold"/>
    </style:style>
    <style:style style:name="MP19" style:family="paragraph" style:parent-style-name="Table_20_Contents">
      <style:paragraph-properties fo:text-align="center" style:justify-single-word="false" fo:background-color="#fdb94d"/>
      <style:text-properties fo:color="#ffffff" fo:font-size="28pt" fo:font-weight="bold" style:font-size-asian="28pt" style:font-weight-asian="bold" style:font-size-complex="28pt" style:font-weight-complex="bold"/>
    </style:style>
    <style:style style:name="MP20" style:family="paragraph" style:parent-style-name="Descritivo_20_campo">
      <style:paragraph-properties fo:text-align="center" style:justify-single-word="false"/>
    </style:style>
    <style:style style:name="MP21" style:family="paragraph">
      <style:paragraph-properties fo:text-align="center"/>
    </style:style>
    <style:style style:name="MP22" style:family="paragraph" style:parent-style-name="Dado_20_campo">
      <style:text-properties fo:font-weight="bold" style:font-weight-asian="bold" style:font-weight-complex="bold"/>
    </style:style>
    <style:style style:name="MP23" style:family="paragraph" style:parent-style-name="Dado_20_campo">
      <style:paragraph-properties fo:text-align="center" style:justify-single-word="false"/>
      <style:text-properties fo:font-weight="bold" style:font-weight-asian="bold" style:font-weight-complex="bold"/>
    </style:style>
    <style:style style:name="MP24" style:family="paragraph" style:parent-style-name="Dado_20_campo">
      <style:paragraph-properties fo:text-align="end" style:justify-single-word="false"/>
    </style:style>
    <style:style style:name="MP25" style:family="paragraph" style:parent-style-name="Dado_20_campo">
      <style:paragraph-properties fo:text-align="center" style:justify-single-word="false"/>
    </style:style>
    <style:style style:name="MP26" style:family="paragraph" style:parent-style-name="Table_20_Contents">
      <style:paragraph-properties fo:break-before="auto" fo:break-after="auto"/>
    </style:style>
    <style:style style:name="MP27" style:family="paragraph" style:parent-style-name="Descritivo_20_campo">
      <style:text-properties fo:font-weight="normal" style:font-weight-asian="normal" style:font-weight-complex="normal"/>
    </style:style>
    <style:style style:name="MP28" style:family="paragraph" style:parent-style-name="Dado_20_campo">
      <style:paragraph-properties fo:text-align="end" style:justify-single-word="false"/>
      <style:text-properties fo:font-weight="bold" style:font-weight-asian="bold" style:font-weight-complex="bold"/>
    </style:style>
    <style:style style:name="MP29" style:family="paragraph" style:parent-style-name="Table_20_Contents">
      <style:text-properties fo:font-variant="normal" fo:text-transform="none" style:font-name="DejaVu Sans1" fo:font-size="7pt" fo:text-shadow="none" fo:font-weight="bold" style:font-size-asian="10.5pt" style:font-relief="none"/>
    </style:style>
    <style:style style:name="MT1" style:family="text"/>
    <style:style style:name="MT2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MT3" style:family="text">
      <style:text-properties fo:color="#ce181e" fo:font-weight="bold" style:font-weight-asian="bold" style:font-weight-complex="bold"/>
    </style:style>
    <style:style style:name="MT4" style:family="text">
      <style:text-properties fo:font-size="6pt" fo:font-weight="normal" style:font-size-asian="6pt" style:font-weight-asian="normal" style:font-size-complex="6pt" style:font-weight-complex="normal"/>
    </style:style>
    <style:style style:name="MT5" style:family="text">
      <style:text-properties fo:font-variant="normal" fo:text-transform="none" style:font-name="DejaVu Sans" fo:font-size="23.2000007629395pt" fo:text-shadow="none" style:font-size-asian="23.2000007629395pt" style:font-size-complex="23.2000007629395pt" style:font-relief="none"/>
    </style:style>
    <style:style style:name="MT6" style:family="text">
      <style:text-properties fo:font-variant="normal" fo:text-transform="none" style:font-name="DejaVu Sans" fo:font-size="6pt" fo:text-shadow="none" style:font-size-asian="6pt" style:font-size-complex="6pt" style:font-relief="none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fo:font-size="6pt" fo:font-style="normal" style:font-size-asian="6pt" style:font-style-asian="normal" style:font-size-complex="6pt" style:font-style-complex="normal"/>
    </style:style>
    <style:style style:name="MT9" style:family="text">
      <style:text-properties fo:font-size="6pt" fo:font-style="italic" style:font-size-asian="6pt" style:font-style-asian="italic" style:font-size-complex="6pt" style:font-style-complex="italic"/>
    </style:style>
    <style:style style:name="MT10" style:family="text">
      <style:text-properties fo:font-variant="small-caps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T11" style:family="text">
      <style:text-properties fo:font-variant="small-caps" fo:font-size="9pt" fo:font-style="normal" style:font-size-asian="9pt" style:font-style-asian="normal" style:font-size-complex="9pt" style:font-style-complex="normal"/>
    </style:style>
    <style:style style:name="MT12" style:family="text">
      <style:text-properties fo:font-variant="small-caps" fo:color="#f04e4d" fo:font-size="9pt" fo:font-style="normal" style:font-size-asian="9pt" style:font-style-asian="normal" style:font-size-complex="9pt" style:font-style-complex="normal"/>
    </style:style>
    <style:style style:name="MT13" style:family="text">
      <style:text-properties fo:font-variant="small-caps" fo:color="#f04e4d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MT14" style:family="text">
      <style:text-properties fo:color="#ffffff" fo:font-size="6pt" fo:font-weight="normal" style:font-size-asian="6pt" style:font-weight-asian="normal" style:font-size-complex="6pt" style:font-weight-complex="normal"/>
    </style:style>
    <style:style style:name="MT15" style:family="text">
      <style:text-properties fo:color="#ffffff"/>
    </style:style>
    <style:style style:name="MT16" style:family="text">
      <style:text-properties fo:color="#ffffff" fo:font-size="10pt" style:font-size-asian="10pt" style:font-size-complex="10pt"/>
    </style:style>
    <style:style style:name="MT17" style:family="text">
      <style:text-properties fo:font-size="6pt" style:font-size-asian="6pt" style:font-size-complex="6pt"/>
    </style:style>
    <style:style style:name="MT18" style:family="text">
      <style:text-properties fo:font-size="23.2000007629395pt" style:font-size-asian="23.2000007629395pt" style:font-size-complex="23.2000007629395pt"/>
    </style:style>
    <style:style style:name="MT19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MT20" style:family="text">
      <style:text-properties fo:font-weight="bold" style:font-weight-asian="bold" style:font-weight-complex="bold"/>
    </style:style>
    <style:style style:name="MT21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fo:font-weight="normal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MT22" style:family="text">
      <style:text-properties style:use-window-font-color="true" style:text-underline-style="none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-left="1.5mm" fo:padding-right="1.5mm" fo:padding-top="1.99mm" fo:padding-bottom="1.5mm" fo:border="0.06pt solid #000000" style:shadow="none" draw:shadow-opacity="100%"/>
    </style:style>
    <style:style style:name="Mfr2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mm" fo:border="none" style:shadow="none" draw:shadow-opacity="100%"/>
    </style:style>
    <style:style style:name="Mfr3" style:family="graphic" style:parent-style-name="Frame">
      <style:graphic-properties fo:margin-left="0mm" fo:margin-right="0mm" fo:margin-top="0mm" fo:margin-bottom="0mm" style:vertical-pos="top" style:vertical-rel="paragraph" style:horizontal-pos="center" style:horizontal-rel="paragraph-content" fo:padding="0mm" fo:border="none" style:shadow="none" draw:shadow-opacity="100%"/>
    </style:style>
    <style:style style:name="Mfr4" style:family="graphic" style:parent-style-name="Frame">
      <style:graphic-properties style:run-through="background" style:wrap="run-through" style:number-wrapped-paragraphs="no-limit" style:vertical-pos="from-top" style:vertical-rel="page" style:horizontal-pos="center" style:horizontal-rel="page" draw:opacity="0%" fo:padding="1.01mm" fo:border="none" style:shadow="none" draw:shadow-opacity="100%" draw:textarea-vertical-align="top">
        <style:columns fo:column-count="1" fo:column-gap="0mm"/>
      </style:graphic-properties>
    </style:style>
    <style:style style:name="MSect1" style:family="section">
      <style:section-properties text:dont-balance-text-columns="false" style:editable="false">
        <style:columns fo:column-count="3" fo:column-gap="0mm">
          <style:column-sep style:width="0.09mm" style:color="#999999" style:height="100%" style:style="solid"/>
          <style:column style:rel-width="21845*" fo:start-indent="0mm" fo:end-indent="0mm"/>
          <style:column style:rel-width="21845*" fo:start-indent="0mm" fo:end-indent="0mm"/>
          <style:column style:rel-width="21845*" fo:start-indent="0mm" fo:end-indent="0mm"/>
        </style:columns>
      </style:section-properties>
    </style:style>
    <style:style style:name="Mgr1" style:family="graphic">
      <style:graphic-properties draw:stroke="dash" draw:stroke-dash="Fine_20_Dashed" svg:stroke-color="#000000" draw:fill-color="#000000" draw:textarea-horizontal-align="center" draw:textarea-vertical-align="middle" style:run-through="foreground" style:wrap="run-through" style:number-wrapped-paragraphs="no-limit" style:vertical-pos="middle" style:vertical-rel="paragraph" style:horizontal-pos="center" style:horizontal-rel="paragraph" draw:wrap-influence-on-position="once-concurrent" style:flow-with-text="false"/>
    </style:style>
    <style:page-layout style:name="Mpm1">
      <style:page-layout-properties fo:page-width="210.01mm" fo:page-height="297mm" style:num-format="1" style:print-orientation="portrait" fo:margin-top="8.01mm" fo:margin-bottom="8.01mm" fo:margin-left="8.01mm" fo:margin-right="8.01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-image-width="0mm" draw:fill-image-height="0mm" style:footnote-max-height="0mm">
        <style:footnote-sep style:width="0.18mm" style:line-style="solid" style:adjustment="left" style:rel-width="25%" style:color="#000000"/>
      </style:page-layout-properties>
      <style:header-style>
        <style:header-footer-properties fo:min-height="10mm" fo:margin-left="0mm" fo:margin-right="0mm" fo:margin-bottom="0mm" fo:background-color="transparent" style:dynamic-spacing="true" draw:fill="none" draw:fill-color="#729fcf"/>
      </style:header-style>
      <style:footer-style>
        <style:header-footer-properties fo:min-height="1.99mm" fo:margin-left="0mm" fo:margin-right="0mm" fo:margin-top="0mm" fo:background-color="transparent" style:dynamic-spacing="true" draw:fill="none" draw:fill-color="#729fcf"/>
      </style:footer-style>
    </style:page-layout>
    <style:page-layout style:name="Mpm2">
      <style:page-layout-properties fo:page-width="210.01mm" fo:page-height="1000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column table:style-name="Tabela2.E"/>
          <table:table-column table:style-name="Tabela2.F"/>
          <table:table-row>
            <table:table-cell table:style-name="Tabela2.A1" table:number-columns-spanned="6" office:value-type="string">
              <text:p text:style-name="Table_20_Contents"><text:a xlink:type="simple" xlink:href="py3o://if=%22True%20==%20False%22" text:style-name="Internet_20_link" text:visited-style-name="Visited_20_Internet_20_Link">if="True == False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2">
            <table:table-cell table:style-name="Tabela2.A1" table:number-columns-spanned="6" office:value-type="string">
              <text:p text:style-name="Standard">Cabeçalhos sem logo, somente com texto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1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1" table:number-columns-spanned="6" office:value-type="string">
              <text:p text:style-name="Table_20_Contents"><text:a xlink:type="simple" xlink:href="py3o://if=%22not%20danfe.logo%20and%20not%20danfe.cabecalho%22" text:style-name="Internet_20_link" text:visited-style-name="Visited_20_Internet_20_Link">if="not danfe.logo and not danfe.cabecalho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5" table:number-columns-spanned="6" office:value-type="string">
              <text:p text:style-name="Table_20_Contents"><text:a xlink:type="simple" xlink:href="py3o://if=%22not%20danfe.protNFe.infProt.nProt.valor%22" text:style-name="Internet_20_link" text:visited-style-name="Visited_20_Internet_20_Link">if="not danfe.protNFe.infProt.nProt.valor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6">
            <table:table-cell table:style-name="Tabela2.A6" table:number-rows-spanned="3" table:number-columns-spanned="3" office:value-type="string">
              <text:p text:style-name="Emitente_20_nome"><text:user-field-get text:name="py3o.danfe.NFe.infNFe.emit.xNome.valor">danfe.NFe.infNFe.emit.xNome.valor</text:user-field-get></text:p>
              <text:p text:style-name="MP1"><text:line-break/><text:user-field-get text:name="py3o.danfe.NFe.endereco_emitente_formatado_linha_1">danfe.NFe.endereco_emitente_formatado_linha_1</text:user-field-get></text:p>
              <text:p text:style-name="MP1"><text:user-field-get text:name="py3o.danfe.NFe.endereco_emitente_formatado_linha_2">danfe.NFe.endereco_emitente_formatado_linha_2</text:user-field-get></text:p>
              <text:p text:style-name="MP1"><text:user-field-get text:name="py3o.danfe.NFe.endereco_emitente_formatado_linha_3">danfe.NFe.endereco_emitente_formatado_linha_3</text:user-field-get></text:p>
              <text:p text:style-name="MP1"><text:user-field-get text:name="py3o.danfe.NFe.endereco_emitente_formatado_linha_4">danfe.NFe.endereco_emitente_formatado_linha_4</text:user-field-get></text:p>
            </table:table-cell>
            <table:covered-table-cell/>
            <table:covered-table-cell/>
            <table:table-cell table:style-name="Tabela2.D6" table:number-rows-spanned="4" office:value-type="string">
              <text:p text:style-name="Descritivo_20_DANFE"><draw:frame draw:style-name="Mfr1" draw:name="Quadro6" text:anchor-type="paragraph" svg:x="22mm" svg:y="16mm" svg:width="8.15mm" svg:height="7.94mm" draw:z-index="53"><draw:text-box><text:p text:style-name="Descritivo_20_número"><text:user-field-get text:name="py3o.danfe.NFe.infNFe.ide.tpNF.valor">danfe.NFe.infNFe.ide.tpNF.valor</text:user-field-get></text:p></draw:text-box></draw:frame>DANFE</text:p>
              <text:p text:style-name="Descritivo_20_DANFE_20_geral">DOCUMENTO AUXILIAR DA NOTA FISCAL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MP2"/>
              <text:p text:style-name="Descritivo_20_DANFE_20_entrada_2f_saída">       0 – entrada</text:p>
              <text:p text:style-name="Descritivo_20_DANFE_20_entrada_2f_saída">       1 – saída</text:p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0</text:page-number>/<text:page-count>3</text:page-count></text:p>
            </table:table-cell>
            <table:table-cell table:style-name="Tabela2.E6" table:number-columns-spanned="2" office:value-type="string">
              <text:p text:style-name="MP3"><draw:frame draw:style-name="Mfr2" draw:name="py3o.image(danfe.NFe.chave_imagem, 'png', isb64=True, dummy=10)" text:anchor-type="paragraph" svg:width="60.01mm" svg:height="8.01mm" draw:z-index="57"><draw:text-box><text:p text:style-name="MP4"/></draw:text-box></draw:frame></text:p>
            </table:table-cell>
            <table:covered-table-cell/>
          </table:table-row>
          <table:table-row table:style-name="Tabela2.7">
            <table:covered-table-cell/>
            <table:covered-table-cell/>
            <table:covered-table-cell/>
            <table:covered-table-cell/>
            <table:table-cell table:style-name="Tabela2.E7" table:number-columns-spanned="2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</table:table-row>
          <table:table-row table:style-name="Tabela2.6">
            <table:covered-table-cell/>
            <table:covered-table-cell/>
            <table:covered-table-cell/>
            <table:covered-table-cell/>
            <table:table-cell table:style-name="Tabela2.E6" table:number-rows-spanned="2" table:number-columns-spanned="2" office:value-type="string">
              <text:p text:style-name="MP5">Impresso para simples conferência</text:p>
              <text:p text:style-name="MP5">Informações não transmitidas a nenhuma<text:line-break/>SEFAZ autorizadora</text:p>
              <text:p text:style-name="MP6">SEM VALOR FISCAL</text:p>
            </table:table-cell>
            <table:covered-table-cell/>
          </table:table-row>
          <table:table-row table:style-name="Tabela2.9">
            <table:table-cell table:style-name="Tabela2.A9" table:number-columns-spanned="3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10">
            <table:table-cell table:style-name="Tabela2.A10" table:number-columns-spanned="4" office:value-type="string">
              <text:p text:style-name="Descritivo_20_campo">Natureza da Operação</text:p>
              <text:p text:style-name="Table_20_Contents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2.E10" table:number-columns-spanned="2" office:value-type="string">
              <text:p text:style-name="Descritivo_20_campo">Protocolo de autorização</text:p>
              <text:p text:style-name="MP7"/>
              <text:p text:style-name="MP8"><text:user-field-get text:name="py3o.danfe.protNFe.protocolo_formatado">danfe.protNFe.protocolo_formatado</text:user-field-get></text:p>
            </table:table-cell>
            <table:covered-table-cell/>
          </table:table-row>
          <table:table-row table:style-name="Tabela2.11">
            <table:table-cell table:style-name="Tabela2.A11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5" table:number-columns-spanned="6" office:value-type="string">
              <text:p text:style-name="Table_20_Contents"><text:a xlink:type="simple" xlink:href="py3o://if=%22danfe.protNFe.infProt.nProt.valor%20and%20danfe.protNFe.infProt.cStat.valor%20not%20in%20('110',%20'301',%20'302')%22" text:style-name="Internet_20_link" text:visited-style-name="Visited_20_Internet_20_Link">if="danfe.protNFe.infProt.nProt.valor and danfe.protNFe.infProt.cStat.valor not in ('110', '301', '302')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6">
            <table:table-cell table:style-name="Tabela2.A6" table:number-rows-spanned="3" table:number-columns-spanned="3" office:value-type="string">
              <text:p text:style-name="Emitente_20_nome"><text:user-field-get text:name="py3o.danfe.NFe.infNFe.emit.xNome.valor">danfe.NFe.infNFe.emit.xNome.valor</text:user-field-get></text:p>
              <text:p text:style-name="MP1"><text:line-break/><text:user-field-get text:name="py3o.danfe.NFe.endereco_emitente_formatado_linha_1">danfe.NFe.endereco_emitente_formatado_linha_1</text:user-field-get></text:p>
              <text:p text:style-name="MP1"><text:user-field-get text:name="py3o.danfe.NFe.endereco_emitente_formatado_linha_2">danfe.NFe.endereco_emitente_formatado_linha_2</text:user-field-get></text:p>
              <text:p text:style-name="MP1"><text:user-field-get text:name="py3o.danfe.NFe.endereco_emitente_formatado_linha_3">danfe.NFe.endereco_emitente_formatado_linha_3</text:user-field-get></text:p>
              <text:p text:style-name="MP1"><text:user-field-get text:name="py3o.danfe.NFe.endereco_emitente_formatado_linha_4">danfe.NFe.endereco_emitente_formatado_linha_4</text:user-field-get></text:p>
            </table:table-cell>
            <table:covered-table-cell/>
            <table:covered-table-cell/>
            <table:table-cell table:style-name="Tabela2.D6" table:number-rows-spanned="4" office:value-type="string">
              <text:p text:style-name="Descritivo_20_DANFE"><draw:frame draw:style-name="Mfr1" draw:name="Quadro12" text:anchor-type="paragraph" svg:x="22mm" svg:y="16mm" svg:width="8.15mm" svg:height="7.94mm" draw:z-index="59"><draw:text-box><text:p text:style-name="Descritivo_20_número"><text:user-field-get text:name="py3o.danfe.NFe.infNFe.ide.tpNF.valor">danfe.NFe.infNFe.ide.tpNF.valor</text:user-field-get></text:p></draw:text-box></draw:frame>DANFE</text:p>
              <text:p text:style-name="Descritivo_20_DANFE_20_geral">DOCUMENTO AUXILIAR DA NOTA FISCAL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MP2"/>
              <text:p text:style-name="Descritivo_20_DANFE_20_entrada_2f_saída">       0 – entrada</text:p>
              <text:p text:style-name="Descritivo_20_DANFE_20_entrada_2f_saída">       1 – saída</text:p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0</text:page-number>/<text:page-count>3</text:page-count></text:p>
            </table:table-cell>
            <table:table-cell table:style-name="Tabela2.E6" table:number-columns-spanned="2" office:value-type="string">
              <text:p text:style-name="MP3"><draw:frame draw:style-name="Mfr2" draw:name="py3o.image(danfe.NFe.chave_imagem, 'png', isb64=True, dummy=11)" text:anchor-type="paragraph" svg:width="60.01mm" svg:height="8.01mm" draw:z-index="63"><draw:text-box><text:p text:style-name="MP4"/></draw:text-box></draw:frame></text:p>
            </table:table-cell>
            <table:covered-table-cell/>
          </table:table-row>
          <table:table-row table:style-name="Tabela2.7">
            <table:covered-table-cell/>
            <table:covered-table-cell/>
            <table:covered-table-cell/>
            <table:covered-table-cell/>
            <table:table-cell table:style-name="Tabela2.E14" table:number-columns-spanned="2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</table:table-row>
          <table:table-row table:style-name="Tabela2.6">
            <table:covered-table-cell/>
            <table:covered-table-cell/>
            <table:covered-table-cell/>
            <table:covered-table-cell/>
            <table:table-cell table:style-name="Tabela2.E6" table:number-rows-spanned="2" table:number-columns-spanned="2" office:value-type="string">
              <text:p text:style-name="Dado_20_variável">Consulta de autenticidade no portal nacional da NF-e</text:p>
              <text:p text:style-name="Dado_20_variável"><text:a xlink:type="simple" xlink:href="http://www.nfe.fazenda.gov.br/" text:style-name="Internet_20_link" text:visited-style-name="Visited_20_Internet_20_Link">www.nfe.fazenda.gov.br</text:a></text:p>
            </table:table-cell>
            <table:covered-table-cell/>
          </table:table-row>
          <table:table-row table:style-name="Tabela2.9">
            <table:table-cell table:style-name="Tabela2.A9" table:number-columns-spanned="3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10">
            <table:table-cell table:style-name="Tabela2.A10" table:number-columns-spanned="4" office:value-type="string">
              <text:p text:style-name="Descritivo_20_campo">Natureza da Operação</text:p>
              <text:p text:style-name="Dado_20_campo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2.E10" table:number-columns-spanned="2" office:value-type="string">
              <text:p text:style-name="Descritivo_20_campo">Protocolo de autorização</text:p>
              <text:p text:style-name="MP7"/>
              <text:p text:style-name="MP8"><text:user-field-get text:name="py3o.danfe.protNFe.protocolo_formatado">danfe.protNFe.protocolo_formatado</text:user-field-get></text:p>
            </table:table-cell>
            <table:covered-table-cell/>
          </table:table-row>
          <table:table-row table:style-name="Tabela2.11">
            <table:table-cell table:style-name="Tabela2.A11" table:number-columns-spanned="6" office:value-type="string">
              <text:p text:style-name="Table_20_Contents"><text:a xlink:type="simple" xlink:href="py3o:///if" text:style-name="Internet_20_link" text:visited-style-name="Visited_20_Internet_20_Link"><text:span text:style-name="MT2">/if</text:span>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5" table:number-columns-spanned="6" office:value-type="string">
              <text:p text:style-name="Table_20_Contents"><text:a xlink:type="simple" xlink:href="py3o://if=%22danfe.protNFe.infProt.nProt.valor%20and%20danfe.protNFe.infProt.cStat.valor%20in%20('110',%20'301',%20'302')%22" text:style-name="Internet_20_link" text:visited-style-name="Visited_20_Internet_20_Link">if="danfe.protNFe.infProt.nProt.valor and danfe.protNFe.infProt.cStat.valor in ('110', '301', '302')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6">
            <table:table-cell table:style-name="Tabela2.A6" table:number-rows-spanned="3" table:number-columns-spanned="3" office:value-type="string">
              <text:p text:style-name="Emitente_20_nome"><text:user-field-get text:name="py3o.danfe.NFe.infNFe.emit.xNome.valor">danfe.NFe.infNFe.emit.xNome.valor</text:user-field-get></text:p>
              <text:p text:style-name="MP1"><text:line-break/><text:user-field-get text:name="py3o.danfe.NFe.endereco_emitente_formatado_linha_1">danfe.NFe.endereco_emitente_formatado_linha_1</text:user-field-get></text:p>
              <text:p text:style-name="MP1"><text:user-field-get text:name="py3o.danfe.NFe.endereco_emitente_formatado_linha_2">danfe.NFe.endereco_emitente_formatado_linha_2</text:user-field-get></text:p>
              <text:p text:style-name="MP1"><text:user-field-get text:name="py3o.danfe.NFe.endereco_emitente_formatado_linha_3">danfe.NFe.endereco_emitente_formatado_linha_3</text:user-field-get></text:p>
              <text:p text:style-name="MP1"><text:user-field-get text:name="py3o.danfe.NFe.endereco_emitente_formatado_linha_4">danfe.NFe.endereco_emitente_formatado_linha_4</text:user-field-get></text:p>
            </table:table-cell>
            <table:covered-table-cell/>
            <table:covered-table-cell/>
            <table:table-cell table:style-name="Tabela2.D6" table:number-rows-spanned="4" office:value-type="string">
              <text:p text:style-name="Descritivo_20_DANFE"><draw:frame draw:style-name="Mfr1" draw:name="Quadro18" text:anchor-type="paragraph" svg:x="22mm" svg:y="16mm" svg:width="8.15mm" svg:height="7.94mm" draw:z-index="65"><draw:text-box><text:p text:style-name="Descritivo_20_número"><text:user-field-get text:name="py3o.danfe.NFe.infNFe.ide.tpNF.valor">danfe.NFe.infNFe.ide.tpNF.valor</text:user-field-get></text:p></draw:text-box></draw:frame>DANFE</text:p>
              <text:p text:style-name="Descritivo_20_DANFE_20_geral">DOCUMENTO AUXILIAR DA NOTA FISCAL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MP2"/>
              <text:p text:style-name="Descritivo_20_DANFE_20_entrada_2f_saída">       0 – entrada</text:p>
              <text:p text:style-name="Descritivo_20_DANFE_20_entrada_2f_saída">       1 – saída</text:p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0</text:page-number>/<text:page-count>3</text:page-count></text:p>
            </table:table-cell>
            <table:table-cell table:style-name="Tabela2.E6" table:number-columns-spanned="2" office:value-type="string">
              <text:p text:style-name="MP9"><draw:frame draw:style-name="Mfr2" draw:name="py3o.image(danfe.NFe.chave_imagem, 'png', isb64=True, dummy=12)" text:anchor-type="paragraph" svg:width="60.01mm" svg:height="8.01mm" draw:z-index="69"><draw:text-box><text:p text:style-name="MP4"/></draw:text-box></draw:frame></text:p>
            </table:table-cell>
            <table:covered-table-cell/>
          </table:table-row>
          <table:table-row table:style-name="Tabela2.7">
            <table:covered-table-cell/>
            <table:covered-table-cell/>
            <table:covered-table-cell/>
            <table:covered-table-cell/>
            <table:table-cell table:style-name="Tabela2.E21" table:number-columns-spanned="2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</table:table-row>
          <table:table-row table:style-name="Tabela2.6">
            <table:covered-table-cell/>
            <table:covered-table-cell/>
            <table:covered-table-cell/>
            <table:covered-table-cell/>
            <table:table-cell table:style-name="Tabela2.E6" table:number-rows-spanned="2" table:number-columns-spanned="2" office:value-type="string">
              <text:p text:style-name="Dado_20_variável">A circulação da mercadoria foi <text:span text:style-name="MT3">PROIBIDA</text:span> pela SEFAZ autorizadora, devido a irregularidades fiscais</text:p>
            </table:table-cell>
            <table:covered-table-cell/>
          </table:table-row>
          <table:table-row table:style-name="Tabela2.9">
            <table:table-cell table:style-name="Tabela2.A9" table:number-columns-spanned="3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10">
            <table:table-cell table:style-name="Tabela2.A10" table:number-columns-spanned="4" office:value-type="string">
              <text:p text:style-name="Descritivo_20_campo">Natureza da Operação</text:p>
              <text:p text:style-name="Dado_20_campo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2.E10" table:number-columns-spanned="2" office:value-type="string">
              <text:p text:style-name="Descritivo_20_campo">Protocolo de denegação</text:p>
              <text:p text:style-name="MP7"/>
              <text:p text:style-name="MP8"><text:user-field-get text:name="py3o.danfe.protNFe.protocolo_formatado">danfe.protNFe.protocolo_formatado</text:user-field-get></text:p>
            </table:table-cell>
            <table:covered-table-cell/>
          </table:table-row>
          <table:table-row table:style-name="Tabela2.25">
            <table:table-cell table:style-name="Tabela2.A25" table:number-columns-spanned="6" office:value-type="string">
              <text:p text:style-name="MP10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26">
            <table:table-cell table:style-name="Tabela2.A26" table:number-columns-spanned="2" office:value-type="string">
              <text:p text:style-name="Descritivo_20_campo">Inscrição estadual</text:p>
              <text:p text:style-name="Dado_20_campo"><text:user-field-get text:name="py3o.danfe.NFe.ie_emitente_formatada">danfe.NFe.ie_emitente_formatada</text:user-field-get></text:p>
            </table:table-cell>
            <table:covered-table-cell/>
            <table:table-cell table:style-name="Tabela2.C26" table:number-columns-spanned="3" office:value-type="string">
              <text:p text:style-name="Descritivo_20_campo">Inscrição estadual do substituto tributário</text:p>
              <text:p text:style-name="Dado_20_campo"><text:user-field-get text:name="py3o.danfe.NFe.ie_st_formatada">danfe.NFe.ie_st_formatada</text:user-field-get></text:p>
            </table:table-cell>
            <table:covered-table-cell/>
            <table:covered-table-cell/>
            <table:table-cell table:style-name="Tabela2.F26" office:value-type="string">
              <text:p text:style-name="Descritivo_20_campo">CNPJ</text:p>
              <text:p text:style-name="MP11"><text:user-field-get text:name="py3o.danfe.NFe.cnpj_emitente_formatado">danfe.NFe.cnpj_emitente_formatado</text:user-field-get></text:p>
            </table:table-cell>
          </table:table-row>
          <table:table-row>
            <table:table-cell table:style-name="Tabela2.A27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1" table:number-columns-spanned="6" office:value-type="string">
              <text:p text:style-name="Table_20_Contents"><text:a xlink:type="simple" xlink:href="py3o://if=%22True%20==%20False%22" text:style-name="Internet_20_link" text:visited-style-name="Visited_20_Internet_20_Link">if="True == False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1" table:number-columns-spanned="6" office:value-type="string">
              <text:p text:style-name="Standard">Cabeçalhos com logo, tamanho 3,8 cm × 3,2 cm (largura × altura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1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1" table:number-columns-spanned="6" office:value-type="string">
              <text:p text:style-name="Table_20_Contents"><text:a xlink:type="simple" xlink:href="py3o://if=%22danfe.logo%20and%20not%20danfe.cabecalho%22" text:style-name="Internet_20_link" text:visited-style-name="Visited_20_Internet_20_Link">if="danfe.logo and not danfe.cabecalho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5" table:number-columns-spanned="6" office:value-type="string">
              <text:p text:style-name="Table_20_Contents"><text:a xlink:type="simple" xlink:href="py3o://if=%22not%20danfe.protNFe.infProt.nProt.valor%22" text:style-name="Internet_20_link" text:visited-style-name="Visited_20_Internet_20_Link">if="not danfe.protNFe.infProt.nProt.valor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6">
            <table:table-cell table:style-name="Tabela2.A35" table:number-rows-spanned="3" office:value-type="string">
              <text:p text:style-name="Emitente_20_nome"><draw:frame draw:style-name="Mfr3" draw:name="py3o.image(danfe.logo, 'png', isb64=True,dummy=4)" text:anchor-type="char" svg:width="37.99mm" svg:height="32mm" draw:z-index="71"><draw:text-box><text:p text:style-name="MP12"/></draw:text-box></draw:frame></text:p>
            </table:table-cell>
            <table:table-cell table:style-name="Tabela2.A6" table:number-rows-spanned="4" table:number-columns-spanned="2" office:value-type="string">
              <text:p text:style-name="MP13"><text:user-field-get text:name="py3o.danfe.NFe.infNFe.emit.xNome.valor">danfe.NFe.infNFe.emit.xNome.valor</text:user-field-get></text:p>
              <text:p text:style-name="MP14"><text:line-break/><text:user-field-get text:name="py3o.danfe.NFe.endereco_emitente_formatado_linha_1">danfe.NFe.endereco_emitente_formatado_linha_1</text:user-field-get></text:p>
              <text:p text:style-name="MP14"><text:user-field-get text:name="py3o.danfe.NFe.endereco_emitente_formatado_linha_2">danfe.NFe.endereco_emitente_formatado_linha_2</text:user-field-get></text:p>
              <text:p text:style-name="MP14"><text:user-field-get text:name="py3o.danfe.NFe.endereco_emitente_formatado_linha_3">danfe.NFe.endereco_emitente_formatado_linha_3</text:user-field-get></text:p>
              <text:p text:style-name="MP14"><text:user-field-get text:name="py3o.danfe.NFe.endereco_emitente_formatado_linha_4">danfe.NFe.endereco_emitente_formatado_linha_4</text:user-field-get></text:p>
            </table:table-cell>
            <table:covered-table-cell/>
            <table:table-cell table:style-name="Tabela2.D6" table:number-rows-spanned="4" office:value-type="string">
              <text:p text:style-name="Descritivo_20_DANFE"><draw:frame draw:style-name="Mfr1" draw:name="Quadro21" text:anchor-type="paragraph" svg:x="22mm" svg:y="16mm" svg:width="8.15mm" svg:height="7.94mm" draw:z-index="75"><draw:text-box><text:p text:style-name="Descritivo_20_número"><text:user-field-get text:name="py3o.danfe.NFe.infNFe.ide.tpNF.valor">danfe.NFe.infNFe.ide.tpNF.valor</text:user-field-get></text:p></draw:text-box></draw:frame>DANFE</text:p>
              <text:p text:style-name="Descritivo_20_DANFE_20_geral">DOCUMENTO AUXILIAR DA NOTA FISCAL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MP2"/>
              <text:p text:style-name="Descritivo_20_DANFE_20_entrada_2f_saída">       0 – entrada</text:p>
              <text:p text:style-name="Descritivo_20_DANFE_20_entrada_2f_saída">       1 – saída</text:p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0</text:page-number>/<text:page-count>3</text:page-count></text:p>
            </table:table-cell>
            <table:table-cell table:style-name="Tabela2.E6" table:number-columns-spanned="2" office:value-type="string">
              <text:p text:style-name="MP3"><draw:frame draw:style-name="Mfr2" draw:name="py3o.image(danfe.NFe.chave_imagem, 'png', isb64=True, dummy=13)" text:anchor-type="paragraph" svg:width="60.01mm" svg:height="8.01mm" draw:z-index="73"><draw:text-box><text:p text:style-name="MP4"/></draw:text-box></draw:frame></text:p>
            </table:table-cell>
            <table:covered-table-cell/>
          </table:table-row>
          <table:table-row table:style-name="Tabela2.7">
            <table:covered-table-cell/>
            <table:covered-table-cell/>
            <table:covered-table-cell/>
            <table:covered-table-cell/>
            <table:table-cell table:style-name="Tabela2.E34" table:number-columns-spanned="2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</table:table-row>
          <table:table-row table:style-name="Tabela2.6">
            <table:covered-table-cell/>
            <table:covered-table-cell/>
            <table:covered-table-cell/>
            <table:covered-table-cell/>
            <table:table-cell table:style-name="Tabela2.E6" table:number-rows-spanned="2" table:number-columns-spanned="2" office:value-type="string">
              <text:p text:style-name="MP5">Impresso para simples conferência</text:p>
              <text:p text:style-name="MP5">Informações não transmitidas a nenhuma<text:line-break/>SEFAZ autorizadora</text:p>
              <text:p text:style-name="MP6">SEM VALOR FISCAL</text:p>
            </table:table-cell>
            <table:covered-table-cell/>
          </table:table-row>
          <table:table-row table:style-name="Tabela2.9">
            <table:table-cell table:style-name="Tabela2.A9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10">
            <table:table-cell table:style-name="Tabela2.A10" table:number-columns-spanned="4" office:value-type="string">
              <text:p text:style-name="Descritivo_20_campo">Natureza da Operação</text:p>
              <text:p text:style-name="Table_20_Contents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2.E10" table:number-columns-spanned="2" office:value-type="string">
              <text:p text:style-name="Descritivo_20_campo">Protocolo de autorização</text:p>
              <text:p text:style-name="MP7"/>
              <text:p text:style-name="MP8"><text:user-field-get text:name="py3o.danfe.protNFe.protocolo_formatado">danfe.protNFe.protocolo_formatado</text:user-field-get></text:p>
            </table:table-cell>
            <table:covered-table-cell/>
          </table:table-row>
          <table:table-row table:style-name="Tabela2.11">
            <table:table-cell table:style-name="Tabela2.A11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5" table:number-columns-spanned="6" office:value-type="string">
              <text:p text:style-name="Table_20_Contents"><text:a xlink:type="simple" xlink:href="py3o://if=%22danfe.protNFe.infProt.nProt.valor%20and%20danfe.protNFe.infProt.cStat.valor%20not%20in%20('110',%20'301',%20'302')%22" text:style-name="Internet_20_link" text:visited-style-name="Visited_20_Internet_20_Link">if="danfe.protNFe.infProt.nProt.valor and danfe.protNFe.infProt.cStat.valor not in ('110', '301', '302')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6">
            <table:table-cell table:style-name="Tabela2.A42" table:number-rows-spanned="3" office:value-type="string">
              <text:p text:style-name="Emitente_20_nome"><draw:frame draw:style-name="Mfr3" draw:name="py3o.image(danfe.logo, 'png', isb64=True,dummy=5)" text:anchor-type="char" svg:width="37.99mm" svg:height="32mm" draw:z-index="67"><draw:text-box><text:p text:style-name="MP12"/></draw:text-box></draw:frame></text:p>
            </table:table-cell>
            <table:table-cell table:style-name="Tabela2.A6" table:number-rows-spanned="4" table:number-columns-spanned="2" office:value-type="string">
              <text:p text:style-name="MP13"><text:user-field-get text:name="py3o.danfe.NFe.infNFe.emit.xNome.valor">danfe.NFe.infNFe.emit.xNome.valor</text:user-field-get></text:p>
              <text:p text:style-name="MP14"><text:line-break/><text:user-field-get text:name="py3o.danfe.NFe.endereco_emitente_formatado_linha_1">danfe.NFe.endereco_emitente_formatado_linha_1</text:user-field-get></text:p>
              <text:p text:style-name="MP14"><text:user-field-get text:name="py3o.danfe.NFe.endereco_emitente_formatado_linha_2">danfe.NFe.endereco_emitente_formatado_linha_2</text:user-field-get></text:p>
              <text:p text:style-name="MP14"><text:user-field-get text:name="py3o.danfe.NFe.endereco_emitente_formatado_linha_3">danfe.NFe.endereco_emitente_formatado_linha_3</text:user-field-get></text:p>
              <text:p text:style-name="MP14"><text:user-field-get text:name="py3o.danfe.NFe.endereco_emitente_formatado_linha_4">danfe.NFe.endereco_emitente_formatado_linha_4</text:user-field-get></text:p>
            </table:table-cell>
            <table:covered-table-cell/>
            <table:table-cell table:style-name="Tabela2.D6" table:number-rows-spanned="4" office:value-type="string">
              <text:p text:style-name="Descritivo_20_DANFE"><draw:frame draw:style-name="Mfr1" draw:name="Quadro24" text:anchor-type="paragraph" svg:x="22mm" svg:y="16mm" svg:width="8.15mm" svg:height="7.94mm" draw:z-index="61"><draw:text-box><text:p text:style-name="Descritivo_20_número"><text:user-field-get text:name="py3o.danfe.NFe.infNFe.ide.tpNF.valor">danfe.NFe.infNFe.ide.tpNF.valor</text:user-field-get></text:p></draw:text-box></draw:frame>DANFE</text:p>
              <text:p text:style-name="Descritivo_20_DANFE_20_geral">DOCUMENTO AUXILIAR DA NOTA FISCAL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MP2"/>
              <text:p text:style-name="Descritivo_20_DANFE_20_entrada_2f_saída">       0 – entrada</text:p>
              <text:p text:style-name="Descritivo_20_DANFE_20_entrada_2f_saída">       1 – saída</text:p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0</text:page-number>/<text:page-count>3</text:page-count></text:p>
            </table:table-cell>
            <table:table-cell table:style-name="Tabela2.E6" table:number-columns-spanned="2" office:value-type="string">
              <text:p text:style-name="MP3"><draw:frame draw:style-name="Mfr2" draw:name="py3o.image(danfe.NFe.chave_imagem, 'png', isb64=True, dummy=14)" text:anchor-type="paragraph" svg:width="60.01mm" svg:height="8.01mm" draw:z-index="55"><draw:text-box><text:p text:style-name="MP4"/></draw:text-box></draw:frame></text:p>
            </table:table-cell>
            <table:covered-table-cell/>
          </table:table-row>
          <table:table-row table:style-name="Tabela2.7">
            <table:covered-table-cell/>
            <table:covered-table-cell/>
            <table:covered-table-cell/>
            <table:covered-table-cell/>
            <table:table-cell table:style-name="Tabela2.E41" table:number-columns-spanned="2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</table:table-row>
          <table:table-row table:style-name="Tabela2.6">
            <table:covered-table-cell/>
            <table:covered-table-cell/>
            <table:covered-table-cell/>
            <table:covered-table-cell/>
            <table:table-cell table:style-name="Tabela2.E6" table:number-rows-spanned="2" table:number-columns-spanned="2" office:value-type="string">
              <text:p text:style-name="Dado_20_variável">Consulta de autenticidade no portal nacional da NF-e</text:p>
              <text:p text:style-name="Dado_20_variável"><text:a xlink:type="simple" xlink:href="http://www.nfe.fazenda.gov.br/" text:style-name="Internet_20_link" text:visited-style-name="Visited_20_Internet_20_Link">www.nfe.fazenda.gov.br</text:a></text:p>
            </table:table-cell>
            <table:covered-table-cell/>
          </table:table-row>
          <table:table-row table:style-name="Tabela2.9">
            <table:table-cell table:style-name="Tabela2.A9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10">
            <table:table-cell table:style-name="Tabela2.A10" table:number-columns-spanned="4" office:value-type="string">
              <text:p text:style-name="Descritivo_20_campo">Natureza da Operação</text:p>
              <text:p text:style-name="Dado_20_campo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2.E10" table:number-columns-spanned="2" office:value-type="string">
              <text:p text:style-name="Descritivo_20_campo">Protocolo de autorização</text:p>
              <text:p text:style-name="MP7"/>
              <text:p text:style-name="MP8"><text:user-field-get text:name="py3o.danfe.protNFe.protocolo_formatado">danfe.protNFe.protocolo_formatado</text:user-field-get></text:p>
            </table:table-cell>
            <table:covered-table-cell/>
          </table:table-row>
          <table:table-row table:style-name="Tabela2.11">
            <table:table-cell table:style-name="Tabela2.A11" table:number-columns-spanned="6" office:value-type="string">
              <text:p text:style-name="Table_20_Contents"><text:a xlink:type="simple" xlink:href="py3o:///if" text:style-name="Internet_20_link" text:visited-style-name="Visited_20_Internet_20_Link"><text:span text:style-name="MT2">/if</text:span>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5" table:number-columns-spanned="6" office:value-type="string">
              <text:p text:style-name="Table_20_Contents"><text:a xlink:type="simple" xlink:href="py3o://if=%22danfe.protNFe.infProt.nProt.valor%20and%20danfe.protNFe.infProt.cStat.valor%20in%20('110',%20'301',%20'302')%22" text:style-name="Internet_20_link" text:visited-style-name="Visited_20_Internet_20_Link">if="danfe.protNFe.infProt.nProt.valor and danfe.protNFe.infProt.cStat.valor in ('110', '301', '302')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6">
            <table:table-cell table:style-name="Tabela2.A49" table:number-rows-spanned="3" office:value-type="string">
              <text:p text:style-name="Emitente_20_nome"><draw:frame draw:style-name="Mfr3" draw:name="py3o.image(danfe.logo, 'png', isb64=True,dummy=6)" text:anchor-type="char" svg:width="37.99mm" svg:height="32mm" draw:z-index="50"><draw:text-box><text:p text:style-name="MP12"/></draw:text-box></draw:frame></text:p>
            </table:table-cell>
            <table:table-cell table:style-name="Tabela2.A6" table:number-rows-spanned="4" table:number-columns-spanned="2" office:value-type="string">
              <text:p text:style-name="MP13"><text:user-field-get text:name="py3o.danfe.NFe.infNFe.emit.xNome.valor">danfe.NFe.infNFe.emit.xNome.valor</text:user-field-get></text:p>
              <text:p text:style-name="MP14"><text:line-break/><text:user-field-get text:name="py3o.danfe.NFe.endereco_emitente_formatado_linha_1">danfe.NFe.endereco_emitente_formatado_linha_1</text:user-field-get></text:p>
              <text:p text:style-name="MP14"><text:user-field-get text:name="py3o.danfe.NFe.endereco_emitente_formatado_linha_2">danfe.NFe.endereco_emitente_formatado_linha_2</text:user-field-get></text:p>
              <text:p text:style-name="MP14"><text:user-field-get text:name="py3o.danfe.NFe.endereco_emitente_formatado_linha_3">danfe.NFe.endereco_emitente_formatado_linha_3</text:user-field-get></text:p>
              <text:p text:style-name="MP14"><text:user-field-get text:name="py3o.danfe.NFe.endereco_emitente_formatado_linha_4">danfe.NFe.endereco_emitente_formatado_linha_4</text:user-field-get></text:p>
            </table:table-cell>
            <table:covered-table-cell/>
            <table:table-cell table:style-name="Tabela2.D6" table:number-rows-spanned="4" office:value-type="string">
              <text:p text:style-name="Descritivo_20_DANFE"><draw:frame draw:style-name="Mfr1" draw:name="Quadro27" text:anchor-type="paragraph" svg:x="22mm" svg:y="16mm" svg:width="8.15mm" svg:height="7.94mm" draw:z-index="46"><draw:text-box><text:p text:style-name="Descritivo_20_número"><text:user-field-get text:name="py3o.danfe.NFe.infNFe.ide.tpNF.valor">danfe.NFe.infNFe.ide.tpNF.valor</text:user-field-get></text:p></draw:text-box></draw:frame>DANFE</text:p>
              <text:p text:style-name="Descritivo_20_DANFE_20_geral">DOCUMENTO AUXILIAR DA NOTA FISCAL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MP2"/>
              <text:p text:style-name="Descritivo_20_DANFE_20_entrada_2f_saída">       0 – entrada</text:p>
              <text:p text:style-name="Descritivo_20_DANFE_20_entrada_2f_saída">       1 – saída</text:p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0</text:page-number>/<text:page-count>3</text:page-count></text:p>
            </table:table-cell>
            <table:table-cell table:style-name="Tabela2.E6" table:number-columns-spanned="2" office:value-type="string">
              <text:p text:style-name="MP9"><draw:frame draw:style-name="Mfr2" draw:name="py3o.image(danfe.NFe.chave_imagem, 'png', isb64=True, dummy=15)" text:anchor-type="paragraph" svg:width="60.01mm" svg:height="8.01mm" draw:z-index="42"><draw:text-box><text:p text:style-name="MP4"/></draw:text-box></draw:frame></text:p>
            </table:table-cell>
            <table:covered-table-cell/>
          </table:table-row>
          <table:table-row table:style-name="Tabela2.7">
            <table:covered-table-cell/>
            <table:covered-table-cell/>
            <table:covered-table-cell/>
            <table:covered-table-cell/>
            <table:table-cell table:style-name="Tabela2.E48" table:number-columns-spanned="2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</table:table-row>
          <table:table-row table:style-name="Tabela2.6">
            <table:covered-table-cell/>
            <table:covered-table-cell/>
            <table:covered-table-cell/>
            <table:covered-table-cell/>
            <table:table-cell table:style-name="Tabela2.E6" table:number-rows-spanned="2" table:number-columns-spanned="2" office:value-type="string">
              <text:p text:style-name="Dado_20_variável">A circulação da mercadoria foi <text:span text:style-name="MT3">PROIBIDA</text:span> pela SEFAZ autorizadora, devido a irregularidades fiscais</text:p>
            </table:table-cell>
            <table:covered-table-cell/>
          </table:table-row>
          <table:table-row table:style-name="Tabela2.9">
            <table:table-cell table:style-name="Tabela2.A9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10">
            <table:table-cell table:style-name="Tabela2.A10" table:number-columns-spanned="4" office:value-type="string">
              <text:p text:style-name="Descritivo_20_campo">Natureza da Operação</text:p>
              <text:p text:style-name="Dado_20_campo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2.E10" table:number-columns-spanned="2" office:value-type="string">
              <text:p text:style-name="Descritivo_20_campo">Protocolo de denegação</text:p>
              <text:p text:style-name="MP7"/>
              <text:p text:style-name="MP8"><text:user-field-get text:name="py3o.danfe.protNFe.protocolo_formatado">danfe.protNFe.protocolo_formatado</text:user-field-get></text:p>
            </table:table-cell>
            <table:covered-table-cell/>
          </table:table-row>
          <table:table-row table:style-name="Tabela2.25">
            <table:table-cell table:style-name="Tabela2.A25" table:number-columns-spanned="6" office:value-type="string">
              <text:p text:style-name="MP10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53">
            <table:table-cell table:style-name="Tabela2.A53" table:number-columns-spanned="2" office:value-type="string">
              <text:p text:style-name="Descritivo_20_campo">Inscrição estadual</text:p>
              <text:p text:style-name="Dado_20_campo"><text:user-field-get text:name="py3o.danfe.NFe.ie_emitente_formatada">danfe.NFe.ie_emitente_formatada</text:user-field-get></text:p>
            </table:table-cell>
            <table:covered-table-cell/>
            <table:table-cell table:style-name="Tabela2.C53" table:number-columns-spanned="3" office:value-type="string">
              <text:p text:style-name="Descritivo_20_campo">Inscrição estadual do substituto tributário</text:p>
              <text:p text:style-name="Dado_20_campo"><text:user-field-get text:name="py3o.danfe.NFe.ie_st_formatada">danfe.NFe.ie_st_formatada</text:user-field-get></text:p>
            </table:table-cell>
            <table:covered-table-cell/>
            <table:covered-table-cell/>
            <table:table-cell table:style-name="Tabela2.F53" office:value-type="string">
              <text:p text:style-name="Descritivo_20_campo">CNPJ</text:p>
              <text:p text:style-name="MP11"><text:user-field-get text:name="py3o.danfe.NFe.cnpj_emitente_formatado">danfe.NFe.cnpj_emitente_formatado</text:user-field-get></text:p>
            </table:table-cell>
          </table:table-row>
          <table:table-row>
            <table:table-cell table:style-name="Tabela2.A54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1" table:number-columns-spanned="6" office:value-type="string">
              <text:p text:style-name="Table_20_Contents"><text:a xlink:type="simple" xlink:href="py3o://if=%22True%20==%20False%22" text:style-name="Internet_20_link" text:visited-style-name="Visited_20_Internet_20_Link">if="True == False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2">
            <table:table-cell table:style-name="Tabela2.A1" table:number-columns-spanned="6" office:value-type="string">
              <text:p text:style-name="Standard">Cabeçalhos em que uma imagem substitui a área total do cabeçalho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1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1" table:number-columns-spanned="6" office:value-type="string">
              <text:p text:style-name="Table_20_Contents"><text:a xlink:type="simple" xlink:href="py3o://if=%22danfe.cabecalho%22" text:style-name="Internet_20_link" text:visited-style-name="Visited_20_Internet_20_Link">if="danfe.cabecalho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5" table:number-columns-spanned="6" office:value-type="string">
              <text:p text:style-name="Table_20_Contents"><text:a xlink:type="simple" xlink:href="py3o://if=%22not%20danfe.protNFe.infProt.nProt.valor%22" text:style-name="Internet_20_link" text:visited-style-name="Visited_20_Internet_20_Link">if="not danfe.protNFe.infProt.nProt.valor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6">
            <table:table-cell table:style-name="Tabela2.A6" table:number-rows-spanned="3" table:number-columns-spanned="3" office:value-type="string">
              <text:p text:style-name="MP15"><draw:frame draw:style-name="Mfr3" draw:name="py3o.image(danfe.cabecalho, 'png', isb64=True,dummy=4)" text:anchor-type="char" svg:width="78mm" svg:height="32mm" draw:z-index="38"><draw:text-box><text:p text:style-name="MP12"/></draw:text-box></draw:frame></text:p>
            </table:table-cell>
            <table:covered-table-cell/>
            <table:covered-table-cell/>
            <table:table-cell table:style-name="Tabela2.D6" table:number-rows-spanned="4" office:value-type="string">
              <text:p text:style-name="Descritivo_20_DANFE"><draw:frame draw:style-name="Mfr1" draw:name="Quadro30" text:anchor-type="paragraph" svg:x="22mm" svg:y="16mm" svg:width="8.15mm" svg:height="7.94mm" draw:z-index="34"><draw:text-box><text:p text:style-name="Descritivo_20_número"><text:user-field-get text:name="py3o.danfe.NFe.infNFe.ide.tpNF.valor">danfe.NFe.infNFe.ide.tpNF.valor</text:user-field-get></text:p></draw:text-box></draw:frame>DANFE</text:p>
              <text:p text:style-name="Descritivo_20_DANFE_20_geral">DOCUMENTO AUXILIAR DA NOTA FISCAL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MP2"/>
              <text:p text:style-name="Descritivo_20_DANFE_20_entrada_2f_saída">       0 – entrada</text:p>
              <text:p text:style-name="Descritivo_20_DANFE_20_entrada_2f_saída">       1 – saída</text:p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0</text:page-number>/<text:page-count>3</text:page-count></text:p>
            </table:table-cell>
            <table:table-cell table:style-name="Tabela2.E6" table:number-columns-spanned="2" office:value-type="string">
              <text:p text:style-name="MP3"><draw:frame draw:style-name="Mfr2" draw:name="py3o.image(danfe.NFe.chave_imagem, 'png', isb64=True, dummy=16)" text:anchor-type="paragraph" svg:width="60.01mm" svg:height="8.01mm" draw:z-index="30"><draw:text-box><text:p text:style-name="MP4"/></draw:text-box></draw:frame></text:p>
            </table:table-cell>
            <table:covered-table-cell/>
          </table:table-row>
          <table:table-row table:style-name="Tabela2.7">
            <table:covered-table-cell/>
            <table:covered-table-cell/>
            <table:covered-table-cell/>
            <table:covered-table-cell/>
            <table:table-cell table:style-name="Tabela2.E61" table:number-columns-spanned="2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</table:table-row>
          <table:table-row table:style-name="Tabela2.6">
            <table:covered-table-cell/>
            <table:covered-table-cell/>
            <table:covered-table-cell/>
            <table:covered-table-cell/>
            <table:table-cell table:style-name="Tabela2.E6" table:number-rows-spanned="2" table:number-columns-spanned="2" office:value-type="string">
              <text:p text:style-name="MP5">Impresso para simples conferência</text:p>
              <text:p text:style-name="MP5">Informações não transmitidas a nenhuma<text:line-break/>SEFAZ autorizadora</text:p>
              <text:p text:style-name="MP6">SEM VALOR FISCAL</text:p>
            </table:table-cell>
            <table:covered-table-cell/>
          </table:table-row>
          <table:table-row table:style-name="Tabela2.9">
            <table:table-cell table:style-name="Tabela2.A9" table:number-columns-spanned="3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10">
            <table:table-cell table:style-name="Tabela2.A10" table:number-columns-spanned="4" office:value-type="string">
              <text:p text:style-name="Descritivo_20_campo">Natureza da Operação</text:p>
              <text:p text:style-name="Table_20_Contents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2.E10" table:number-columns-spanned="2" office:value-type="string">
              <text:p text:style-name="Descritivo_20_campo">Protocolo de autorização</text:p>
              <text:p text:style-name="MP7"/>
              <text:p text:style-name="MP8"><text:user-field-get text:name="py3o.danfe.protNFe.protocolo_formatado">danfe.protNFe.protocolo_formatado</text:user-field-get></text:p>
            </table:table-cell>
            <table:covered-table-cell/>
          </table:table-row>
          <table:table-row table:style-name="Tabela2.11">
            <table:table-cell table:style-name="Tabela2.A11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5" table:number-columns-spanned="6" office:value-type="string">
              <text:p text:style-name="Table_20_Contents"><text:a xlink:type="simple" xlink:href="py3o://if=%22danfe.protNFe.infProt.nProt.valor%20and%20danfe.protNFe.infProt.cStat.valor%20not%20in%20('110',%20'301',%20'302')%22" text:style-name="Internet_20_link" text:visited-style-name="Visited_20_Internet_20_Link">if="danfe.protNFe.infProt.nProt.valor and danfe.protNFe.infProt.cStat.valor not in ('110', '301', '302')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6">
            <table:table-cell table:style-name="Tabela2.A6" table:number-rows-spanned="3" table:number-columns-spanned="3" office:value-type="string">
              <text:p text:style-name="MP15"><draw:frame draw:style-name="Mfr3" draw:name="py3o.image(danfe.cabecalho, 'png', isb64=True,dummy=5)" text:anchor-type="char" svg:width="78mm" svg:height="32mm" draw:z-index="26"><draw:text-box><text:p text:style-name="MP12"/></draw:text-box></draw:frame></text:p>
            </table:table-cell>
            <table:covered-table-cell/>
            <table:covered-table-cell/>
            <table:table-cell table:style-name="Tabela2.D6" table:number-rows-spanned="4" office:value-type="string">
              <text:p text:style-name="Descritivo_20_DANFE"><draw:frame draw:style-name="Mfr1" draw:name="Quadro33" text:anchor-type="paragraph" svg:x="22mm" svg:y="16mm" svg:width="8.15mm" svg:height="7.94mm" draw:z-index="22"><draw:text-box><text:p text:style-name="Descritivo_20_número"><text:user-field-get text:name="py3o.danfe.NFe.infNFe.ide.tpNF.valor">danfe.NFe.infNFe.ide.tpNF.valor</text:user-field-get></text:p></draw:text-box></draw:frame>DANFE</text:p>
              <text:p text:style-name="Descritivo_20_DANFE_20_geral">DOCUMENTO AUXILIAR DA NOTA FISCAL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MP2"/>
              <text:p text:style-name="Descritivo_20_DANFE_20_entrada_2f_saída">       0 – entrada</text:p>
              <text:p text:style-name="Descritivo_20_DANFE_20_entrada_2f_saída">       1 – saída</text:p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0</text:page-number>/<text:page-count>3</text:page-count></text:p>
            </table:table-cell>
            <table:table-cell table:style-name="Tabela2.E6" table:number-columns-spanned="2" office:value-type="string">
              <text:p text:style-name="MP3"><draw:frame draw:style-name="Mfr2" draw:name="py3o.image(danfe.NFe.chave_imagem, 'png', isb64=True, dummy=17)" text:anchor-type="paragraph" svg:width="60.01mm" svg:height="8.01mm" draw:z-index="18"><draw:text-box><text:p text:style-name="MP4"/></draw:text-box></draw:frame></text:p>
            </table:table-cell>
            <table:covered-table-cell/>
          </table:table-row>
          <table:table-row table:style-name="Tabela2.7">
            <table:covered-table-cell/>
            <table:covered-table-cell/>
            <table:covered-table-cell/>
            <table:covered-table-cell/>
            <table:table-cell table:style-name="Tabela2.E68" table:number-columns-spanned="2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</table:table-row>
          <table:table-row table:style-name="Tabela2.6">
            <table:covered-table-cell/>
            <table:covered-table-cell/>
            <table:covered-table-cell/>
            <table:covered-table-cell/>
            <table:table-cell table:style-name="Tabela2.E6" table:number-rows-spanned="2" table:number-columns-spanned="2" office:value-type="string">
              <text:p text:style-name="Dado_20_variável">Consulta de autenticidade no portal nacional da NF-e</text:p>
              <text:p text:style-name="Dado_20_variável"><text:a xlink:type="simple" xlink:href="http://www.nfe.fazenda.gov.br/" text:style-name="Internet_20_link" text:visited-style-name="Visited_20_Internet_20_Link">www.nfe.fazenda.gov.br</text:a></text:p>
            </table:table-cell>
            <table:covered-table-cell/>
          </table:table-row>
          <table:table-row table:style-name="Tabela2.9">
            <table:table-cell table:style-name="Tabela2.A9" table:number-columns-spanned="3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10">
            <table:table-cell table:style-name="Tabela2.A10" table:number-columns-spanned="4" office:value-type="string">
              <text:p text:style-name="Descritivo_20_campo">Natureza da Operação</text:p>
              <text:p text:style-name="Dado_20_campo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2.E10" table:number-columns-spanned="2" office:value-type="string">
              <text:p text:style-name="Descritivo_20_campo">Protocolo de autorização</text:p>
              <text:p text:style-name="MP7"/>
              <text:p text:style-name="MP8"><text:user-field-get text:name="py3o.danfe.protNFe.protocolo_formatado">danfe.protNFe.protocolo_formatado</text:user-field-get></text:p>
            </table:table-cell>
            <table:covered-table-cell/>
          </table:table-row>
          <table:table-row table:style-name="Tabela2.11">
            <table:table-cell table:style-name="Tabela2.A11" table:number-columns-spanned="6" office:value-type="string">
              <text:p text:style-name="Table_20_Contents"><text:a xlink:type="simple" xlink:href="py3o:///if" text:style-name="Internet_20_link" text:visited-style-name="Visited_20_Internet_20_Link"><text:span text:style-name="MT2">/if</text:span>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2.A5" table:number-columns-spanned="6" office:value-type="string">
              <text:p text:style-name="Table_20_Contents"><text:a xlink:type="simple" xlink:href="py3o://if=%22danfe.protNFe.infProt.nProt.valor%20and%20danfe.protNFe.infProt.cStat.valor%20in%20('110',%20'301',%20'302')%22" text:style-name="Internet_20_link" text:visited-style-name="Visited_20_Internet_20_Link">if="danfe.protNFe.infProt.nProt.valor and danfe.protNFe.infProt.cStat.valor in ('110', '301', '302')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6">
            <table:table-cell table:style-name="Tabela2.A6" table:number-rows-spanned="3" table:number-columns-spanned="3" office:value-type="string">
              <text:p text:style-name="MP15"><draw:frame draw:style-name="Mfr3" draw:name="py3o.image(danfe.cabecalho, 'png', isb64=True,dummy=6)" text:anchor-type="char" svg:width="78mm" svg:height="32mm" draw:z-index="14"><draw:text-box><text:p text:style-name="MP12"/></draw:text-box></draw:frame></text:p>
            </table:table-cell>
            <table:covered-table-cell/>
            <table:covered-table-cell/>
            <table:table-cell table:style-name="Tabela2.D6" table:number-rows-spanned="4" office:value-type="string">
              <text:p text:style-name="Descritivo_20_DANFE"><draw:frame draw:style-name="Mfr1" draw:name="Quadro36" text:anchor-type="paragraph" svg:x="22mm" svg:y="16mm" svg:width="8.15mm" svg:height="7.94mm" draw:z-index="10"><draw:text-box><text:p text:style-name="Descritivo_20_número"><text:user-field-get text:name="py3o.danfe.NFe.infNFe.ide.tpNF.valor">danfe.NFe.infNFe.ide.tpNF.valor</text:user-field-get></text:p></draw:text-box></draw:frame>DANFE</text:p>
              <text:p text:style-name="Descritivo_20_DANFE_20_geral">DOCUMENTO AUXILIAR DA NOTA FISCAL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MP2"/>
              <text:p text:style-name="Descritivo_20_DANFE_20_entrada_2f_saída">       0 – entrada</text:p>
              <text:p text:style-name="Descritivo_20_DANFE_20_entrada_2f_saída">       1 – saída</text:p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0</text:page-number>/<text:page-count>3</text:page-count></text:p>
            </table:table-cell>
            <table:table-cell table:style-name="Tabela2.E6" table:number-columns-spanned="2" office:value-type="string">
              <text:p text:style-name="MP9"><draw:frame draw:style-name="Mfr2" draw:name="py3o.image(danfe.NFe.chave_imagem, 'png', isb64=True, dummy=18)" text:anchor-type="paragraph" svg:width="60.01mm" svg:height="8.01mm" draw:z-index="6"><draw:text-box><text:p text:style-name="MP4"/></draw:text-box></draw:frame></text:p>
            </table:table-cell>
            <table:covered-table-cell/>
          </table:table-row>
          <table:table-row table:style-name="Tabela2.7">
            <table:covered-table-cell/>
            <table:covered-table-cell/>
            <table:covered-table-cell/>
            <table:covered-table-cell/>
            <table:table-cell table:style-name="Tabela2.E75" table:number-columns-spanned="2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</table:table-row>
          <table:table-row table:style-name="Tabela2.6">
            <table:covered-table-cell/>
            <table:covered-table-cell/>
            <table:covered-table-cell/>
            <table:covered-table-cell/>
            <table:table-cell table:style-name="Tabela2.E6" table:number-rows-spanned="2" table:number-columns-spanned="2" office:value-type="string">
              <text:p text:style-name="Dado_20_variável">A circulação da mercadoria foi <text:span text:style-name="MT3">PROIBIDA</text:span> pela SEFAZ autorizadora, devido a irregularidades fiscais</text:p>
            </table:table-cell>
            <table:covered-table-cell/>
          </table:table-row>
          <table:table-row table:style-name="Tabela2.9">
            <table:table-cell table:style-name="Tabela2.A9" table:number-columns-spanned="3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10">
            <table:table-cell table:style-name="Tabela2.A10" table:number-columns-spanned="4" office:value-type="string">
              <text:p text:style-name="Descritivo_20_campo">Natureza da Operação</text:p>
              <text:p text:style-name="Dado_20_campo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2.E10" table:number-columns-spanned="2" office:value-type="string">
              <text:p text:style-name="Descritivo_20_campo">Protocolo de denegação</text:p>
              <text:p text:style-name="MP7"/>
              <text:p text:style-name="MP8"><text:user-field-get text:name="py3o.danfe.protNFe.protocolo_formatado">danfe.protNFe.protocolo_formatado</text:user-field-get></text:p>
            </table:table-cell>
            <table:covered-table-cell/>
          </table:table-row>
          <table:table-row table:style-name="Tabela2.25">
            <table:table-cell table:style-name="Tabela2.A25" table:number-columns-spanned="6" office:value-type="string">
              <text:p text:style-name="MP10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2.80">
            <table:table-cell table:style-name="Tabela2.A80" table:number-columns-spanned="2" office:value-type="string">
              <text:p text:style-name="Descritivo_20_campo">Inscrição estadual</text:p>
              <text:p text:style-name="Dado_20_campo"><text:user-field-get text:name="py3o.danfe.NFe.ie_emitente_formatada">danfe.NFe.ie_emitente_formatada</text:user-field-get></text:p>
            </table:table-cell>
            <table:covered-table-cell/>
            <table:table-cell table:style-name="Tabela2.C80" table:number-columns-spanned="3" office:value-type="string">
              <text:p text:style-name="Descritivo_20_campo">Inscrição estadual do substituto tributário</text:p>
              <text:p text:style-name="Dado_20_campo"><text:user-field-get text:name="py3o.danfe.NFe.ie_st_formatada">danfe.NFe.ie_st_formatada</text:user-field-get></text:p>
            </table:table-cell>
            <table:covered-table-cell/>
            <table:covered-table-cell/>
            <table:table-cell table:style-name="Tabela2.F80" office:value-type="string">
              <text:p text:style-name="Descritivo_20_campo">CNPJ</text:p>
              <text:p text:style-name="MP11"><text:user-field-get text:name="py3o.danfe.NFe.cnpj_emitente_formatado">danfe.NFe.cnpj_emitente_formatado</text:user-field-get></text:p>
            </table:table-cell>
          </table:table-row>
          <table:table-row>
            <table:table-cell table:style-name="Tabela2.A81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able:table table:name="Tabela6" table:style-name="Tabela6">
          <table:table-column table:style-name="Tabela6.A"/>
          <table:table-column table:style-name="Tabela6.B"/>
          <table:table-column table:style-name="Tabela6.C"/>
          <table:table-column table:style-name="Tabela6.D"/>
          <table:table-column table:style-name="Tabela6.E"/>
          <table:table-column table:style-name="Tabela6.F"/>
          <table:table-column table:style-name="Tabela6.G"/>
          <table:table-column table:style-name="Tabela6.H"/>
          <table:table-column table:style-name="Tabela6.I"/>
          <table:table-column table:style-name="Tabela6.J"/>
          <table:table-column table:style-name="Tabela6.K"/>
          <table:table-column table:style-name="Tabela6.L"/>
          <table:table-column table:style-name="Tabela6.M"/>
          <table:table-row table:style-name="Tabela6.1">
            <table:table-cell table:style-name="Tabela6.A1" table:number-columns-spanned="13" office:value-type="string">
              <text:p text:style-name="Descritivo_20_bloco"><draw:frame draw:style-name="Mfr4" draw:name="Quadro20" text:anchor-type="paragraph" svg:y="79mm" svg:width="120mm" draw:z-index="2"><draw:text-box fo:min-height="99.99mm"><table:table table:name="Tabela10" table:style-name="Tabela10"><table:table-column table:style-name="Tabela10.A"/><table:table-row><table:table-cell table:style-name="Tabela10.A1" office:value-type="string"><text:p text:style-name="Table_20_Contents"><text:a xlink:type="simple" xlink:href="py3o://if=%22not%20danfe.protNFe.infProt.nProt.valor%22" text:style-name="Internet_20_link" text:visited-style-name="Visited_20_Internet_20_Link">if="not danfe.protNFe.infProt.nProt.valor"</text:a></text:p></table:table-cell></table:table-row><table:table-row table:style-name="Tabela10.2"><table:table-cell table:style-name="Tabela10.A2" office:value-type="string"><text:p text:style-name="MP16"><text:span text:style-name="MT4"> </text:span><text:line-break/>SEM AUTORIZAÇÃO<text:line-break/><text:span text:style-name="MT4"> </text:span><text:line-break/><text:span text:style-name="MT5">SEM VALOR FISCAL<text:line-break/></text:span><text:span text:style-name="MT6"> </text:span></text:p></table:table-cell></table:table-row><table:table-row><table:table-cell table:style-name="Tabela10.A3" office:value-type="string"><text:p text:style-name="Table_20_Contents"><text:a xlink:type="simple" xlink:href="py3o:///if" text:style-name="Internet_20_link" text:visited-style-name="Visited_20_Internet_20_Link">if</text:a></text:p></table:table-cell></table:table-row><table:table-row><table:table-cell table:style-name="Tabela10.A1" office:value-type="string"><text:p text:style-name="Table_20_Contents"><text:a xlink:type="simple" xlink:href="py3o://if=%22danfe.procEventoCancNFe.retEvento.infEvento.nProt.valor%22" text:style-name="Internet_20_link" text:visited-style-name="Visited_20_Internet_20_Link">if="danfe.procEventoCancNFe.retEvento.infEvento.nProt.valor"</text:a></text:p></table:table-cell></table:table-row><table:table-row table:style-name="Tabela10.2"><table:table-cell table:style-name="Tabela10.A2" office:value-type="string"><text:p text:style-name="MP17">CANCELADA<text:span text:style-name="MT4"><text:line-break/></text:span><text:span text:style-name="MT7"><text:user-field-get text:name="py3o.danfe.procEventoCancNFe.evento.infEvento.detEvento.xJust.valor">danfe.procEventoCancNFe.evento.infEvento.detEvento.xJust.valor</text:user-field-get></text:span><text:span text:style-name="MT7"><text:line-break/></text:span><text:span text:style-name="MT8"> </text:span><text:span text:style-name="MT9"><text:line-break/></text:span><text:span text:style-name="MT10">protocolo de cancelamento<text:line-break/></text:span><text:span text:style-name="MT11"><text:user-field-get text:name="py3o.danfe.procEventoCancNFe.retEvento.protocolo_formatado">danfe.procEventoCancNFe.retEvento.protocolo_formatado</text:user-field-get></text:span><text:span text:style-name="MT12"><text:line-break/></text:span><text:span text:style-name="MT13"> </text:span></text:p></table:table-cell></table:table-row><table:table-row table:style-name="Tabela10.6"><table:table-cell table:style-name="Tabela10.A1" office:value-type="string"><text:p text:style-name="Table_20_Contents"><text:a xlink:type="simple" xlink:href="py3o:///if" text:style-name="Internet_20_link" text:visited-style-name="Visited_20_Internet_20_Link">/if</text:a></text:p></table:table-cell></table:table-row><table:table-row><table:table-cell table:style-name="Tabela10.A1" office:value-type="string"><text:p text:style-name="Table_20_Contents"><text:a xlink:type="simple" xlink:href="py3o://if=%22danfe.protNFe.infProt.cStat.valor%20in%20('110',%20'301',%20'302')%22" text:style-name="Internet_20_link" text:visited-style-name="Visited_20_Internet_20_Link">if="danfe.protNFe.infProt.cStat.valor in ('110', '301', '302')"</text:a></text:p></table:table-cell></table:table-row><table:table-row table:style-name="Tabela10.2"><table:table-cell table:style-name="Tabela10.A2" office:value-type="string"><text:p text:style-name="MP18"><text:span text:style-name="MT14"> </text:span><text:span text:style-name="MT15"><text:line-break/>DENEGADA<text:line-break/></text:span><text:span text:style-name="MT16"><text:user-field-get text:name="py3o.danfe.protNFe.infProt.xMotivo.valor">danfe.protNFe.infProt.xMotivo.valor</text:user-field-get></text:span><text:span text:style-name="MT16"><text:line-break/></text:span><text:span text:style-name="MT4"> </text:span></text:p></table:table-cell></table:table-row><table:table-row><table:table-cell table:style-name="Tabela10.A1" office:value-type="string"><text:p text:style-name="Table_20_Contents"><text:a xlink:type="simple" xlink:href="py3o:///if" text:style-name="Internet_20_link" text:visited-style-name="Visited_20_Internet_20_Link">/if</text:a></text:p></table:table-cell></table:table-row><table:table-row><table:table-cell table:style-name="Tabela10.A1" office:value-type="string"><text:p text:style-name="Table_20_Contents"><text:a xlink:type="simple" xlink:href="py3o://if=%22danfe.NFe.infNFe.ide.tpAmb.valor%20==%202%22" text:style-name="Internet_20_link" text:visited-style-name="Visited_20_Internet_20_Link">if="danfe.NFe.infNFe.ide.tpAmb.valor == 2"</text:a></text:p></table:table-cell></table:table-row><table:table-row table:style-name="Tabela10.11"><table:table-cell table:style-name="Tabela10.A1" office:value-type="string"><text:p text:style-name="Table_20_Contents"/></table:table-cell></table:table-row><table:table-row table:style-name="Tabela10.2"><table:table-cell table:style-name="Tabela10.A12" office:value-type="string"><text:p text:style-name="MP19"><text:span text:style-name="MT17"> </text:span><text:line-break/>HOMOLOGAÇÃO<text:line-break/><text:span text:style-name="MT18">SEM VALOR FISCAL<text:line-break/></text:span><text:span text:style-name="MT17"> </text:span></text:p></table:table-cell></table:table-row><table:table-row><table:table-cell table:style-name="Tabela10.A1" office:value-type="string"><text:p text:style-name="Table_20_Contents"><text:a xlink:type="simple" xlink:href="py3o:///if" text:style-name="Internet_20_link" text:visited-style-name="Visited_20_Internet_20_Link">/if</text:a></text:p></table:table-cell></table:table-row></table:table></draw:text-box></draw:frame>DADOS DOS PRODUTOS/SERVIÇO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6.A3" table:number-rows-spanned="2" office:value-type="string">
              <text:p text:style-name="MP20">Código do produto</text:p>
            </table:table-cell>
            <table:table-cell table:style-name="Tabela6.B3" table:number-rows-spanned="2" office:value-type="string">
              <text:p text:style-name="MP20">Descrição</text:p>
            </table:table-cell>
            <table:table-cell table:style-name="Tabela6.C3" table:number-rows-spanned="2" office:value-type="string">
              <text:p text:style-name="MP20">NCM/SH</text:p>
            </table:table-cell>
            <table:table-cell table:style-name="Tabela6.D3" table:number-rows-spanned="2" office:value-type="string">
              <text:p text:style-name="MP20">CST</text:p>
            </table:table-cell>
            <table:table-cell table:style-name="Tabela6.E3" table:number-rows-spanned="2" office:value-type="string">
              <text:p text:style-name="MP20">CFOP</text:p>
            </table:table-cell>
            <table:table-cell table:style-name="Tabela6.F3" table:number-rows-spanned="2" office:value-type="string">
              <text:p text:style-name="MP20">Quantidade</text:p>
              <text:p text:style-name="MP20">Unidade</text:p>
            </table:table-cell>
            <table:table-cell table:style-name="Tabela6.G3" table:number-rows-spanned="2" office:value-type="string">
              <text:p text:style-name="MP20">Valor unitário</text:p>
            </table:table-cell>
            <table:table-cell table:style-name="Tabela6.H3" table:number-rows-spanned="2" office:value-type="string">
              <text:p text:style-name="MP20">Valor total</text:p>
            </table:table-cell>
            <table:table-cell table:style-name="Tabela6.I3" table:number-rows-spanned="2" office:value-type="string">
              <text:p text:style-name="MP20">Base de cálculo do ICMS</text:p>
            </table:table-cell>
            <table:table-cell table:style-name="Tabela6.J3" table:number-rows-spanned="2" office:value-type="string">
              <text:p text:style-name="MP20">Valor do ICMS</text:p>
            </table:table-cell>
            <table:table-cell table:style-name="Tabela6.K3" table:number-rows-spanned="2" office:value-type="string">
              <text:p text:style-name="MP20">Valor do IPI</text:p>
            </table:table-cell>
            <table:table-cell table:style-name="Tabela6.L2" table:number-columns-spanned="2" office:value-type="string">
              <text:p text:style-name="MP20">Alíquotas</text:p>
            </table:table-cell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a6.L3" office:value-type="string">
              <text:p text:style-name="MP20">ICMS</text:p>
            </table:table-cell>
            <table:table-cell table:style-name="Tabela6.M3" office:value-type="string">
              <text:p text:style-name="MP20">IPI</text:p>
            </table:table-cell>
          </table:table-row>
        </table:table>
      </style:header>
      <style:header-first>
        <table:table table:name="Tabela1" table:style-name="Tabela1">
          <table:table-column table:style-name="Tabela1.A"/>
          <table:table-row>
            <table:table-cell table:style-name="Tabela1.A1" office:value-type="string">
              <text:p text:style-name="Text_20_body"><text:a xlink:type="simple" xlink:href="py3o://if=%22True%20==%20False%22" text:style-name="Internet_20_link" text:visited-style-name="Visited_20_Internet_20_Link">if="True == False"</text:a></text:p>
            </table:table-cell>
          </table:table-row>
          <table:table-row>
            <table:table-cell table:style-name="Tabela1.A1" office:value-type="string">
              <text:p text:style-name="Standard">Evita o erro que dá se o “texto” das imagens já não tiver sido lido pelo template; além disso, há um problema com as imagens quando o template não é salvo na versão 1.1 dos arquivos ODF; veja em Ferramentas, Opções, Carregar/Salvar, Geral, e verifique que está salvando o arquivo na versão 1.0/1.1</text:p>
            </table:table-cell>
          </table:table-row>
          <table:table-row>
            <table:table-cell table:style-name="Tabela1.A1" office:value-type="string">
              <text:p text:style-name="Text_20_body"><text:user-field-get text:name="py3o.danfe.NFe.chave_imagem">danfe.NFe.chave_imagem</text:user-field-get></text:p>
            </table:table-cell>
          </table:table-row>
          <table:table-row>
            <table:table-cell table:style-name="Tabela1.A1" office:value-type="string">
              <text:p text:style-name="Text_20_body"><text:a xlink:type="simple" xlink:href="py3o:///if" text:style-name="Internet_20_link" text:visited-style-name="Visited_20_Internet_20_Link">/if</text:a></text:p>
            </table:table-cell>
          </table:table-row>
        </table:table>
        <table:table table:name="Tabela21" table:style-name="Tabela21">
          <table:table-column table:style-name="Tabela21.A"/>
          <table:table-column table:style-name="Tabela21.B"/>
          <table:table-column table:style-name="Tabela21.C"/>
          <table:table-row>
            <table:table-cell table:style-name="Tabela21.A1" table:number-columns-spanned="3" office:value-type="string">
              <text:p text:style-name="Table_20_Contents"><text:a xlink:type="simple" xlink:href="py3o://if=%22danfe.imprime_canhoto%22" text:style-name="Internet_20_link" text:visited-style-name="Visited_20_Internet_20_Link"><text:span text:style-name="MT19">if="danfe.imprime_canhoto"</text:span></text:a></text:p>
            </table:table-cell>
            <table:covered-table-cell/>
            <table:covered-table-cell/>
          </table:table-row>
          <table:table-row table:style-name="Tabela21.2">
            <table:table-cell table:style-name="Tabela21.A2" table:number-columns-spanned="2" office:value-type="string">
              <text:p text:style-name="Descritivo_20_campo">Recebemos de <text:span text:style-name="MT20"><text:user-field-get text:name="py3o.danfe.NFe.infNFe.emit.xNome.valor">danfe.NFe.infNFe.emit.xNome.valor</text:user-field-get></text:span><text:s/>os produtos e/ou serviços constantes na <text:span text:style-name="MT20">Nota Fiscal Eletrônica</text:span> indicada ao lado</text:p>
              <text:p text:style-name="Dado_20_campo"/>
              <text:p text:style-name="Dado_20_campo"/>
            </table:table-cell>
            <table:covered-table-cell/>
            <table:table-cell table:style-name="Tabela21.C2" table:number-rows-spanned="2" office:value-type="string">
              <text:p text:style-name="Descritivo_20_número">NF-e</text:p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</table:table-cell>
          </table:table-row>
          <table:table-row table:style-name="Tabela21.2">
            <table:table-cell table:style-name="Tabela21.A3" office:value-type="string">
              <text:p text:style-name="Descritivo_20_campo">Data de Recebimento</text:p>
              <text:p text:style-name="Dado_20_campo"/>
            </table:table-cell>
            <table:table-cell table:style-name="Tabela21.B3" office:value-type="string">
              <text:p text:style-name="Descritivo_20_campo">Identificação e assinatura do recebedor</text:p>
              <text:p text:style-name="Dado_20_campo"/>
            </table:table-cell>
            <table:covered-table-cell/>
          </table:table-row>
          <table:table-row table:style-name="Tabela21.4">
            <table:table-cell table:style-name="Tabela21.A1" table:number-columns-spanned="3" office:value-type="string">
              <text:p text:style-name="Table_20_Contents"><draw:line text:anchor-type="paragraph" draw:z-index="0" draw:name="Forma1" draw:style-name="Mgr1" draw:text-style-name="MP21" svg:x1="-1.01mm" svg:y1="0.99mm" svg:x2="192.98mm" svg:y2="0.99mm"><text:p/></draw:line></text:p>
            </table:table-cell>
            <table:covered-table-cell/>
            <table:covered-table-cell/>
          </table:table-row>
          <table:table-row>
            <table:table-cell table:style-name="Tabela21.A5" table:number-columns-spanned="3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</table:table-row>
        </table:table>
        <table:table table:name="Tabela14" table:style-name="Tabela14">
          <table:table-column table:style-name="Tabela14.A"/>
          <table:table-column table:style-name="Tabela14.B"/>
          <table:table-column table:style-name="Tabela14.C"/>
          <table:table-column table:style-name="Tabela14.D"/>
          <table:table-column table:style-name="Tabela14.E"/>
          <table:table-column table:style-name="Tabela14.F"/>
          <table:table-row>
            <table:table-cell table:style-name="Tabela14.A1" table:number-columns-spanned="6" office:value-type="string">
              <text:p text:style-name="Table_20_Contents"><text:a xlink:type="simple" xlink:href="py3o://if=%22True%20==%20False%22" text:style-name="Internet_20_link" text:visited-style-name="Visited_20_Internet_20_Link">if="True == False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2">
            <table:table-cell table:style-name="Tabela14.A1" table:number-columns-spanned="6" office:value-type="string">
              <text:p text:style-name="Standard">Cabeçalhos sem logo, somente com texto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4.A1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4.A1" table:number-columns-spanned="6" office:value-type="string">
              <text:p text:style-name="Table_20_Contents"><text:a xlink:type="simple" xlink:href="py3o://if=%22not%20danfe.logo%20and%20not%20danfe.cabecalho%22" text:style-name="Internet_20_link" text:visited-style-name="Visited_20_Internet_20_Link">if="not danfe.logo and not danfe.cabecalho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4.A5" table:number-columns-spanned="6" office:value-type="string">
              <text:p text:style-name="Table_20_Contents"><text:a xlink:type="simple" xlink:href="py3o://if=%22not%20danfe.protNFe.infProt.nProt.valor%22" text:style-name="Internet_20_link" text:visited-style-name="Visited_20_Internet_20_Link">if="not danfe.protNFe.infProt.nProt.valor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6">
            <table:table-cell table:style-name="Tabela14.A6" table:number-rows-spanned="3" table:number-columns-spanned="3" office:value-type="string">
              <text:p text:style-name="Emitente_20_nome"><text:user-field-get text:name="py3o.danfe.NFe.infNFe.emit.xNome.valor">danfe.NFe.infNFe.emit.xNome.valor</text:user-field-get></text:p>
              <text:p text:style-name="MP1"><text:line-break/><text:user-field-get text:name="py3o.danfe.NFe.endereco_emitente_formatado_linha_1">danfe.NFe.endereco_emitente_formatado_linha_1</text:user-field-get></text:p>
              <text:p text:style-name="MP1"><text:user-field-get text:name="py3o.danfe.NFe.endereco_emitente_formatado_linha_2">danfe.NFe.endereco_emitente_formatado_linha_2</text:user-field-get></text:p>
              <text:p text:style-name="MP1"><text:user-field-get text:name="py3o.danfe.NFe.endereco_emitente_formatado_linha_3">danfe.NFe.endereco_emitente_formatado_linha_3</text:user-field-get></text:p>
              <text:p text:style-name="MP1"><text:user-field-get text:name="py3o.danfe.NFe.endereco_emitente_formatado_linha_4">danfe.NFe.endereco_emitente_formatado_linha_4</text:user-field-get></text:p>
            </table:table-cell>
            <table:covered-table-cell/>
            <table:covered-table-cell/>
            <table:table-cell table:style-name="Tabela14.D6" table:number-rows-spanned="4" office:value-type="string">
              <text:p text:style-name="Descritivo_20_DANFE"><draw:frame draw:style-name="Mfr1" draw:name="Quadro1" text:anchor-type="paragraph" svg:x="22mm" svg:y="16mm" svg:width="8.15mm" svg:height="7.94mm" draw:z-index="4"><draw:text-box><text:p text:style-name="Descritivo_20_número"><text:user-field-get text:name="py3o.danfe.NFe.infNFe.ide.tpNF.valor">danfe.NFe.infNFe.ide.tpNF.valor</text:user-field-get></text:p></draw:text-box></draw:frame>DANFE</text:p>
              <text:p text:style-name="Descritivo_20_DANFE_20_geral">DOCUMENTO AUXILIAR DA NOTA FISCAL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MP2"/>
              <text:p text:style-name="Descritivo_20_DANFE_20_entrada_2f_saída">       0 – entrada</text:p>
              <text:p text:style-name="Descritivo_20_DANFE_20_entrada_2f_saída">       1 – saída</text:p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0</text:page-number>/<text:page-count>3</text:page-count></text:p>
            </table:table-cell>
            <table:table-cell table:style-name="Tabela14.E6" table:number-columns-spanned="2" office:value-type="string">
              <text:p text:style-name="MP3"><draw:frame draw:style-name="Mfr2" draw:name="py3o.image(danfe.NFe.chave_imagem, 'png', isb64=True, dummy=1)" text:anchor-type="paragraph" svg:width="60.01mm" svg:height="8.01mm" draw:z-index="8"><draw:text-box><text:p text:style-name="MP4"/></draw:text-box></draw:frame></text:p>
            </table:table-cell>
            <table:covered-table-cell/>
          </table:table-row>
          <table:table-row table:style-name="Tabela14.7">
            <table:covered-table-cell/>
            <table:covered-table-cell/>
            <table:covered-table-cell/>
            <table:covered-table-cell/>
            <table:table-cell table:style-name="Tabela14.E7" table:number-columns-spanned="2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</table:table-row>
          <table:table-row table:style-name="Tabela14.6">
            <table:covered-table-cell/>
            <table:covered-table-cell/>
            <table:covered-table-cell/>
            <table:covered-table-cell/>
            <table:table-cell table:style-name="Tabela14.E6" table:number-rows-spanned="2" table:number-columns-spanned="2" office:value-type="string">
              <text:p text:style-name="MP5">Impresso para simples conferência</text:p>
              <text:p text:style-name="MP5">Informações não transmitidas a nenhuma<text:line-break/>SEFAZ autorizadora</text:p>
              <text:p text:style-name="MP6">SEM VALOR FISCAL</text:p>
            </table:table-cell>
            <table:covered-table-cell/>
          </table:table-row>
          <table:table-row table:style-name="Tabela14.9">
            <table:table-cell table:style-name="Tabela14.A9" table:number-columns-spanned="3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10">
            <table:table-cell table:style-name="Tabela14.A10" table:number-columns-spanned="4" office:value-type="string">
              <text:p text:style-name="Descritivo_20_campo">Natureza da Operação</text:p>
              <text:p text:style-name="Dado_20_campo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14.E10" table:number-columns-spanned="2" office:value-type="string">
              <text:p text:style-name="Descritivo_20_campo">Protocolo de autorização</text:p>
              <text:p text:style-name="MP7"/>
              <text:p text:style-name="MP8"><text:user-field-get text:name="py3o.danfe.protNFe.protocolo_formatado">danfe.protNFe.protocolo_formatado</text:user-field-get></text:p>
            </table:table-cell>
            <table:covered-table-cell/>
          </table:table-row>
          <table:table-row table:style-name="Tabela14.11">
            <table:table-cell table:style-name="Tabela14.A11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4.A5" table:number-columns-spanned="6" office:value-type="string">
              <text:p text:style-name="Table_20_Contents"><text:a xlink:type="simple" xlink:href="py3o://if=%22danfe.protNFe.infProt.nProt.valor%20and%20danfe.protNFe.infProt.cStat.valor%20not%20in%20('110',%20'301',%20'302')%22" text:style-name="Internet_20_link" text:visited-style-name="Visited_20_Internet_20_Link">if="danfe.protNFe.infProt.nProt.valor and danfe.protNFe.infProt.cStat.valor not in ('110', '301', '302')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6">
            <table:table-cell table:style-name="Tabela14.A6" table:number-rows-spanned="3" table:number-columns-spanned="3" office:value-type="string">
              <text:p text:style-name="Emitente_20_nome"><text:user-field-get text:name="py3o.danfe.NFe.infNFe.emit.xNome.valor">danfe.NFe.infNFe.emit.xNome.valor</text:user-field-get></text:p>
              <text:p text:style-name="MP1"><text:line-break/><text:user-field-get text:name="py3o.danfe.NFe.endereco_emitente_formatado_linha_1">danfe.NFe.endereco_emitente_formatado_linha_1</text:user-field-get></text:p>
              <text:p text:style-name="MP1"><text:user-field-get text:name="py3o.danfe.NFe.endereco_emitente_formatado_linha_2">danfe.NFe.endereco_emitente_formatado_linha_2</text:user-field-get></text:p>
              <text:p text:style-name="MP1"><text:user-field-get text:name="py3o.danfe.NFe.endereco_emitente_formatado_linha_3">danfe.NFe.endereco_emitente_formatado_linha_3</text:user-field-get></text:p>
              <text:p text:style-name="MP1"><text:user-field-get text:name="py3o.danfe.NFe.endereco_emitente_formatado_linha_4">danfe.NFe.endereco_emitente_formatado_linha_4</text:user-field-get></text:p>
            </table:table-cell>
            <table:covered-table-cell/>
            <table:covered-table-cell/>
            <table:table-cell table:style-name="Tabela14.D6" table:number-rows-spanned="4" office:value-type="string">
              <text:p text:style-name="Descritivo_20_DANFE"><draw:frame draw:style-name="Mfr1" draw:name="Quadro4" text:anchor-type="paragraph" svg:x="22mm" svg:y="16mm" svg:width="8.15mm" svg:height="7.94mm" draw:z-index="12"><draw:text-box><text:p text:style-name="Descritivo_20_número"><text:user-field-get text:name="py3o.danfe.NFe.infNFe.ide.tpNF.valor">danfe.NFe.infNFe.ide.tpNF.valor</text:user-field-get></text:p></draw:text-box></draw:frame>DANFE</text:p>
              <text:p text:style-name="Descritivo_20_DANFE_20_geral">DOCUMENTO AUXILIAR DA NOTA FISCAL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MP2"/>
              <text:p text:style-name="Descritivo_20_DANFE_20_entrada_2f_saída">       0 – entrada</text:p>
              <text:p text:style-name="Descritivo_20_DANFE_20_entrada_2f_saída">       1 – saída</text:p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0</text:page-number>/<text:page-count>3</text:page-count></text:p>
            </table:table-cell>
            <table:table-cell table:style-name="Tabela14.E6" table:number-columns-spanned="2" office:value-type="string">
              <text:p text:style-name="MP3"><draw:frame draw:style-name="Mfr2" draw:name="py3o.image(danfe.NFe.chave_imagem, 'png', isb64=True, dummy=2)" text:anchor-type="paragraph" svg:width="60.01mm" svg:height="8.01mm" draw:z-index="16"><draw:text-box><text:p text:style-name="MP4"/></draw:text-box></draw:frame></text:p>
            </table:table-cell>
            <table:covered-table-cell/>
          </table:table-row>
          <table:table-row table:style-name="Tabela14.7">
            <table:covered-table-cell/>
            <table:covered-table-cell/>
            <table:covered-table-cell/>
            <table:covered-table-cell/>
            <table:table-cell table:style-name="Tabela14.E14" table:number-columns-spanned="2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</table:table-row>
          <table:table-row table:style-name="Tabela14.6">
            <table:covered-table-cell/>
            <table:covered-table-cell/>
            <table:covered-table-cell/>
            <table:covered-table-cell/>
            <table:table-cell table:style-name="Tabela14.E6" table:number-rows-spanned="2" table:number-columns-spanned="2" office:value-type="string">
              <text:p text:style-name="Dado_20_variável">Consulta de autenticidade no portal nacional da NF-e</text:p>
              <text:p text:style-name="Dado_20_variável"><text:a xlink:type="simple" xlink:href="http://www.nfe.fazenda.gov.br/" text:style-name="Internet_20_link" text:visited-style-name="Visited_20_Internet_20_Link">www.nfe.fazenda.gov.br</text:a></text:p>
            </table:table-cell>
            <table:covered-table-cell/>
          </table:table-row>
          <table:table-row table:style-name="Tabela14.9">
            <table:table-cell table:style-name="Tabela14.A9" table:number-columns-spanned="3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10">
            <table:table-cell table:style-name="Tabela14.A10" table:number-columns-spanned="4" office:value-type="string">
              <text:p text:style-name="Descritivo_20_campo">Natureza da Operação</text:p>
              <text:p text:style-name="Dado_20_campo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14.E10" table:number-columns-spanned="2" office:value-type="string">
              <text:p text:style-name="Descritivo_20_campo">Protocolo de autorização</text:p>
              <text:p text:style-name="MP7"/>
              <text:p text:style-name="MP8"><text:user-field-get text:name="py3o.danfe.protNFe.protocolo_formatado">danfe.protNFe.protocolo_formatado</text:user-field-get></text:p>
            </table:table-cell>
            <table:covered-table-cell/>
          </table:table-row>
          <table:table-row table:style-name="Tabela14.11">
            <table:table-cell table:style-name="Tabela14.A11" table:number-columns-spanned="6" office:value-type="string">
              <text:p text:style-name="Table_20_Contents"><text:a xlink:type="simple" xlink:href="py3o:///if" text:style-name="Internet_20_link" text:visited-style-name="Visited_20_Internet_20_Link"><text:span text:style-name="MT2">/if</text:span>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4.A5" table:number-columns-spanned="6" office:value-type="string">
              <text:p text:style-name="Table_20_Contents"><text:a xlink:type="simple" xlink:href="py3o://if=%22danfe.protNFe.infProt.nProt.valor%20and%20danfe.protNFe.infProt.cStat.valor%20in%20('110',%20'301',%20'302')%22" text:style-name="Internet_20_link" text:visited-style-name="Visited_20_Internet_20_Link">if="danfe.protNFe.infProt.nProt.valor and danfe.protNFe.infProt.cStat.valor in ('110', '301', '302')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6">
            <table:table-cell table:style-name="Tabela14.A6" table:number-rows-spanned="3" table:number-columns-spanned="3" office:value-type="string">
              <text:p text:style-name="Emitente_20_nome"><text:user-field-get text:name="py3o.danfe.NFe.infNFe.emit.xNome.valor">danfe.NFe.infNFe.emit.xNome.valor</text:user-field-get></text:p>
              <text:p text:style-name="MP1"><text:line-break/><text:user-field-get text:name="py3o.danfe.NFe.endereco_emitente_formatado_linha_1">danfe.NFe.endereco_emitente_formatado_linha_1</text:user-field-get></text:p>
              <text:p text:style-name="MP1"><text:user-field-get text:name="py3o.danfe.NFe.endereco_emitente_formatado_linha_2">danfe.NFe.endereco_emitente_formatado_linha_2</text:user-field-get></text:p>
              <text:p text:style-name="MP1"><text:user-field-get text:name="py3o.danfe.NFe.endereco_emitente_formatado_linha_3">danfe.NFe.endereco_emitente_formatado_linha_3</text:user-field-get></text:p>
              <text:p text:style-name="MP1"><text:user-field-get text:name="py3o.danfe.NFe.endereco_emitente_formatado_linha_4">danfe.NFe.endereco_emitente_formatado_linha_4</text:user-field-get></text:p>
            </table:table-cell>
            <table:covered-table-cell/>
            <table:covered-table-cell/>
            <table:table-cell table:style-name="Tabela14.D6" table:number-rows-spanned="4" office:value-type="string">
              <text:p text:style-name="Descritivo_20_DANFE"><draw:frame draw:style-name="Mfr1" draw:name="Quadro5" text:anchor-type="paragraph" svg:x="22mm" svg:y="16mm" svg:width="8.15mm" svg:height="7.94mm" draw:z-index="20"><draw:text-box><text:p text:style-name="Descritivo_20_número"><text:user-field-get text:name="py3o.danfe.NFe.infNFe.ide.tpNF.valor">danfe.NFe.infNFe.ide.tpNF.valor</text:user-field-get></text:p></draw:text-box></draw:frame>DANFE</text:p>
              <text:p text:style-name="Descritivo_20_DANFE_20_geral">DOCUMENTO AUXILIAR DA NOTA FISCAL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MP2"/>
              <text:p text:style-name="Descritivo_20_DANFE_20_entrada_2f_saída">       0 – entrada</text:p>
              <text:p text:style-name="Descritivo_20_DANFE_20_entrada_2f_saída">       1 – saída</text:p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0</text:page-number>/<text:page-count>3</text:page-count></text:p>
            </table:table-cell>
            <table:table-cell table:style-name="Tabela14.E6" table:number-columns-spanned="2" office:value-type="string">
              <text:p text:style-name="MP9"><draw:frame draw:style-name="Mfr2" draw:name="py3o.image(danfe.NFe.chave_imagem, 'png', isb64=True, dummy=3)" text:anchor-type="paragraph" svg:width="60.01mm" svg:height="8.01mm" draw:z-index="24"><draw:text-box><text:p text:style-name="MP4"/></draw:text-box></draw:frame></text:p>
            </table:table-cell>
            <table:covered-table-cell/>
          </table:table-row>
          <table:table-row table:style-name="Tabela14.7">
            <table:covered-table-cell/>
            <table:covered-table-cell/>
            <table:covered-table-cell/>
            <table:covered-table-cell/>
            <table:table-cell table:style-name="Tabela14.E21" table:number-columns-spanned="2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</table:table-row>
          <table:table-row table:style-name="Tabela14.6">
            <table:covered-table-cell/>
            <table:covered-table-cell/>
            <table:covered-table-cell/>
            <table:covered-table-cell/>
            <table:table-cell table:style-name="Tabela14.E6" table:number-rows-spanned="2" table:number-columns-spanned="2" office:value-type="string">
              <text:p text:style-name="Dado_20_variável">A circulação da mercadoria foi <text:span text:style-name="MT3">PROIBIDA</text:span> pela SEFAZ autorizadora, devido a irregularidades fiscais</text:p>
            </table:table-cell>
            <table:covered-table-cell/>
          </table:table-row>
          <table:table-row table:style-name="Tabela14.9">
            <table:table-cell table:style-name="Tabela14.A9" table:number-columns-spanned="3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10">
            <table:table-cell table:style-name="Tabela14.A10" table:number-columns-spanned="4" office:value-type="string">
              <text:p text:style-name="Descritivo_20_campo">Natureza da Operação</text:p>
              <text:p text:style-name="Dado_20_campo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14.E10" table:number-columns-spanned="2" office:value-type="string">
              <text:p text:style-name="Descritivo_20_campo">Protocolo de denegação</text:p>
              <text:p text:style-name="MP7"/>
              <text:p text:style-name="MP8"><text:user-field-get text:name="py3o.danfe.protNFe.protocolo_formatado">danfe.protNFe.protocolo_formatado</text:user-field-get></text:p>
            </table:table-cell>
            <table:covered-table-cell/>
          </table:table-row>
          <table:table-row table:style-name="Tabela14.25">
            <table:table-cell table:style-name="Tabela14.A25" table:number-columns-spanned="6" office:value-type="string">
              <text:p text:style-name="MP10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26">
            <table:table-cell table:style-name="Tabela14.A26" table:number-columns-spanned="2" office:value-type="string">
              <text:p text:style-name="Descritivo_20_campo">Inscrição estadual</text:p>
              <text:p text:style-name="Dado_20_campo"><text:user-field-get text:name="py3o.danfe.NFe.ie_emitente_formatada">danfe.NFe.ie_emitente_formatada</text:user-field-get></text:p>
            </table:table-cell>
            <table:covered-table-cell/>
            <table:table-cell table:style-name="Tabela14.C26" table:number-columns-spanned="3" office:value-type="string">
              <text:p text:style-name="Descritivo_20_campo">Inscrição estadual do substituto tributário</text:p>
              <text:p text:style-name="Dado_20_campo"><text:user-field-get text:name="py3o.danfe.NFe.ie_st_formatada">danfe.NFe.ie_st_formatada</text:user-field-get></text:p>
            </table:table-cell>
            <table:covered-table-cell/>
            <table:covered-table-cell/>
            <table:table-cell table:style-name="Tabela14.F26" office:value-type="string">
              <text:p text:style-name="Descritivo_20_campo">CNPJ</text:p>
              <text:p text:style-name="MP11"><text:user-field-get text:name="py3o.danfe.NFe.cnpj_emitente_formatado">danfe.NFe.cnpj_emitente_formatado</text:user-field-get></text:p>
            </table:table-cell>
          </table:table-row>
          <table:table-row>
            <table:table-cell table:style-name="Tabela14.A27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4.A1" table:number-columns-spanned="6" office:value-type="string">
              <text:p text:style-name="Table_20_Contents"><text:a xlink:type="simple" xlink:href="py3o://if=%22True%20==%20False%22" text:style-name="Internet_20_link" text:visited-style-name="Visited_20_Internet_20_Link">if="True == False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4.A1" table:number-columns-spanned="6" office:value-type="string">
              <text:p text:style-name="Standard">Cabeçalhos com logo, tamanho 3,8 cm × 3,2 cm (largura × altura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4.A1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4.A1" table:number-columns-spanned="6" office:value-type="string">
              <text:p text:style-name="Table_20_Contents"><text:a xlink:type="simple" xlink:href="py3o://if=%22danfe.logo%20and%20not%20danfe.cabecalho%22" text:style-name="Internet_20_link" text:visited-style-name="Visited_20_Internet_20_Link">if="danfe.logo and not danfe.cabecalho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4.A5" table:number-columns-spanned="6" office:value-type="string">
              <text:p text:style-name="Table_20_Contents"><text:a xlink:type="simple" xlink:href="py3o://if=%22not%20danfe.protNFe.infProt.nProt.valor%22" text:style-name="Internet_20_link" text:visited-style-name="Visited_20_Internet_20_Link">if="not danfe.protNFe.infProt.nProt.valor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6">
            <table:table-cell table:style-name="Tabela14.A35" table:number-rows-spanned="3" office:value-type="string">
              <text:p text:style-name="Emitente_20_nome"><draw:frame draw:style-name="Mfr3" draw:name="py3o.image(danfe.logo, 'png', isb64=True,dummy=1)" text:anchor-type="char" svg:width="37.99mm" svg:height="32mm" draw:z-index="28"><draw:text-box><text:p text:style-name="MP12"/></draw:text-box></draw:frame></text:p>
            </table:table-cell>
            <table:table-cell table:style-name="Tabela14.A6" table:number-rows-spanned="4" table:number-columns-spanned="2" office:value-type="string">
              <text:p text:style-name="MP13"><text:user-field-get text:name="py3o.danfe.NFe.infNFe.emit.xNome.valor">danfe.NFe.infNFe.emit.xNome.valor</text:user-field-get></text:p>
              <text:p text:style-name="MP14"><text:line-break/><text:user-field-get text:name="py3o.danfe.NFe.endereco_emitente_formatado_linha_1">danfe.NFe.endereco_emitente_formatado_linha_1</text:user-field-get></text:p>
              <text:p text:style-name="MP14"><text:user-field-get text:name="py3o.danfe.NFe.endereco_emitente_formatado_linha_2">danfe.NFe.endereco_emitente_formatado_linha_2</text:user-field-get></text:p>
              <text:p text:style-name="MP14"><text:user-field-get text:name="py3o.danfe.NFe.endereco_emitente_formatado_linha_3">danfe.NFe.endereco_emitente_formatado_linha_3</text:user-field-get></text:p>
              <text:p text:style-name="MP14"><text:user-field-get text:name="py3o.danfe.NFe.endereco_emitente_formatado_linha_4">danfe.NFe.endereco_emitente_formatado_linha_4</text:user-field-get></text:p>
            </table:table-cell>
            <table:covered-table-cell/>
            <table:table-cell table:style-name="Tabela14.D6" table:number-rows-spanned="4" office:value-type="string">
              <text:p text:style-name="Descritivo_20_DANFE"><draw:frame draw:style-name="Mfr1" draw:name="Quadro3" text:anchor-type="paragraph" svg:x="22mm" svg:y="16mm" svg:width="8.15mm" svg:height="7.94mm" draw:z-index="32"><draw:text-box><text:p text:style-name="Descritivo_20_número"><text:user-field-get text:name="py3o.danfe.NFe.infNFe.ide.tpNF.valor">danfe.NFe.infNFe.ide.tpNF.valor</text:user-field-get></text:p></draw:text-box></draw:frame>DANFE</text:p>
              <text:p text:style-name="Descritivo_20_DANFE_20_geral">DOCUMENTO AUXILIAR DA NOTA FISCAL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MP2"/>
              <text:p text:style-name="Descritivo_20_DANFE_20_entrada_2f_saída">       0 – entrada</text:p>
              <text:p text:style-name="Descritivo_20_DANFE_20_entrada_2f_saída">       1 – saída</text:p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0</text:page-number>/<text:page-count>3</text:page-count></text:p>
            </table:table-cell>
            <table:table-cell table:style-name="Tabela14.E6" table:number-columns-spanned="2" office:value-type="string">
              <text:p text:style-name="MP3"><draw:frame draw:style-name="Mfr2" draw:name="py3o.image(danfe.NFe.chave_imagem, 'png', isb64=True, dummy=4)" text:anchor-type="paragraph" svg:width="60.01mm" svg:height="8.01mm" draw:z-index="36"><draw:text-box><text:p text:style-name="MP4"/></draw:text-box></draw:frame></text:p>
            </table:table-cell>
            <table:covered-table-cell/>
          </table:table-row>
          <table:table-row table:style-name="Tabela14.7">
            <table:covered-table-cell/>
            <table:covered-table-cell/>
            <table:covered-table-cell/>
            <table:covered-table-cell/>
            <table:table-cell table:style-name="Tabela14.E34" table:number-columns-spanned="2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</table:table-row>
          <table:table-row table:style-name="Tabela14.6">
            <table:covered-table-cell/>
            <table:covered-table-cell/>
            <table:covered-table-cell/>
            <table:covered-table-cell/>
            <table:table-cell table:style-name="Tabela14.E6" table:number-rows-spanned="2" table:number-columns-spanned="2" office:value-type="string">
              <text:p text:style-name="MP5">Impresso para simples conferência</text:p>
              <text:p text:style-name="MP5">Informações não transmitidas a nenhuma<text:line-break/>SEFAZ autorizadora</text:p>
              <text:p text:style-name="MP6">SEM VALOR FISCAL</text:p>
            </table:table-cell>
            <table:covered-table-cell/>
          </table:table-row>
          <table:table-row table:style-name="Tabela14.9">
            <table:table-cell table:style-name="Tabela14.A9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10">
            <table:table-cell table:style-name="Tabela14.A10" table:number-columns-spanned="4" office:value-type="string">
              <text:p text:style-name="Descritivo_20_campo">Natureza da Operação</text:p>
              <text:p text:style-name="Dado_20_campo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14.E10" table:number-columns-spanned="2" office:value-type="string">
              <text:p text:style-name="Descritivo_20_campo">Protocolo de autorização</text:p>
              <text:p text:style-name="MP7"/>
              <text:p text:style-name="MP8"><text:user-field-get text:name="py3o.danfe.protNFe.protocolo_formatado">danfe.protNFe.protocolo_formatado</text:user-field-get></text:p>
            </table:table-cell>
            <table:covered-table-cell/>
          </table:table-row>
          <table:table-row table:style-name="Tabela14.11">
            <table:table-cell table:style-name="Tabela14.A11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4.A5" table:number-columns-spanned="6" office:value-type="string">
              <text:p text:style-name="Table_20_Contents"><text:a xlink:type="simple" xlink:href="py3o://if=%22danfe.protNFe.infProt.nProt.valor%20and%20danfe.protNFe.infProt.cStat.valor%20not%20in%20('110',%20'301',%20'302')%22" text:style-name="Internet_20_link" text:visited-style-name="Visited_20_Internet_20_Link">if="danfe.protNFe.infProt.nProt.valor and danfe.protNFe.infProt.cStat.valor not in ('110', '301', '302')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6">
            <table:table-cell table:style-name="Tabela14.A42" table:number-rows-spanned="3" office:value-type="string">
              <text:p text:style-name="Emitente_20_nome"><draw:frame draw:style-name="Mfr3" draw:name="py3o.image(danfe.logo, 'png', isb64=True,dummy=2)" text:anchor-type="char" svg:width="37.99mm" svg:height="32mm" draw:z-index="40"><draw:text-box><text:p text:style-name="MP12"/></draw:text-box></draw:frame></text:p>
            </table:table-cell>
            <table:table-cell table:style-name="Tabela14.A6" table:number-rows-spanned="4" table:number-columns-spanned="2" office:value-type="string">
              <text:p text:style-name="MP13"><text:user-field-get text:name="py3o.danfe.NFe.infNFe.emit.xNome.valor">danfe.NFe.infNFe.emit.xNome.valor</text:user-field-get></text:p>
              <text:p text:style-name="MP14"><text:line-break/><text:user-field-get text:name="py3o.danfe.NFe.endereco_emitente_formatado_linha_1">danfe.NFe.endereco_emitente_formatado_linha_1</text:user-field-get></text:p>
              <text:p text:style-name="MP14"><text:user-field-get text:name="py3o.danfe.NFe.endereco_emitente_formatado_linha_2">danfe.NFe.endereco_emitente_formatado_linha_2</text:user-field-get></text:p>
              <text:p text:style-name="MP14"><text:user-field-get text:name="py3o.danfe.NFe.endereco_emitente_formatado_linha_3">danfe.NFe.endereco_emitente_formatado_linha_3</text:user-field-get></text:p>
              <text:p text:style-name="MP14"><text:user-field-get text:name="py3o.danfe.NFe.endereco_emitente_formatado_linha_4">danfe.NFe.endereco_emitente_formatado_linha_4</text:user-field-get></text:p>
            </table:table-cell>
            <table:covered-table-cell/>
            <table:table-cell table:style-name="Tabela14.D6" table:number-rows-spanned="4" office:value-type="string">
              <text:p text:style-name="Descritivo_20_DANFE"><draw:frame draw:style-name="Mfr1" draw:name="Quadro7" text:anchor-type="paragraph" svg:x="22mm" svg:y="16mm" svg:width="8.15mm" svg:height="7.94mm" draw:z-index="44"><draw:text-box><text:p text:style-name="Descritivo_20_número"><text:user-field-get text:name="py3o.danfe.NFe.infNFe.ide.tpNF.valor">danfe.NFe.infNFe.ide.tpNF.valor</text:user-field-get></text:p></draw:text-box></draw:frame>DANFE</text:p>
              <text:p text:style-name="Descritivo_20_DANFE_20_geral">DOCUMENTO AUXILIAR DA NOTA FISCAL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MP2"/>
              <text:p text:style-name="Descritivo_20_DANFE_20_entrada_2f_saída">       0 – entrada</text:p>
              <text:p text:style-name="Descritivo_20_DANFE_20_entrada_2f_saída">       1 – saída</text:p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0</text:page-number>/<text:page-count>3</text:page-count></text:p>
            </table:table-cell>
            <table:table-cell table:style-name="Tabela14.E6" table:number-columns-spanned="2" office:value-type="string">
              <text:p text:style-name="MP3"><draw:frame draw:style-name="Mfr2" draw:name="py3o.image(danfe.NFe.chave_imagem, 'png', isb64=True, dummy=5)" text:anchor-type="paragraph" svg:width="60.01mm" svg:height="8.01mm" draw:z-index="48"><draw:text-box><text:p text:style-name="MP4"/></draw:text-box></draw:frame></text:p>
            </table:table-cell>
            <table:covered-table-cell/>
          </table:table-row>
          <table:table-row table:style-name="Tabela14.7">
            <table:covered-table-cell/>
            <table:covered-table-cell/>
            <table:covered-table-cell/>
            <table:covered-table-cell/>
            <table:table-cell table:style-name="Tabela14.E41" table:number-columns-spanned="2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</table:table-row>
          <table:table-row table:style-name="Tabela14.6">
            <table:covered-table-cell/>
            <table:covered-table-cell/>
            <table:covered-table-cell/>
            <table:covered-table-cell/>
            <table:table-cell table:style-name="Tabela14.E6" table:number-rows-spanned="2" table:number-columns-spanned="2" office:value-type="string">
              <text:p text:style-name="Dado_20_variável">Consulta de autenticidade no portal nacional da NF-e</text:p>
              <text:p text:style-name="Dado_20_variável"><text:a xlink:type="simple" xlink:href="http://www.nfe.fazenda.gov.br/" text:style-name="Internet_20_link" text:visited-style-name="Visited_20_Internet_20_Link">www.nfe.fazenda.gov.br</text:a></text:p>
            </table:table-cell>
            <table:covered-table-cell/>
          </table:table-row>
          <table:table-row table:style-name="Tabela14.9">
            <table:table-cell table:style-name="Tabela14.A9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10">
            <table:table-cell table:style-name="Tabela14.A10" table:number-columns-spanned="4" office:value-type="string">
              <text:p text:style-name="Descritivo_20_campo">Natureza da Operação</text:p>
              <text:p text:style-name="Dado_20_campo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14.E10" table:number-columns-spanned="2" office:value-type="string">
              <text:p text:style-name="Descritivo_20_campo">Protocolo de autorização</text:p>
              <text:p text:style-name="MP7"/>
              <text:p text:style-name="MP8"><text:user-field-get text:name="py3o.danfe.protNFe.protocolo_formatado">danfe.protNFe.protocolo_formatado</text:user-field-get></text:p>
            </table:table-cell>
            <table:covered-table-cell/>
          </table:table-row>
          <table:table-row table:style-name="Tabela14.11">
            <table:table-cell table:style-name="Tabela14.A11" table:number-columns-spanned="6" office:value-type="string">
              <text:p text:style-name="Table_20_Contents"><text:a xlink:type="simple" xlink:href="py3o:///if" text:style-name="Internet_20_link" text:visited-style-name="Visited_20_Internet_20_Link"><text:span text:style-name="MT2">/if</text:span>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4.A5" table:number-columns-spanned="6" office:value-type="string">
              <text:p text:style-name="Table_20_Contents"><text:a xlink:type="simple" xlink:href="py3o://if=%22danfe.protNFe.infProt.nProt.valor%20and%20danfe.protNFe.infProt.cStat.valor%20in%20('110',%20'301',%20'302')%22" text:style-name="Internet_20_link" text:visited-style-name="Visited_20_Internet_20_Link">if="danfe.protNFe.infProt.nProt.valor and danfe.protNFe.infProt.cStat.valor in ('110', '301', '302')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6">
            <table:table-cell table:style-name="Tabela14.A49" table:number-rows-spanned="3" office:value-type="string">
              <text:p text:style-name="Emitente_20_nome"><draw:frame draw:style-name="Mfr3" draw:name="py3o.image(danfe.logo, 'png', isb64=True,dummy=3)" text:anchor-type="char" svg:width="37.99mm" svg:height="32mm" draw:z-index="51"><draw:text-box><text:p text:style-name="MP12"/></draw:text-box></draw:frame></text:p>
            </table:table-cell>
            <table:table-cell table:style-name="Tabela14.A6" table:number-rows-spanned="4" table:number-columns-spanned="2" office:value-type="string">
              <text:p text:style-name="MP13"><text:user-field-get text:name="py3o.danfe.NFe.infNFe.emit.xNome.valor">danfe.NFe.infNFe.emit.xNome.valor</text:user-field-get></text:p>
              <text:p text:style-name="MP14"><text:line-break/><text:user-field-get text:name="py3o.danfe.NFe.endereco_emitente_formatado_linha_1">danfe.NFe.endereco_emitente_formatado_linha_1</text:user-field-get></text:p>
              <text:p text:style-name="MP14"><text:user-field-get text:name="py3o.danfe.NFe.endereco_emitente_formatado_linha_2">danfe.NFe.endereco_emitente_formatado_linha_2</text:user-field-get></text:p>
              <text:p text:style-name="MP14"><text:user-field-get text:name="py3o.danfe.NFe.endereco_emitente_formatado_linha_3">danfe.NFe.endereco_emitente_formatado_linha_3</text:user-field-get></text:p>
              <text:p text:style-name="MP14"><text:user-field-get text:name="py3o.danfe.NFe.endereco_emitente_formatado_linha_4">danfe.NFe.endereco_emitente_formatado_linha_4</text:user-field-get></text:p>
            </table:table-cell>
            <table:covered-table-cell/>
            <table:table-cell table:style-name="Tabela14.D6" table:number-rows-spanned="4" office:value-type="string">
              <text:p text:style-name="Descritivo_20_DANFE"><draw:frame draw:style-name="Mfr1" draw:name="Quadro9" text:anchor-type="paragraph" svg:x="22mm" svg:y="16mm" svg:width="8.15mm" svg:height="7.94mm" draw:z-index="47"><draw:text-box><text:p text:style-name="Descritivo_20_número"><text:user-field-get text:name="py3o.danfe.NFe.infNFe.ide.tpNF.valor">danfe.NFe.infNFe.ide.tpNF.valor</text:user-field-get></text:p></draw:text-box></draw:frame>DANFE</text:p>
              <text:p text:style-name="Descritivo_20_DANFE_20_geral">DOCUMENTO AUXILIAR DA NOTA FISCAL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MP2"/>
              <text:p text:style-name="Descritivo_20_DANFE_20_entrada_2f_saída">       0 – entrada</text:p>
              <text:p text:style-name="Descritivo_20_DANFE_20_entrada_2f_saída">       1 – saída</text:p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0</text:page-number>/<text:page-count>3</text:page-count></text:p>
            </table:table-cell>
            <table:table-cell table:style-name="Tabela14.E6" table:number-columns-spanned="2" office:value-type="string">
              <text:p text:style-name="MP9"><draw:frame draw:style-name="Mfr2" draw:name="py3o.image(danfe.NFe.chave_imagem, 'png', isb64=True, dummy=6)" text:anchor-type="paragraph" svg:width="60.01mm" svg:height="8.01mm" draw:z-index="43"><draw:text-box><text:p text:style-name="MP4"/></draw:text-box></draw:frame></text:p>
            </table:table-cell>
            <table:covered-table-cell/>
          </table:table-row>
          <table:table-row table:style-name="Tabela14.7">
            <table:covered-table-cell/>
            <table:covered-table-cell/>
            <table:covered-table-cell/>
            <table:covered-table-cell/>
            <table:table-cell table:style-name="Tabela14.E48" table:number-columns-spanned="2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</table:table-row>
          <table:table-row table:style-name="Tabela14.6">
            <table:covered-table-cell/>
            <table:covered-table-cell/>
            <table:covered-table-cell/>
            <table:covered-table-cell/>
            <table:table-cell table:style-name="Tabela14.E6" table:number-rows-spanned="2" table:number-columns-spanned="2" office:value-type="string">
              <text:p text:style-name="Dado_20_variável">A circulação da mercadoria foi <text:span text:style-name="MT3">PROIBIDA</text:span> pela SEFAZ autorizadora, devido a irregularidades fiscais</text:p>
            </table:table-cell>
            <table:covered-table-cell/>
          </table:table-row>
          <table:table-row table:style-name="Tabela14.9">
            <table:table-cell table:style-name="Tabela14.A9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10">
            <table:table-cell table:style-name="Tabela14.A10" table:number-columns-spanned="4" office:value-type="string">
              <text:p text:style-name="Descritivo_20_campo">Natureza da Operação</text:p>
              <text:p text:style-name="Dado_20_campo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14.E10" table:number-columns-spanned="2" office:value-type="string">
              <text:p text:style-name="Descritivo_20_campo">Protocolo de denegação</text:p>
              <text:p text:style-name="MP7"/>
              <text:p text:style-name="MP8"><text:user-field-get text:name="py3o.danfe.protNFe.protocolo_formatado">danfe.protNFe.protocolo_formatado</text:user-field-get></text:p>
            </table:table-cell>
            <table:covered-table-cell/>
          </table:table-row>
          <table:table-row table:style-name="Tabela14.25">
            <table:table-cell table:style-name="Tabela14.A25" table:number-columns-spanned="6" office:value-type="string">
              <text:p text:style-name="MP10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53">
            <table:table-cell table:style-name="Tabela14.A53" table:number-columns-spanned="2" office:value-type="string">
              <text:p text:style-name="Descritivo_20_campo">Inscrição estadual</text:p>
              <text:p text:style-name="Dado_20_campo"><text:user-field-get text:name="py3o.danfe.NFe.ie_emitente_formatada">danfe.NFe.ie_emitente_formatada</text:user-field-get></text:p>
            </table:table-cell>
            <table:covered-table-cell/>
            <table:table-cell table:style-name="Tabela14.C53" table:number-columns-spanned="3" office:value-type="string">
              <text:p text:style-name="Descritivo_20_campo">Inscrição estadual do substituto tributário</text:p>
              <text:p text:style-name="Dado_20_campo"><text:user-field-get text:name="py3o.danfe.NFe.ie_st_formatada">danfe.NFe.ie_st_formatada</text:user-field-get></text:p>
            </table:table-cell>
            <table:covered-table-cell/>
            <table:covered-table-cell/>
            <table:table-cell table:style-name="Tabela14.F53" office:value-type="string">
              <text:p text:style-name="Descritivo_20_campo">CNPJ</text:p>
              <text:p text:style-name="MP11"><text:user-field-get text:name="py3o.danfe.NFe.cnpj_emitente_formatado">danfe.NFe.cnpj_emitente_formatado</text:user-field-get></text:p>
            </table:table-cell>
          </table:table-row>
          <table:table-row>
            <table:table-cell table:style-name="Tabela14.A54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4.A1" table:number-columns-spanned="6" office:value-type="string">
              <text:p text:style-name="Table_20_Contents"><text:a xlink:type="simple" xlink:href="py3o://if=%22True%20==%20False%22" text:style-name="Internet_20_link" text:visited-style-name="Visited_20_Internet_20_Link">if="True == False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2">
            <table:table-cell table:style-name="Tabela14.A1" table:number-columns-spanned="6" office:value-type="string">
              <text:p text:style-name="Standard">Cabeçalhos em que uma imagem substitui a área total do cabeçalho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4.A1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4.A1" table:number-columns-spanned="6" office:value-type="string">
              <text:p text:style-name="Table_20_Contents"><text:a xlink:type="simple" xlink:href="py3o://if=%22danfe.cabecalho%22" text:style-name="Internet_20_link" text:visited-style-name="Visited_20_Internet_20_Link">if="danfe.cabecalho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4.A5" table:number-columns-spanned="6" office:value-type="string">
              <text:p text:style-name="Table_20_Contents"><text:a xlink:type="simple" xlink:href="py3o://if=%22not%20danfe.protNFe.infProt.nProt.valor%22" text:style-name="Internet_20_link" text:visited-style-name="Visited_20_Internet_20_Link">if="not danfe.protNFe.infProt.nProt.valor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6">
            <table:table-cell table:style-name="Tabela14.A6" table:number-rows-spanned="3" table:number-columns-spanned="3" office:value-type="string">
              <text:p text:style-name="MP15"><draw:frame draw:style-name="Mfr3" draw:name="py3o.image(danfe.cabecalho, 'png', isb64=True,dummy=1)" text:anchor-type="char" svg:width="78mm" svg:height="32mm" draw:z-index="39"><draw:text-box><text:p text:style-name="MP12"/></draw:text-box></draw:frame></text:p>
            </table:table-cell>
            <table:covered-table-cell/>
            <table:covered-table-cell/>
            <table:table-cell table:style-name="Tabela14.D6" table:number-rows-spanned="4" office:value-type="string">
              <text:p text:style-name="Descritivo_20_DANFE"><draw:frame draw:style-name="Mfr1" draw:name="Quadro8" text:anchor-type="paragraph" svg:x="22mm" svg:y="16mm" svg:width="8.15mm" svg:height="7.94mm" draw:z-index="35"><draw:text-box><text:p text:style-name="Descritivo_20_número"><text:user-field-get text:name="py3o.danfe.NFe.infNFe.ide.tpNF.valor">danfe.NFe.infNFe.ide.tpNF.valor</text:user-field-get></text:p></draw:text-box></draw:frame>DANFE</text:p>
              <text:p text:style-name="Descritivo_20_DANFE_20_geral">DOCUMENTO AUXILIAR DA NOTA FISCAL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MP2"/>
              <text:p text:style-name="Descritivo_20_DANFE_20_entrada_2f_saída">       0 – entrada</text:p>
              <text:p text:style-name="Descritivo_20_DANFE_20_entrada_2f_saída">       1 – saída</text:p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0</text:page-number>/<text:page-count>3</text:page-count></text:p>
            </table:table-cell>
            <table:table-cell table:style-name="Tabela14.E6" table:number-columns-spanned="2" office:value-type="string">
              <text:p text:style-name="MP3"><draw:frame draw:style-name="Mfr2" draw:name="py3o.image(danfe.NFe.chave_imagem, 'png', isb64=True, dummy=7)" text:anchor-type="paragraph" svg:width="60.01mm" svg:height="8.01mm" draw:z-index="31"><draw:text-box><text:p text:style-name="MP4"/></draw:text-box></draw:frame></text:p>
            </table:table-cell>
            <table:covered-table-cell/>
          </table:table-row>
          <table:table-row table:style-name="Tabela14.7">
            <table:covered-table-cell/>
            <table:covered-table-cell/>
            <table:covered-table-cell/>
            <table:covered-table-cell/>
            <table:table-cell table:style-name="Tabela14.E61" table:number-columns-spanned="2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</table:table-row>
          <table:table-row table:style-name="Tabela14.6">
            <table:covered-table-cell/>
            <table:covered-table-cell/>
            <table:covered-table-cell/>
            <table:covered-table-cell/>
            <table:table-cell table:style-name="Tabela14.E6" table:number-rows-spanned="2" table:number-columns-spanned="2" office:value-type="string">
              <text:p text:style-name="MP5">Impresso para simples conferência</text:p>
              <text:p text:style-name="MP5">Informações não transmitidas a nenhuma<text:line-break/>SEFAZ autorizadora</text:p>
              <text:p text:style-name="MP6">SEM VALOR FISCAL</text:p>
            </table:table-cell>
            <table:covered-table-cell/>
          </table:table-row>
          <table:table-row table:style-name="Tabela14.9">
            <table:table-cell table:style-name="Tabela14.A9" table:number-columns-spanned="3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10">
            <table:table-cell table:style-name="Tabela14.A10" table:number-columns-spanned="4" office:value-type="string">
              <text:p text:style-name="Descritivo_20_campo">Natureza da Operação</text:p>
              <text:p text:style-name="Dado_20_campo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14.E10" table:number-columns-spanned="2" office:value-type="string">
              <text:p text:style-name="Descritivo_20_campo">Protocolo de autorização</text:p>
              <text:p text:style-name="MP7"/>
              <text:p text:style-name="MP8"><text:user-field-get text:name="py3o.danfe.protNFe.protocolo_formatado">danfe.protNFe.protocolo_formatado</text:user-field-get></text:p>
            </table:table-cell>
            <table:covered-table-cell/>
          </table:table-row>
          <table:table-row table:style-name="Tabela14.11">
            <table:table-cell table:style-name="Tabela14.A11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4.A5" table:number-columns-spanned="6" office:value-type="string">
              <text:p text:style-name="Table_20_Contents"><text:a xlink:type="simple" xlink:href="py3o://if=%22danfe.protNFe.infProt.nProt.valor%20and%20danfe.protNFe.infProt.cStat.valor%20not%20in%20('110',%20'301',%20'302')%22" text:style-name="Internet_20_link" text:visited-style-name="Visited_20_Internet_20_Link">if="danfe.protNFe.infProt.nProt.valor and danfe.protNFe.infProt.cStat.valor not in ('110', '301', '302')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6">
            <table:table-cell table:style-name="Tabela14.A6" table:number-rows-spanned="3" table:number-columns-spanned="3" office:value-type="string">
              <text:p text:style-name="MP15"><draw:frame draw:style-name="Mfr3" draw:name="py3o.image(danfe.cabecalho, 'png', isb64=True,dummy=2)" text:anchor-type="char" svg:width="78mm" svg:height="32mm" draw:z-index="27"><draw:text-box><text:p text:style-name="MP12"/></draw:text-box></draw:frame></text:p>
            </table:table-cell>
            <table:covered-table-cell/>
            <table:covered-table-cell/>
            <table:table-cell table:style-name="Tabela14.D6" table:number-rows-spanned="4" office:value-type="string">
              <text:p text:style-name="Descritivo_20_DANFE"><draw:frame draw:style-name="Mfr1" draw:name="Quadro13" text:anchor-type="paragraph" svg:x="22mm" svg:y="16mm" svg:width="8.15mm" svg:height="7.94mm" draw:z-index="23"><draw:text-box><text:p text:style-name="Descritivo_20_número"><text:user-field-get text:name="py3o.danfe.NFe.infNFe.ide.tpNF.valor">danfe.NFe.infNFe.ide.tpNF.valor</text:user-field-get></text:p></draw:text-box></draw:frame>DANFE</text:p>
              <text:p text:style-name="Descritivo_20_DANFE_20_geral">DOCUMENTO AUXILIAR DA NOTA FISCAL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MP2"/>
              <text:p text:style-name="Descritivo_20_DANFE_20_entrada_2f_saída">       0 – entrada</text:p>
              <text:p text:style-name="Descritivo_20_DANFE_20_entrada_2f_saída">       1 – saída</text:p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0</text:page-number>/<text:page-count>3</text:page-count></text:p>
            </table:table-cell>
            <table:table-cell table:style-name="Tabela14.E6" table:number-columns-spanned="2" office:value-type="string">
              <text:p text:style-name="MP3"><draw:frame draw:style-name="Mfr2" draw:name="py3o.image(danfe.NFe.chave_imagem, 'png', isb64=True, dummy=8)" text:anchor-type="paragraph" svg:width="60.01mm" svg:height="8.01mm" draw:z-index="19"><draw:text-box><text:p text:style-name="MP4"/></draw:text-box></draw:frame></text:p>
            </table:table-cell>
            <table:covered-table-cell/>
          </table:table-row>
          <table:table-row table:style-name="Tabela14.7">
            <table:covered-table-cell/>
            <table:covered-table-cell/>
            <table:covered-table-cell/>
            <table:covered-table-cell/>
            <table:table-cell table:style-name="Tabela14.E68" table:number-columns-spanned="2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</table:table-row>
          <table:table-row table:style-name="Tabela14.6">
            <table:covered-table-cell/>
            <table:covered-table-cell/>
            <table:covered-table-cell/>
            <table:covered-table-cell/>
            <table:table-cell table:style-name="Tabela14.E6" table:number-rows-spanned="2" table:number-columns-spanned="2" office:value-type="string">
              <text:p text:style-name="Dado_20_variável">Consulta de autenticidade no portal nacional da NF-e</text:p>
              <text:p text:style-name="Dado_20_variável"><text:a xlink:type="simple" xlink:href="http://www.nfe.fazenda.gov.br/" text:style-name="Internet_20_link" text:visited-style-name="Visited_20_Internet_20_Link">www.nfe.fazenda.gov.br</text:a></text:p>
            </table:table-cell>
            <table:covered-table-cell/>
          </table:table-row>
          <table:table-row table:style-name="Tabela14.9">
            <table:table-cell table:style-name="Tabela14.A9" table:number-columns-spanned="3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10">
            <table:table-cell table:style-name="Tabela14.A10" table:number-columns-spanned="4" office:value-type="string">
              <text:p text:style-name="Descritivo_20_campo">Natureza da Operação</text:p>
              <text:p text:style-name="Dado_20_campo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14.E10" table:number-columns-spanned="2" office:value-type="string">
              <text:p text:style-name="Descritivo_20_campo">Protocolo de autorização</text:p>
              <text:p text:style-name="MP7"/>
              <text:p text:style-name="MP8"><text:user-field-get text:name="py3o.danfe.protNFe.protocolo_formatado">danfe.protNFe.protocolo_formatado</text:user-field-get></text:p>
            </table:table-cell>
            <table:covered-table-cell/>
          </table:table-row>
          <table:table-row table:style-name="Tabela14.11">
            <table:table-cell table:style-name="Tabela14.A11" table:number-columns-spanned="6" office:value-type="string">
              <text:p text:style-name="Table_20_Contents"><text:a xlink:type="simple" xlink:href="py3o:///if" text:style-name="Internet_20_link" text:visited-style-name="Visited_20_Internet_20_Link"><text:span text:style-name="MT2">/if</text:span>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14.A5" table:number-columns-spanned="6" office:value-type="string">
              <text:p text:style-name="Table_20_Contents"><text:a xlink:type="simple" xlink:href="py3o://if=%22danfe.protNFe.infProt.nProt.valor%20and%20danfe.protNFe.infProt.cStat.valor%20in%20('110',%20'301',%20'302')%22" text:style-name="Internet_20_link" text:visited-style-name="Visited_20_Internet_20_Link">if="danfe.protNFe.infProt.nProt.valor and danfe.protNFe.infProt.cStat.valor in ('110', '301', '302')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6">
            <table:table-cell table:style-name="Tabela14.A6" table:number-rows-spanned="3" table:number-columns-spanned="3" office:value-type="string">
              <text:p text:style-name="MP15"><draw:frame draw:style-name="Mfr3" draw:name="py3o.image(danfe.cabecalho, 'png', isb64=True,dummy=3)" text:anchor-type="char" svg:width="78mm" svg:height="32mm" draw:z-index="15"><draw:text-box><text:p text:style-name="MP12"/></draw:text-box></draw:frame></text:p>
            </table:table-cell>
            <table:covered-table-cell/>
            <table:covered-table-cell/>
            <table:table-cell table:style-name="Tabela14.D6" table:number-rows-spanned="4" office:value-type="string">
              <text:p text:style-name="Descritivo_20_DANFE"><draw:frame draw:style-name="Mfr1" draw:name="Quadro16" text:anchor-type="paragraph" svg:x="22mm" svg:y="16mm" svg:width="8.15mm" svg:height="7.94mm" draw:z-index="11"><draw:text-box><text:p text:style-name="Descritivo_20_número"><text:user-field-get text:name="py3o.danfe.NFe.infNFe.ide.tpNF.valor">danfe.NFe.infNFe.ide.tpNF.valor</text:user-field-get></text:p></draw:text-box></draw:frame>DANFE</text:p>
              <text:p text:style-name="Descritivo_20_DANFE_20_geral">DOCUMENTO AUXILIAR DA NOTA FISCAL ELETRÔNICA</text:p>
              <text:p text:style-name="Descritivo_20_DANFE_20_geral">versão <text:user-field-get text:name="py3o.danfe.NFe.infNFe.versao.valor">danfe.NFe.infNFe.versao.valor</text:user-field-get></text:p>
              <text:p text:style-name="Descritivo_20_DANFE_20_geral"/>
              <text:p text:style-name="MP2"/>
              <text:p text:style-name="Descritivo_20_DANFE_20_entrada_2f_saída">       0 – entrada</text:p>
              <text:p text:style-name="Descritivo_20_DANFE_20_entrada_2f_saída">       1 – saída</text:p>
              <text:p text:style-name="Descritivo_20_DANFE_20_entrada_2f_saída"/>
              <text:p text:style-name="Descritivo_20_DANFE_20_entrada_2f_saída"/>
              <text:p text:style-name="Descritivo_20_número"><text:user-field-get text:name="py3o.danfe.NFe.numero_formatado">danfe.NFe.numero_formatado</text:user-field-get></text:p>
              <text:p text:style-name="Descritivo_20_número"><text:user-field-get text:name="py3o.danfe.NFe.serie_formatada">danfe.NFe.serie_formatada</text:user-field-get></text:p>
              <text:p text:style-name="Descritivo_20_número">FOLHA <text:page-number text:select-page="current">0</text:page-number>/<text:page-count>3</text:page-count></text:p>
            </table:table-cell>
            <table:table-cell table:style-name="Tabela14.E6" table:number-columns-spanned="2" office:value-type="string">
              <text:p text:style-name="MP9"><draw:frame draw:style-name="Mfr2" draw:name="py3o.image(danfe.NFe.chave_imagem, 'png', isb64=True, dummy=9)" text:anchor-type="paragraph" svg:width="60.01mm" svg:height="8.01mm" draw:z-index="7"><draw:text-box><text:p text:style-name="MP4"/></draw:text-box></draw:frame></text:p>
            </table:table-cell>
            <table:covered-table-cell/>
          </table:table-row>
          <table:table-row table:style-name="Tabela14.7">
            <table:covered-table-cell/>
            <table:covered-table-cell/>
            <table:covered-table-cell/>
            <table:covered-table-cell/>
            <table:table-cell table:style-name="Tabela14.E75" table:number-columns-spanned="2" office:value-type="string">
              <text:p text:style-name="Descritivo_20_campo">Chave de acesso</text:p>
              <text:p text:style-name="Descritivo_20_campo"/>
              <text:p text:style-name="Dado_20_chave"><text:user-field-get text:name="py3o.danfe.NFe.chave_formatada">danfe.NFe.chave_formatada</text:user-field-get></text:p>
            </table:table-cell>
            <table:covered-table-cell/>
          </table:table-row>
          <table:table-row table:style-name="Tabela14.6">
            <table:covered-table-cell/>
            <table:covered-table-cell/>
            <table:covered-table-cell/>
            <table:covered-table-cell/>
            <table:table-cell table:style-name="Tabela14.E6" table:number-rows-spanned="2" table:number-columns-spanned="2" office:value-type="string">
              <text:p text:style-name="Dado_20_variável">A circulação da mercadoria foi <text:span text:style-name="MT3">PROIBIDA</text:span> pela SEFAZ autorizadora, devido a irregularidades fiscais</text:p>
            </table:table-cell>
            <table:covered-table-cell/>
          </table:table-row>
          <table:table-row table:style-name="Tabela14.9">
            <table:table-cell table:style-name="Tabela14.A9" table:number-columns-spanned="3" office:value-type="string">
              <text:p text:style-name="Dado_20_produto_20_centralizado"><text:user-field-get text:name="py3o.danfe.NFe.crt_descricao">danfe.NFe.crt_descricao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10">
            <table:table-cell table:style-name="Tabela14.A10" table:number-columns-spanned="4" office:value-type="string">
              <text:p text:style-name="Descritivo_20_campo">Natureza da Operação</text:p>
              <text:p text:style-name="Dado_20_campo"><text:user-field-get text:name="py3o.danfe.NFe.infNFe.ide.natOp.valor">danfe.NFe.infNFe.ide.natOp.valor</text:user-field-get></text:p>
            </table:table-cell>
            <table:covered-table-cell/>
            <table:covered-table-cell/>
            <table:covered-table-cell/>
            <table:table-cell table:style-name="Tabela14.E10" table:number-columns-spanned="2" office:value-type="string">
              <text:p text:style-name="Descritivo_20_campo">Protocolo de denegação</text:p>
              <text:p text:style-name="MP7"/>
              <text:p text:style-name="MP8"><text:user-field-get text:name="py3o.danfe.protNFe.protocolo_formatado">danfe.protNFe.protocolo_formatado</text:user-field-get></text:p>
            </table:table-cell>
            <table:covered-table-cell/>
          </table:table-row>
          <table:table-row table:style-name="Tabela14.25">
            <table:table-cell table:style-name="Tabela14.A25" table:number-columns-spanned="6" office:value-type="string">
              <text:p text:style-name="MP10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4.80">
            <table:table-cell table:style-name="Tabela14.A80" table:number-columns-spanned="2" office:value-type="string">
              <text:p text:style-name="Descritivo_20_campo">Inscrição estadual</text:p>
              <text:p text:style-name="Dado_20_campo"><text:user-field-get text:name="py3o.danfe.NFe.ie_emitente_formatada">danfe.NFe.ie_emitente_formatada</text:user-field-get></text:p>
            </table:table-cell>
            <table:covered-table-cell/>
            <table:table-cell table:style-name="Tabela14.C80" table:number-columns-spanned="3" office:value-type="string">
              <text:p text:style-name="Descritivo_20_campo">Inscrição estadual do substituto tributário</text:p>
              <text:p text:style-name="Dado_20_campo"><text:user-field-get text:name="py3o.danfe.NFe.ie_st_formatada">danfe.NFe.ie_st_formatada</text:user-field-get></text:p>
            </table:table-cell>
            <table:covered-table-cell/>
            <table:covered-table-cell/>
            <table:table-cell table:style-name="Tabela14.F80" office:value-type="string">
              <text:p text:style-name="Descritivo_20_campo">CNPJ</text:p>
              <text:p text:style-name="MP11"><text:user-field-get text:name="py3o.danfe.NFe.cnpj_emitente_formatado">danfe.NFe.cnpj_emitente_formatado</text:user-field-get></text:p>
            </table:table-cell>
          </table:table-row>
          <table:table-row>
            <table:table-cell table:style-name="Tabela14.A81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able:table table:name="Tabela3" table:style-name="Tabela3">
          <table:table-column table:style-name="Tabela3.A"/>
          <table:table-column table:style-name="Tabela3.B"/>
          <table:table-column table:style-name="Tabela3.C"/>
          <table:table-row table:style-name="Tabela3.1">
            <table:table-cell table:style-name="Tabela3.A1" table:number-columns-spanned="3" office:value-type="string">
              <text:p text:style-name="Descritivo_20_bloco"><draw:frame draw:style-name="Mfr4" draw:name="Quadro2" text:anchor-type="paragraph" svg:y="79mm" svg:width="120mm" draw:z-index="3"><draw:text-box fo:min-height="99.99mm"><table:table table:name="Tabela8" table:style-name="Tabela8"><table:table-column table:style-name="Tabela8.A"/><table:table-row><table:table-cell table:style-name="Tabela8.A1" office:value-type="string"><text:p text:style-name="Table_20_Contents"><text:a xlink:type="simple" xlink:href="py3o://if=%22not%20danfe.protNFe.infProt.nProt.valor%22" text:style-name="Internet_20_link" text:visited-style-name="Visited_20_Internet_20_Link">if="not danfe.protNFe.infProt.nProt.valor"</text:a></text:p></table:table-cell></table:table-row><table:table-row table:style-name="Tabela8.2"><table:table-cell table:style-name="Tabela8.A2" office:value-type="string"><text:p text:style-name="MP16"><text:span text:style-name="MT4"> </text:span><text:line-break/>SEM AUTORIZAÇÃO<text:line-break/><text:span text:style-name="MT4"> </text:span><text:line-break/><text:span text:style-name="MT5">SEM VALOR FISCAL<text:line-break/></text:span><text:span text:style-name="MT6"> </text:span></text:p></table:table-cell></table:table-row><table:table-row><table:table-cell table:style-name="Tabela8.A3" office:value-type="string"><text:p text:style-name="Table_20_Contents"><text:a xlink:type="simple" xlink:href="py3o:///if" text:style-name="Internet_20_link" text:visited-style-name="Visited_20_Internet_20_Link">if</text:a></text:p></table:table-cell></table:table-row><table:table-row><table:table-cell table:style-name="Tabela8.A1" office:value-type="string"><text:p text:style-name="Table_20_Contents"><text:a xlink:type="simple" xlink:href="py3o://if=%22danfe.procEventoCancNFe.retEvento.infEvento.nProt.valor%22" text:style-name="Internet_20_link" text:visited-style-name="Visited_20_Internet_20_Link">if="danfe.procEventoCancNFe.retEvento.infEvento.nProt.valor"</text:a></text:p></table:table-cell></table:table-row><table:table-row table:style-name="Tabela8.2"><table:table-cell table:style-name="Tabela8.A2" office:value-type="string"><text:p text:style-name="MP17">CANCELADA<text:span text:style-name="MT4"><text:line-break/></text:span><text:span text:style-name="MT7"><text:user-field-get text:name="py3o.danfe.procEventoCancNFe.evento.infEvento.detEvento.xJust.valor">danfe.procEventoCancNFe.evento.infEvento.detEvento.xJust.valor</text:user-field-get></text:span><text:span text:style-name="MT7"><text:line-break/></text:span><text:span text:style-name="MT8"> </text:span><text:span text:style-name="MT9"><text:line-break/></text:span><text:span text:style-name="MT10">protocolo de cancelamento<text:line-break/></text:span><text:span text:style-name="MT11"><text:user-field-get text:name="py3o.danfe.procEventoCancNFe.retEvento.protocolo_formatado">danfe.procEventoCancNFe.retEvento.protocolo_formatado</text:user-field-get></text:span><text:span text:style-name="MT12"><text:line-break/></text:span><text:span text:style-name="MT13"> </text:span></text:p></table:table-cell></table:table-row><table:table-row table:style-name="Tabela8.6"><table:table-cell table:style-name="Tabela8.A1" office:value-type="string"><text:p text:style-name="Table_20_Contents"><text:a xlink:type="simple" xlink:href="py3o:///if" text:style-name="Internet_20_link" text:visited-style-name="Visited_20_Internet_20_Link">/if</text:a></text:p></table:table-cell></table:table-row><table:table-row><table:table-cell table:style-name="Tabela8.A1" office:value-type="string"><text:p text:style-name="Table_20_Contents"><text:a xlink:type="simple" xlink:href="py3o://if=%22danfe.protNFe.infProt.cStat.valor%20in%20('110',%20'301',%20'302')%22" text:style-name="Internet_20_link" text:visited-style-name="Visited_20_Internet_20_Link">if="danfe.protNFe.infProt.cStat.valor in ('110', '301', '302')"</text:a></text:p></table:table-cell></table:table-row><table:table-row table:style-name="Tabela8.2"><table:table-cell table:style-name="Tabela8.A2" office:value-type="string"><text:p text:style-name="MP18"><text:span text:style-name="MT14"> </text:span><text:span text:style-name="MT15"><text:line-break/>DENEGADA<text:line-break/></text:span><text:span text:style-name="MT16"><text:user-field-get text:name="py3o.danfe.protNFe.infProt.xMotivo.valor">danfe.protNFe.infProt.xMotivo.valor</text:user-field-get></text:span><text:span text:style-name="MT16"><text:line-break/></text:span><text:span text:style-name="MT4"> </text:span></text:p></table:table-cell></table:table-row><table:table-row><table:table-cell table:style-name="Tabela8.A1" office:value-type="string"><text:p text:style-name="Table_20_Contents"><text:a xlink:type="simple" xlink:href="py3o:///if" text:style-name="Internet_20_link" text:visited-style-name="Visited_20_Internet_20_Link">/if</text:a></text:p></table:table-cell></table:table-row><table:table-row><table:table-cell table:style-name="Tabela8.A1" office:value-type="string"><text:p text:style-name="Table_20_Contents"><text:a xlink:type="simple" xlink:href="py3o://if=%22danfe.NFe.infNFe.ide.tpAmb.valor%20==%202%22" text:style-name="Internet_20_link" text:visited-style-name="Visited_20_Internet_20_Link">if="danfe.NFe.infNFe.ide.tpAmb.valor == 2"</text:a></text:p></table:table-cell></table:table-row><table:table-row table:style-name="Tabela8.11"><table:table-cell table:style-name="Tabela8.A1" office:value-type="string"><text:p text:style-name="Table_20_Contents"/></table:table-cell></table:table-row><table:table-row table:style-name="Tabela8.2"><table:table-cell table:style-name="Tabela8.A12" office:value-type="string"><text:p text:style-name="MP19"><text:span text:style-name="MT17"> </text:span><text:line-break/>HOMOLOGAÇÃO<text:line-break/><text:span text:style-name="MT18">SEM VALOR FISCAL<text:line-break/></text:span><text:span text:style-name="MT17"> </text:span></text:p></table:table-cell></table:table-row><table:table-row><table:table-cell table:style-name="Tabela8.A1" office:value-type="string"><text:p text:style-name="Table_20_Contents"><text:a xlink:type="simple" xlink:href="py3o:///if" text:style-name="Internet_20_link" text:visited-style-name="Visited_20_Internet_20_Link">/if</text:a></text:p></table:table-cell></table:table-row></table:table></draw:text-box></draw:frame>DESTINATÁRIO/REMETENTE</text:p>
            </table:table-cell>
            <table:covered-table-cell/>
            <table:covered-table-cell/>
          </table:table-row>
          <table:table-row table:style-name="Tabela3.2">
            <table:table-cell table:style-name="Tabela3.A2" office:value-type="string">
              <text:p text:style-name="Descritivo_20_campo">Razão Social/Nome</text:p>
              <text:p text:style-name="Dado_20_campo"><text:user-field-get text:name="py3o.danfe.NFe.infNFe.dest.xNome.valor">danfe.NFe.infNFe.dest.xNome.valor</text:user-field-get></text:p>
            </table:table-cell>
            <table:table-cell table:style-name="Tabela3.B2" office:value-type="string">
              <text:p text:style-name="Descritivo_20_campo">CNPJ/CPF</text:p>
              <text:p text:style-name="MP22"><text:user-field-get text:name="py3o.danfe.NFe.cnpj_destinatario_formatado">danfe.NFe.cnpj_destinatario_formatado</text:user-field-get></text:p>
            </table:table-cell>
            <table:table-cell table:style-name="Tabela3.C2" office:value-type="string">
              <text:p text:style-name="Descritivo_20_campo">Data da emissão</text:p>
              <text:p text:style-name="MP23"><text:user-field-get text:name="py3o.danfe.NFe.infNFe.ide.dEmi.formato_danfe">danfe.NFe.infNFe.ide.dEmi.formato_danfe</text:user-field-get></text:p>
            </table:table-cell>
          </table:table-row>
        </table:table>
        <table:table table:name="Tabela13" table:style-name="Tabela13">
          <table:table-column table:style-name="Tabela13.A"/>
          <table:table-column table:style-name="Tabela13.B"/>
          <table:table-column table:style-name="Tabela13.C"/>
          <table:table-column table:style-name="Tabela13.D"/>
          <table:table-column table:style-name="Tabela13.E"/>
          <table:table-column table:style-name="Tabela13.F"/>
          <table:table-column table:style-name="Tabela13.G"/>
          <table:table-row table:style-name="Tabela13.1">
            <table:table-cell table:style-name="Tabela13.A1" table:number-columns-spanned="2" office:value-type="string">
              <text:p text:style-name="Descritivo_20_campo">Endereço</text:p>
              <text:p text:style-name="Dado_20_campo"><text:user-field-get text:name="py3o.danfe.NFe.endereco_destinatario_formatado">danfe.NFe.endereco_destinatario_formatado</text:user-field-get></text:p>
            </table:table-cell>
            <table:covered-table-cell/>
            <table:table-cell table:style-name="Tabela13.C1" table:number-columns-spanned="3" office:value-type="string">
              <text:p text:style-name="Descritivo_20_campo">Bairro</text:p>
              <text:p text:style-name="Dado_20_campo"><text:user-field-get text:name="py3o.danfe.NFe.infNFe.dest.enderDest.xBairro.valor">danfe.NFe.infNFe.dest.enderDest.xBairro.valor</text:user-field-get></text:p>
            </table:table-cell>
            <table:covered-table-cell/>
            <table:covered-table-cell/>
            <table:table-cell table:style-name="Tabela13.F1" office:value-type="string">
              <text:p text:style-name="Descritivo_20_campo">CEP</text:p>
              <text:p text:style-name="Dado_20_campo"><text:user-field-get text:name="py3o.danfe.NFe.cep_destinatario_formatado">danfe.NFe.cep_destinatario_formatado</text:user-field-get></text:p>
            </table:table-cell>
            <table:table-cell table:style-name="Tabela13.A1" office:value-type="string">
              <text:p text:style-name="Descritivo_20_campo">Data da entrada/saída</text:p>
              <text:p text:style-name="MP23"><text:user-field-get text:name="py3o.danfe.NFe.infNFe.ide.dSaiEnt.formato_danfe">danfe.NFe.infNFe.ide.dSaiEnt.formato_danfe</text:user-field-get></text:p>
            </table:table-cell>
          </table:table-row>
          <table:table-row table:style-name="Tabela13.1">
            <table:table-cell table:style-name="Tabela13.A2" office:value-type="string">
              <text:p text:style-name="Descritivo_20_campo">Município</text:p>
              <text:p text:style-name="Dado_20_campo"><text:user-field-get text:name="py3o.danfe.NFe.infNFe.dest.enderDest.xMun.valor">danfe.NFe.infNFe.dest.enderDest.xMun.valor</text:user-field-get></text:p>
            </table:table-cell>
            <table:table-cell table:style-name="Tabela13.B2" table:number-columns-spanned="2" office:value-type="string">
              <text:p text:style-name="Descritivo_20_campo">Fone</text:p>
              <text:p text:style-name="Dado_20_campo"><text:user-field-get text:name="py3o.danfe.NFe.fone_destinatario_formatado">danfe.NFe.fone_destinatario_formatado</text:user-field-get></text:p>
            </table:table-cell>
            <table:covered-table-cell/>
            <table:table-cell table:style-name="Tabela13.B2" office:value-type="string">
              <text:p text:style-name="Descritivo_20_campo">UF</text:p>
              <text:p text:style-name="Dado_20_campo"><text:user-field-get text:name="py3o.danfe.NFe.infNFe.dest.enderDest.UF.valor">danfe.NFe.infNFe.dest.enderDest.UF.valor</text:user-field-get></text:p>
            </table:table-cell>
            <table:table-cell table:style-name="Tabela13.E2" table:number-columns-spanned="2" office:value-type="string">
              <text:p text:style-name="Descritivo_20_campo">Inscrição estadual</text:p>
              <text:p text:style-name="Dado_20_campo"><text:user-field-get text:name="py3o.danfe.NFe.ie_destinatario_formatada">danfe.NFe.ie_destinatario_formatada</text:user-field-get></text:p>
            </table:table-cell>
            <table:covered-table-cell/>
            <table:table-cell table:style-name="Tabela13.A2" office:value-type="string">
              <text:p text:style-name="Descritivo_20_campo">Hora da entrada/saída</text:p>
              <text:p text:style-name="MP22"><text:user-field-get text:name="py3o.danfe.NFe.infNFe.ide.hSaiEnt.formato_danfe">danfe.NFe.infNFe.ide.hSaiEnt.formato_danfe</text:user-field-get></text:p>
            </table:table-cell>
          </table:table-row>
        </table:table>
        <table:table table:name="Tabela17" table:style-name="Tabela17">
          <table:table-column table:style-name="Tabela17.A"/>
          <table:table-column table:style-name="Tabela17.B"/>
          <table:table-row table:style-name="Tabela17.1">
            <table:table-cell table:style-name="Tabela17.A1" table:number-columns-spanned="2" office:value-type="string">
              <text:p text:style-name="Descritivo_20_bloco"><text:a xlink:type="simple" xlink:href="py3o://if=%22danfe.imprime_local_retirada%20and%20len(danfe.NFe.infNFe.retirada.xml)%22" text:style-name="Internet_20_link" text:visited-style-name="Visited_20_Internet_20_Link"><text:span text:style-name="MT21">if="danfe.imprime_local_retirada and len(danfe.NFe.infNFe.retirada.xml)"</text:span></text:a></text:p>
            </table:table-cell>
            <table:covered-table-cell/>
          </table:table-row>
          <table:table-row table:style-name="Tabela17.2">
            <table:table-cell table:style-name="Tabela17.A1" table:number-columns-spanned="2" office:value-type="string">
              <text:p text:style-name="Descritivo_20_bloco">LOCAL DE RETIRADA</text:p>
            </table:table-cell>
            <table:covered-table-cell/>
          </table:table-row>
          <table:table-row table:style-name="Tabela17.3">
            <table:table-cell table:style-name="Tabela17.A3" office:value-type="string">
              <text:p text:style-name="Descritivo_20_campo">CNPJ/CPF</text:p>
              <text:p text:style-name="Dado_20_campo"><text:user-field-get text:name="py3o.danfe.NFe.cnpj_retirada_formatado">danfe.NFe.cnpj_retirada_formatado</text:user-field-get></text:p>
            </table:table-cell>
            <table:table-cell table:style-name="Tabela17.B3" office:value-type="string">
              <text:p text:style-name="Descritivo_20_campo">Endereço</text:p>
              <text:p text:style-name="Dado_20_campo"><text:user-field-get text:name="py3o.danfe.NFe.endereco_retirada_formatado">danfe.NFe.endereco_retirada_formatado</text:user-field-get></text:p>
            </table:table-cell>
          </table:table-row>
          <table:table-row>
            <table:table-cell table:style-name="Tabela17.A4" table:number-columns-spanned="2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</table:table-row>
        </table:table>
        <table:table table:name="Tabela19" table:style-name="Tabela19">
          <table:table-column table:style-name="Tabela19.A"/>
          <table:table-column table:style-name="Tabela19.B"/>
          <table:table-row table:style-name="Tabela19.1">
            <table:table-cell table:style-name="Tabela19.A1" table:number-columns-spanned="2" office:value-type="string">
              <text:p text:style-name="Descritivo_20_bloco"><text:a xlink:type="simple" xlink:href="py3o://if=%22danfe.imprime_local_entrega%20and%20len(danfe.NFe.infNFe.entrega.xml)%22" text:style-name="Internet_20_link" text:visited-style-name="Visited_20_Internet_20_Link"><text:span text:style-name="MT21">if="danfe.imprime_local_entrega and len(danfe.NFe.infNFe.entrega.xml)"</text:span></text:a></text:p>
            </table:table-cell>
            <table:covered-table-cell/>
          </table:table-row>
          <table:table-row table:style-name="Tabela19.2">
            <table:table-cell table:style-name="Tabela19.A1" table:number-columns-spanned="2" office:value-type="string">
              <text:p text:style-name="Descritivo_20_bloco">LOCAL DE ENTREGA</text:p>
            </table:table-cell>
            <table:covered-table-cell/>
          </table:table-row>
          <table:table-row table:style-name="Tabela19.3">
            <table:table-cell table:style-name="Tabela19.A3" office:value-type="string">
              <text:p text:style-name="Descritivo_20_campo">CNPJ/CPF</text:p>
              <text:p text:style-name="Dado_20_campo"><text:user-field-get text:name="py3o.danfe.NFe.cnpj_entrega_formatado">danfe.NFe.cnpj_entrega_formatado</text:user-field-get></text:p>
            </table:table-cell>
            <table:table-cell table:style-name="Tabela19.B3" office:value-type="string">
              <text:p text:style-name="Descritivo_20_campo">Endereço</text:p>
              <text:p text:style-name="Dado_20_campo"><text:user-field-get text:name="py3o.danfe.NFe.endereco_entrega_formatado">danfe.NFe.endereco_entrega_formatado</text:user-field-get></text:p>
            </table:table-cell>
          </table:table-row>
          <table:table-row>
            <table:table-cell table:style-name="Tabela19.A4" table:number-columns-spanned="2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</table:table-row>
        </table:table>
        <table:table table:name="Tabela22" table:style-name="Tabela22">
          <table:table-column table:style-name="Tabela22.A"/>
          <table:table-column table:style-name="Tabela22.B"/>
          <table:table-column table:style-name="Tabela22.C" table:number-columns-repeated="3"/>
          <table:table-row table:style-name="Tabela22.1">
            <table:table-cell table:style-name="Tabela22.A1" table:number-columns-spanned="5" office:value-type="string">
              <text:p text:style-name="Table_20_Contents"><text:a xlink:type="simple" xlink:href="py3o://if=%22danfe.imprime_fatura%20and%20(danfe.fatura_a_vista%20or%20danfe.fatura_a_prazo)%22" text:style-name="Internet_20_link" text:visited-style-name="Visited_20_Internet_20_Link">if="danfe.imprime_fatura and (danfe.fatura_a_vista or danfe.fatura_a_prazo)"</text:a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a22.2">
            <table:table-cell table:style-name="Tabela22.A1" table:number-columns-spanned="5" office:value-type="string">
              <text:p text:style-name="Descritivo_20_bloco">FATURA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a22.1">
            <table:table-cell table:style-name="Tabela22.A1" table:number-columns-spanned="5" office:value-type="string">
              <text:p text:style-name="Table_20_Contents"><text:a xlink:type="simple" xlink:href="py3o://if=%22danfe.fatura_a_prazo%22" text:style-name="Internet_20_link" text:visited-style-name="Visited_20_Internet_20_Link">if="danfe.fatura_a_prazo"</text:a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a22.4">
            <table:table-cell table:style-name="Tabela22.A4" office:value-type="string">
              <text:p text:style-name="Dado_20_campo">PAGAMENTO A PRAZO</text:p>
            </table:table-cell>
            <table:table-cell table:style-name="Tabela22.A1" office:value-type="string">
              <text:p text:style-name="Descritivo_20_campo">Número da fatura</text:p>
              <text:p text:style-name="Dado_20_campo"><text:user-field-get text:name="py3o.danfe.NFe.infNFe.cobr.fat.nFat.valor">danfe.NFe.infNFe.cobr.fat.nFat.valor</text:user-field-get></text:p>
            </table:table-cell>
            <table:table-cell table:style-name="Tabela22.C4" office:value-type="string">
              <text:p text:style-name="Descritivo_20_campo">Valor original</text:p>
              <text:p text:style-name="MP24"><text:user-field-get text:name="py3o.danfe.NFe.infNFe.cobr.fat.vOrig.formato_danfe">danfe.NFe.infNFe.cobr.fat.vOrig.formato_danfe</text:user-field-get></text:p>
            </table:table-cell>
            <table:table-cell table:style-name="Tabela22.C4" office:value-type="string">
              <text:p text:style-name="Descritivo_20_campo">Desconto</text:p>
              <text:p text:style-name="MP24"><text:user-field-get text:name="py3o.danfe.NFe.infNFe.cobr.fat.vDesc.formato_danfe">danfe.NFe.infNFe.cobr.fat.vDesc.formato_danfe</text:user-field-get></text:p>
            </table:table-cell>
            <table:table-cell table:style-name="Tabela22.C4" office:value-type="string">
              <text:p text:style-name="Descritivo_20_campo">Valor líquido</text:p>
              <text:p text:style-name="MP24"><text:user-field-get text:name="py3o.danfe.NFe.infNFe.cobr.fat.vLiq.formato_danfe">danfe.NFe.infNFe.cobr.fat.vLiq.formato_danfe</text:user-field-get></text:p>
            </table:table-cell>
          </table:table-row>
          <table:table-row table:style-name="Tabela22.1">
            <table:table-cell table:style-name="Tabela22.A1" table:number-columns-spanned="5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a22.1">
            <table:table-cell table:style-name="Tabela22.A1" table:number-columns-spanned="5" office:value-type="string">
              <text:p text:style-name="Table_20_Contents"><text:a xlink:type="simple" xlink:href="py3o://if=%22danfe.fatura_a_vista%22" text:style-name="Internet_20_link" text:visited-style-name="Visited_20_Internet_20_Link">if="danfe.fatura_a_vista"</text:a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a22.4">
            <table:table-cell table:style-name="Tabela22.A4" office:value-type="string">
              <text:p text:style-name="Dado_20_campo">PAGAMENTO À VISTA</text:p>
            </table:table-cell>
            <table:table-cell table:style-name="Tabela22.A1" office:value-type="string">
              <text:p text:style-name="Descritivo_20_campo">Número da fatura</text:p>
              <text:p text:style-name="Dado_20_campo"><text:user-field-get text:name="py3o.danfe.NFe.infNFe.cobr.fat.nFat.valor">danfe.NFe.infNFe.cobr.fat.nFat.valor</text:user-field-get></text:p>
            </table:table-cell>
            <table:table-cell table:style-name="Tabela22.A1" office:value-type="string">
              <text:p text:style-name="Descritivo_20_campo">Valor original</text:p>
              <text:p text:style-name="MP24"><text:user-field-get text:name="py3o.danfe.NFe.infNFe.cobr.fat.vOrig.formato_danfe">danfe.NFe.infNFe.cobr.fat.vOrig.formato_danfe</text:user-field-get></text:p>
            </table:table-cell>
            <table:table-cell table:style-name="Tabela22.A1" office:value-type="string">
              <text:p text:style-name="Descritivo_20_campo">Desconto</text:p>
              <text:p text:style-name="MP24"><text:user-field-get text:name="py3o.danfe.NFe.infNFe.cobr.fat.vDesc.formato_danfe">danfe.NFe.infNFe.cobr.fat.vDesc.formato_danfe</text:user-field-get></text:p>
            </table:table-cell>
            <table:table-cell table:style-name="Tabela22.A1" office:value-type="string">
              <text:p text:style-name="Descritivo_20_campo">Valor líquido</text:p>
              <text:p text:style-name="MP24"><text:user-field-get text:name="py3o.danfe.NFe.infNFe.cobr.fat.vLiq.formato_danfe">danfe.NFe.infNFe.cobr.fat.vLiq.formato_danfe</text:user-field-get></text:p>
            </table:table-cell>
          </table:table-row>
          <table:table-row table:style-name="Tabela22.1">
            <table:table-cell table:style-name="Tabela22.A1" table:number-columns-spanned="5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a22.A9" table:number-columns-spanned="5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Table_20_Contents"><text:a xlink:type="simple" xlink:href="py3o://if=%22danfe.imprime_duplicatas%20and%20len(danfe.NFe.infNFe.cobr.dup)%20%3E%200%22" text:style-name="Internet_20_link" text:visited-style-name="Visited_20_Internet_20_Link">if="danfe.imprime_duplicatas and len(danfe.NFe.infNFe.cobr.dup) &gt; 0"</text:a></text:p>
        <table:table table:name="Tabela24" table:style-name="Tabela24">
          <table:table-column table:style-name="Tabela24.A"/>
          <table:table-row table:style-name="Tabela24.1">
            <table:table-cell table:style-name="Tabela24.A1" office:value-type="string">
              <text:p text:style-name="Descritivo_20_bloco">DUPLICATAS</text:p>
            </table:table-cell>
          </table:table-row>
        </table:table>
        <text:section text:style-name="MSect1" text:name="Duplicatas">
          <table:table table:name="Tabela26" table:style-name="Tabela26">
            <table:table-column table:style-name="Tabela26.A"/>
            <table:table-column table:style-name="Tabela26.B"/>
            <table:table-column table:style-name="Tabela26.C"/>
            <table:table-row>
              <table:table-cell table:style-name="Tabela26.A1" table:number-columns-spanned="3" office:value-type="string">
                <text:p text:style-name="Table_20_Contents"><text:a xlink:type="simple" xlink:href="py3o://for=%22dup%20in%20danfe.NFe.infNFe.cobr.dup%22" text:style-name="Internet_20_link" text:visited-style-name="Visited_20_Internet_20_Link">for="dup in danfe.NFe.infNFe.cobr.dup"</text:a></text:p>
              </table:table-cell>
              <table:covered-table-cell/>
              <table:covered-table-cell/>
            </table:table-row>
            <table:table-row table:style-name="Tabela26.2">
              <table:table-cell table:style-name="Tabela26.A2" office:value-type="string">
                <text:p text:style-name="Descritivo_20_campo">Número</text:p>
                <text:p text:style-name="Dado_20_campo"><text:user-field-get text:name="py3o.dup.nDup.valor">dup.nDup.valor</text:user-field-get></text:p>
              </table:table-cell>
              <table:table-cell table:style-name="Tabela26.B2" office:value-type="string">
                <text:p text:style-name="Descritivo_20_campo">Vencimento</text:p>
                <text:p text:style-name="MP25"><text:user-field-get text:name="py3o.dup.dVenc.formato_danfe">dup.dVenc.formato_danfe</text:user-field-get></text:p>
              </table:table-cell>
              <table:table-cell table:style-name="Tabela26.B2" office:value-type="string">
                <text:p text:style-name="Descritivo_20_campo">Valor</text:p>
                <text:p text:style-name="MP24"><text:user-field-get text:name="py3o.dup.vDup.formato_danfe">dup.vDup.formato_danfe</text:user-field-get></text:p>
              </table:table-cell>
            </table:table-row>
            <table:table-row table:style-name="Tabela26.2">
              <table:table-cell table:style-name="Tabela26.A3" table:number-columns-spanned="3" office:value-type="string">
                <text:p text:style-name="Table_20_Contents"><text:a xlink:type="simple" xlink:href="py3o:///for" text:style-name="Internet_20_link" text:visited-style-name="Visited_20_Internet_20_Link">/for</text:a></text:p>
              </table:table-cell>
              <table:covered-table-cell/>
              <table:covered-table-cell/>
            </table:table-row>
          </table:table>
        </text:section>
        <text:p text:style-name="MP26"><text:a xlink:type="simple" xlink:href="py3o:///if" text:style-name="Internet_20_link" text:visited-style-name="Visited_20_Internet_20_Link">/if</text:a></text:p>
        <table:table table:name="Tabela15" table:style-name="Tabela15">
          <table:table-column table:style-name="Tabela15.A"/>
          <table:table-column table:style-name="Tabela15.B"/>
          <table:table-column table:style-name="Tabela15.A"/>
          <table:table-column table:style-name="Tabela15.B"/>
          <table:table-column table:style-name="Tabela15.E"/>
          <table:table-column table:style-name="Tabela15.F"/>
          <table:table-column table:style-name="Tabela15.G"/>
          <table:table-row table:style-name="Tabela15.1">
            <table:table-cell table:style-name="Tabela15.A1" table:number-columns-spanned="7" office:value-type="string">
              <text:p text:style-name="Descritivo_20_bloco">CÁLCULO DO IMPOST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5.2">
            <table:table-cell table:style-name="Tabela15.A2" office:value-type="string">
              <text:p text:style-name="Descritivo_20_campo">Base de cálculo do ICMS</text:p>
              <text:p text:style-name="MP24"><text:user-field-get text:name="py3o.danfe.NFe.infNFe.total.ICMSTot.vBC.formato_danfe">danfe.NFe.infNFe.total.ICMSTot.vBC.formato_danfe</text:user-field-get></text:p>
            </table:table-cell>
            <table:table-cell table:style-name="Tabela15.B2" office:value-type="string">
              <text:p text:style-name="Descritivo_20_campo">Valor do ICMS</text:p>
              <text:p text:style-name="MP24"><text:user-field-get text:name="py3o.danfe.NFe.infNFe.total.ICMSTot.vICMS.formato_danfe">danfe.NFe.infNFe.total.ICMSTot.vICMS.formato_danfe</text:user-field-get></text:p>
            </table:table-cell>
            <table:table-cell table:style-name="Tabela15.B2" office:value-type="string">
              <text:p text:style-name="Descritivo_20_campo">Base de cálculo do ICMS ST</text:p>
              <text:p text:style-name="MP24"><text:user-field-get text:name="py3o.danfe.NFe.infNFe.total.ICMSTot.vBCST.formato_danfe">danfe.NFe.infNFe.total.ICMSTot.vBCST.formato_danfe</text:user-field-get></text:p>
            </table:table-cell>
            <table:table-cell table:style-name="Tabela15.B2" office:value-type="string">
              <text:p text:style-name="Descritivo_20_campo">Valor do ICMS ST</text:p>
              <text:p text:style-name="MP24"><text:user-field-get text:name="py3o.danfe.NFe.infNFe.total.ICMSTot.vST.formato_danfe">danfe.NFe.infNFe.total.ICMSTot.vST.formato_danfe</text:user-field-get></text:p>
            </table:table-cell>
            <table:table-cell table:style-name="Tabela15.E2" table:number-columns-spanned="2" office:value-type="string">
              <text:p text:style-name="Descritivo_20_campo">Valor aproximado dos tributos</text:p>
              <text:p text:style-name="MP24"><text:user-field-get text:name="py3o.danfe.NFe.infNFe.total.ICMSTot.vTotTrib.formato_danfe">danfe.NFe.infNFe.total.ICMSTot.vTotTrib.formato_danfe</text:user-field-get></text:p>
            </table:table-cell>
            <table:covered-table-cell/>
            <table:table-cell table:style-name="Tabela15.A2" office:value-type="string">
              <text:p text:style-name="Descritivo_20_campo">Valor total dos produtos</text:p>
              <text:p text:style-name="MP24"><text:user-field-get text:name="py3o.danfe.NFe.infNFe.total.ICMSTot.vProd.formato_danfe">danfe.NFe.infNFe.total.ICMSTot.vProd.formato_danfe</text:user-field-get></text:p>
            </table:table-cell>
          </table:table-row>
          <table:table-row table:style-name="Tabela15.3">
            <table:table-cell table:style-name="Tabela15.A1" office:value-type="string">
              <text:p text:style-name="Descritivo_20_campo">Valor do frete</text:p>
              <text:p text:style-name="MP24"><text:user-field-get text:name="py3o.danfe.NFe.infNFe.total.ICMSTot.vFrete.formato_danfe">danfe.NFe.infNFe.total.ICMSTot.vFrete.formato_danfe</text:user-field-get></text:p>
            </table:table-cell>
            <table:table-cell table:style-name="Tabela15.B3" office:value-type="string">
              <text:p text:style-name="Descritivo_20_campo">Valor do seguro</text:p>
              <text:p text:style-name="MP24"><text:user-field-get text:name="py3o.danfe.NFe.infNFe.total.ICMSTot.vSeg.formato_danfe">danfe.NFe.infNFe.total.ICMSTot.vSeg.formato_danfe</text:user-field-get></text:p>
            </table:table-cell>
            <table:table-cell table:style-name="Tabela15.B3" office:value-type="string">
              <text:p text:style-name="Descritivo_20_campo">Desconto</text:p>
              <text:p text:style-name="MP24"><text:user-field-get text:name="py3o.danfe.NFe.infNFe.total.ICMSTot.vDesc.formato_danfe">danfe.NFe.infNFe.total.ICMSTot.vDesc.formato_danfe</text:user-field-get></text:p>
            </table:table-cell>
            <table:table-cell table:style-name="Tabela15.B3" table:number-columns-spanned="2" office:value-type="string">
              <text:p text:style-name="Descritivo_20_campo">Outras despesas acessórias</text:p>
              <text:p text:style-name="MP24"><text:user-field-get text:name="py3o.danfe.NFe.infNFe.total.ICMSTot.vOutro.formato_danfe">danfe.NFe.infNFe.total.ICMSTot.vOutro.formato_danfe</text:user-field-get></text:p>
            </table:table-cell>
            <table:covered-table-cell/>
            <table:table-cell table:style-name="Tabela15.F3" office:value-type="string">
              <text:p text:style-name="Descritivo_20_campo">Valor do IPI</text:p>
              <text:p text:style-name="MP24"><text:user-field-get text:name="py3o.danfe.NFe.infNFe.total.ICMSTot.vIPI.formato_danfe">danfe.NFe.infNFe.total.ICMSTot.vIPI.formato_danfe</text:user-field-get></text:p>
            </table:table-cell>
            <table:table-cell table:style-name="Tabela15.G3" office:value-type="string">
              <text:p text:style-name="MP27">Valor total da nota</text:p>
              <text:p text:style-name="MP28"><text:user-field-get text:name="py3o.danfe.NFe.infNFe.total.ICMSTot.vNF.formato_danfe">danfe.NFe.infNFe.total.ICMSTot.vNF.formato_danfe</text:user-field-get></text:p>
            </table:table-cell>
          </table:table-row>
        </table:table>
        <table:table table:name="Tabela12" table:style-name="Tabela12">
          <table:table-column table:style-name="Tabela12.A"/>
          <table:table-column table:style-name="Tabela12.B"/>
          <table:table-column table:style-name="Tabela12.C"/>
          <table:table-column table:style-name="Tabela12.A"/>
          <table:table-column table:style-name="Tabela12.E"/>
          <table:table-column table:style-name="Tabela12.F"/>
          <table:table-row table:style-name="Tabela12.1">
            <table:table-cell table:style-name="Tabela12.A1" table:number-columns-spanned="6" office:value-type="string">
              <text:p text:style-name="Table_20_Contents"><text:a xlink:type="simple" xlink:href="py3o://if=%22len(danfe.NFe.infNFe.transp.vol)%20==%200%22" text:style-name="Internet_20_link" text:visited-style-name="Visited_20_Internet_20_Link">if="len(danfe.NFe.infNFe.transp.vol) == 0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2.2">
            <table:table-cell table:style-name="Tabela12.A2" office:value-type="string">
              <text:p text:style-name="Descritivo_20_campo">Quantidade</text:p>
              <text:p text:style-name="MP24"/>
            </table:table-cell>
            <table:table-cell table:style-name="Tabela12.B2" office:value-type="string">
              <text:p text:style-name="Descritivo_20_campo">Espécie</text:p>
              <text:p text:style-name="Dado_20_campo"/>
            </table:table-cell>
            <table:table-cell table:style-name="Tabela12.B2" office:value-type="string">
              <text:p text:style-name="Descritivo_20_campo">Marca</text:p>
              <text:p text:style-name="Dado_20_campo"/>
            </table:table-cell>
            <table:table-cell table:style-name="Tabela12.B2" office:value-type="string">
              <text:p text:style-name="Descritivo_20_campo">Número</text:p>
              <text:p text:style-name="Dado_20_campo"/>
            </table:table-cell>
            <table:table-cell table:style-name="Tabela12.B2" office:value-type="string">
              <text:p text:style-name="Descritivo_20_campo">Peso bruto</text:p>
              <text:p text:style-name="MP24"/>
            </table:table-cell>
            <table:table-cell table:style-name="Tabela12.B2" office:value-type="string">
              <text:p text:style-name="Descritivo_20_campo">Peso líquido</text:p>
              <text:p text:style-name="MP24"/>
            </table:table-cell>
          </table:table-row>
          <table:table-row table:style-name="Tabela12.2">
            <table:table-cell table:style-name="Tabela12.A3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2.2">
            <table:table-cell table:style-name="Tabela12.A3" table:number-columns-spanned="6" office:value-type="string">
              <text:p text:style-name="Table_20_Contents"><text:a xlink:type="simple" xlink:href="py3o://if=%22len(danfe.NFe.infNFe.transp.vol)%20!=%200%22" text:style-name="Internet_20_link" text:visited-style-name="Visited_20_Internet_20_Link">if="len(danfe.NFe.infNFe.transp.vol) != 0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2.2">
            <table:table-cell table:style-name="Tabela12.A3" table:number-columns-spanned="6" office:value-type="string">
              <text:p text:style-name="Table_20_Contents"><text:a xlink:type="simple" xlink:href="py3o://for=%22vol%20in%20danfe.NFe.infNFe.transp.vol%22" text:style-name="Internet_20_link" text:visited-style-name="Visited_20_Internet_20_Link">for="vol in danfe.NFe.infNFe.transp.vol"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2.2">
            <table:table-cell table:style-name="Tabela12.A2" office:value-type="string">
              <text:p text:style-name="Descritivo_20_campo">Quantidade</text:p>
              <text:p text:style-name="MP24"><text:user-field-get text:name="py3o.vol.qVol.formato_danfe">vol.qVol.formato_danfe</text:user-field-get></text:p>
            </table:table-cell>
            <table:table-cell table:style-name="Tabela12.B2" office:value-type="string">
              <text:p text:style-name="Descritivo_20_campo">Espécie</text:p>
              <text:p text:style-name="Dado_20_campo"><text:user-field-get text:name="py3o.vol.esp.valor">vol.esp.valor</text:user-field-get></text:p>
            </table:table-cell>
            <table:table-cell table:style-name="Tabela12.B2" office:value-type="string">
              <text:p text:style-name="Descritivo_20_campo">Marca</text:p>
              <text:p text:style-name="Dado_20_campo"><text:user-field-get text:name="py3o.vol.marca.valor">vol.marca.valor</text:user-field-get></text:p>
            </table:table-cell>
            <table:table-cell table:style-name="Tabela12.B2" office:value-type="string">
              <text:p text:style-name="Descritivo_20_campo">Número</text:p>
              <text:p text:style-name="Dado_20_campo"><text:user-field-get text:name="py3o.vol.nVol.valor">vol.nVol.valor</text:user-field-get></text:p>
            </table:table-cell>
            <table:table-cell table:style-name="Tabela12.B2" office:value-type="string">
              <text:p text:style-name="Descritivo_20_campo">Peso bruto</text:p>
              <text:p text:style-name="MP24"><text:user-field-get text:name="py3o.vol.pesoB.formato_danfe">vol.pesoB.formato_danfe</text:user-field-get></text:p>
            </table:table-cell>
            <table:table-cell table:style-name="Tabela12.B2" office:value-type="string">
              <text:p text:style-name="Descritivo_20_campo">Peso líquido</text:p>
              <text:p text:style-name="MP24"><text:user-field-get text:name="py3o.vol.pesoL.formato_danfe">vol.pesoL.formato_danfe</text:user-field-get></text:p>
            </table:table-cell>
          </table:table-row>
          <table:table-row table:style-name="Tabela12.2">
            <table:table-cell table:style-name="Tabela12.A3" table:number-columns-spanned="6" office:value-type="string">
              <text:p text:style-name="Table_20_Contents"><text:a xlink:type="simple" xlink:href="py3o:///for" text:style-name="Internet_20_link" text:visited-style-name="Visited_20_Internet_20_Link">/for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12.2">
            <table:table-cell table:style-name="Tabela12.A3" table:number-columns-spanned="6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able:table table:name="Tabela7" table:style-name="Tabela7">
          <table:table-column table:style-name="Tabela7.A"/>
          <table:table-column table:style-name="Tabela7.B"/>
          <table:table-column table:style-name="Tabela7.C"/>
          <table:table-column table:style-name="Tabela7.D"/>
          <table:table-column table:style-name="Tabela7.E"/>
          <table:table-column table:style-name="Tabela7.F"/>
          <table:table-column table:style-name="Tabela7.G"/>
          <table:table-column table:style-name="Tabela7.H"/>
          <table:table-column table:style-name="Tabela7.I"/>
          <table:table-column table:style-name="Tabela7.J"/>
          <table:table-column table:style-name="Tabela7.K"/>
          <table:table-column table:style-name="Tabela7.L"/>
          <table:table-column table:style-name="Tabela7.M"/>
          <table:table-row table:style-name="Tabela7.1">
            <table:table-cell table:style-name="Tabela7.A1" table:number-columns-spanned="13" office:value-type="string">
              <text:p text:style-name="Descritivo_20_bloco">DADOS DOS PRODUTOS/SERVIÇO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7.2">
            <table:table-cell table:style-name="Tabela7.A3" table:number-rows-spanned="2" office:value-type="string">
              <text:p text:style-name="MP20">Código do produto</text:p>
            </table:table-cell>
            <table:table-cell table:style-name="Tabela7.B3" table:number-rows-spanned="2" office:value-type="string">
              <text:p text:style-name="MP20">Descrição</text:p>
            </table:table-cell>
            <table:table-cell table:style-name="Tabela7.C3" table:number-rows-spanned="2" office:value-type="string">
              <text:p text:style-name="MP20">NCM/SH</text:p>
            </table:table-cell>
            <table:table-cell table:style-name="Tabela7.D3" table:number-rows-spanned="2" office:value-type="string">
              <text:p text:style-name="MP20"><text:user-field-get text:name="py3o.danfe.NFe.cst_descricao">danfe.NFe.cst_descricao</text:user-field-get></text:p>
            </table:table-cell>
            <table:table-cell table:style-name="Tabela7.E3" table:number-rows-spanned="2" office:value-type="string">
              <text:p text:style-name="MP20">CFOP</text:p>
            </table:table-cell>
            <table:table-cell table:style-name="Tabela7.F3" table:number-rows-spanned="2" office:value-type="string">
              <text:p text:style-name="MP20">Quantidade</text:p>
              <text:p text:style-name="MP20">Unidade</text:p>
            </table:table-cell>
            <table:table-cell table:style-name="Tabela7.G3" table:number-rows-spanned="2" office:value-type="string">
              <text:p text:style-name="MP20">Valor unitário</text:p>
            </table:table-cell>
            <table:table-cell table:style-name="Tabela7.H3" table:number-rows-spanned="2" office:value-type="string">
              <text:p text:style-name="MP20">Valor total</text:p>
            </table:table-cell>
            <table:table-cell table:style-name="Tabela7.I3" table:number-rows-spanned="2" office:value-type="string">
              <text:p text:style-name="MP20">Base de cálculo do ICMS</text:p>
            </table:table-cell>
            <table:table-cell table:style-name="Tabela7.J3" table:number-rows-spanned="2" office:value-type="string">
              <text:p text:style-name="MP20">Valor do ICMS</text:p>
            </table:table-cell>
            <table:table-cell table:style-name="Tabela7.K3" table:number-rows-spanned="2" office:value-type="string">
              <text:p text:style-name="MP20">Valor do IPI</text:p>
            </table:table-cell>
            <table:table-cell table:style-name="Tabela7.L2" table:number-columns-spanned="2" office:value-type="string">
              <text:p text:style-name="MP20">Alíquotas</text:p>
            </table:table-cell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a7.L3" office:value-type="string">
              <text:p text:style-name="MP20">ICMS</text:p>
            </table:table-cell>
            <table:table-cell table:style-name="Tabela7.M3" office:value-type="string">
              <text:p text:style-name="MP20">IPI</text:p>
            </table:table-cell>
          </table:table-row>
        </table:table>
      </style:header-first>
      <style:footer>
        <table:table table:name="Tabela16" table:style-name="Tabela16">
          <table:table-column table:style-name="Tabela16.A"/>
          <table:table-row table:style-name="Tabela16.1">
            <table:table-cell table:style-name="Tabela16.A1" office:value-type="string">
              <text:p text:style-name="Footer">Impresso dia <text:date style:data-style-name="N36" text:date-value="2018-06-07T16:45:00.743284961">07/06/2018</text:date><text:s/>às <text:time style:data-style-name="N41" text:time-value="2018-06-07T16:45:00.743374228">16:41:08</text:time><text:s/>por <text:span text:style-name="MT22"><text:user-field-get text:name="py3o.danfe.nome_sistema">danfe.nome_sistema</text:user-field-get></text:span></text:p>
            </table:table-cell>
          </table:table-row>
        </table:table>
      </style:footer>
      <style:footer-first>
        <table:table table:name="Tabela4" table:style-name="Tabela4">
          <table:table-column table:style-name="Tabela4.A" table:number-columns-repeated="3"/>
          <table:table-column table:style-name="Tabela4.D"/>
          <table:table-row table:style-name="Tabela4.1">
            <table:table-cell table:style-name="Tabela4.A1" table:number-columns-spanned="4" office:value-type="string">
              <text:p text:style-name="Table_20_Contents"><text:a xlink:type="simple" xlink:href="py3o://if=%22len(danfe.NFe.infNFe.total.ISSQNTot.xml)%20!=%200%22" text:style-name="Internet_20_link" text:visited-style-name="Visited_20_Internet_20_Link">if="len(danfe.NFe.infNFe.total.ISSQNTot.xml) != 0"</text:a></text:p>
            </table:table-cell>
            <table:covered-table-cell/>
            <table:covered-table-cell/>
            <table:covered-table-cell/>
          </table:table-row>
          <table:table-row table:style-name="Tabela4.1">
            <table:table-cell table:style-name="Tabela4.A1" table:number-columns-spanned="4" office:value-type="string">
              <text:p text:style-name="MP29">CÁLCULO DO ISSQN</text:p>
            </table:table-cell>
            <table:covered-table-cell/>
            <table:covered-table-cell/>
            <table:covered-table-cell/>
          </table:table-row>
          <table:table-row table:style-name="Tabela4.1">
            <table:table-cell table:style-name="Tabela4.A3" office:value-type="string">
              <text:p text:style-name="Descritivo_20_campo">Inscrição municipal</text:p>
              <text:p text:style-name="Dado_20_campo"><text:user-field-get text:name="py3o.danfe.NFe.infNFe.emit.IM.valor">danfe.NFe.infNFe.emit.IM.valor</text:user-field-get></text:p>
            </table:table-cell>
            <table:table-cell table:style-name="Tabela4.B3" office:value-type="string">
              <text:p text:style-name="Descritivo_20_campo">Valor total dos serviços</text:p>
              <text:p text:style-name="MP24"><text:user-field-get text:name="py3o.danfe.NFe.infNFe.total.ISSQNTot.vServ.formato_danfe">danfe.NFe.infNFe.total.ISSQNTot.vServ.formato_danfe</text:user-field-get></text:p>
            </table:table-cell>
            <table:table-cell table:style-name="Tabela4.B3" office:value-type="string">
              <text:p text:style-name="Descritivo_20_campo">Base de cálculo do ISSQN</text:p>
              <text:p text:style-name="MP24"><text:user-field-get text:name="py3o.danfe.NFe.infNFe.total.ISSQNTot.vBC.formato_danfe">danfe.NFe.infNFe.total.ISSQNTot.vBC.formato_danfe</text:user-field-get></text:p>
            </table:table-cell>
            <table:table-cell table:style-name="Tabela4.B3" office:value-type="string">
              <text:p text:style-name="Descritivo_20_campo">Valor total do ISSQN</text:p>
              <text:p text:style-name="MP24"><text:user-field-get text:name="py3o.danfe.NFe.infNFe.total.ISSQNTot.vISS.formato_danfe">danfe.NFe.infNFe.total.ISSQNTot.vISS.formato_danfe</text:user-field-get></text:p>
            </table:table-cell>
          </table:table-row>
          <table:table-row table:style-name="Tabela4.1">
            <table:table-cell table:style-name="Tabela4.A4" table:number-columns-spanned="4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</table:table-row>
        </table:table>
        <table:table table:name="Tabela9" table:style-name="Tabela9">
          <table:table-column table:style-name="Tabela9.A"/>
          <table:table-column table:style-name="Tabela9.B"/>
          <table:table-row table:style-name="Tabela9.1">
            <table:table-cell table:style-name="Tabela9.A1" table:number-columns-spanned="2" office:value-type="string">
              <text:p text:style-name="Descritivo_20_bloco">DADOS ADICIONAIS</text:p>
            </table:table-cell>
            <table:covered-table-cell/>
          </table:table-row>
          <table:table-row table:style-name="Tabela9.2">
            <table:table-cell table:style-name="Tabela9.A2" office:value-type="string">
              <text:p text:style-name="Descritivo_20_campo">Informações complementares</text:p>
              <text:p text:style-name="Dado_20_produto"><text:user-field-get text:name="py3o.danfe.NFe.dados_adicionais_libreoffice">danfe.NFe.dados_adicionais_libreoffice</text:user-field-get></text:p>
            </table:table-cell>
            <table:table-cell table:style-name="Tabela9.B2" office:value-type="string">
              <text:p text:style-name="Descritivo_20_campo">Reservado ao Fisco</text:p>
              <text:p text:style-name="Dado_20_campo"/>
            </table:table-cell>
          </table:table-row>
          <table:table-row table:style-name="Tabela9.3">
            <table:table-cell table:style-name="Tabela9.A3" table:number-columns-spanned="2" office:value-type="string">
              <text:p text:style-name="Footer">Impresso dia <text:date style:data-style-name="N36" text:date-value="2018-06-07T16:45:00.745358224">07/06/2018</text:date><text:s/>às <text:time style:data-style-name="N41" text:time-value="2018-06-07T16:45:00.745465094">16:41:08</text:time><text:s/>por <text:span text:style-name="MT22"><text:user-field-get text:name="py3o.danfe.nome_sistema">danfe.nome_sistema</text:user-field-get></text:span></text:p>
            </table:table-cell>
            <table:covered-table-cell/>
          </table:table-row>
        </table:table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creation-date>2016-12-23T15:03:11.336762637</meta:creation-date>
    <dc:title>DANFE</dc:title>
    <meta:editing-duration>P1DT20H28M29S</meta:editing-duration>
    <meta:editing-cycles>609</meta:editing-cycles>
    <meta:generator>LibreOffice/6.0.4.2$Linux_X86_64 LibreOffice_project/00m0$Build-2</meta:generator>
    <dc:date>2018-06-07T16:45:00.208167438</dc:date>
    <dc:creator>Taŭga Tecnologia</dc:creator>
    <meta:document-statistic meta:table-count="21" meta:image-count="0" meta:object-count="0" meta:page-count="3" meta:paragraph-count="733" meta:word-count="1641" meta:character-count="20695" meta:non-whitespace-character-count="19451"/>
    <meta:template xlink:type="simple" xlink:actuate="onRequest" xlink:title="WriterPadrão" xlink:href="../Modelos/WriterPadrão.ott" meta:date="2016-12-23T15:03:10.881647871"/>
  </office:meta>
</office:document-meta>
</file>